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Verdana" svg:font-family="Verdana, sans-serif"/>
    <style:font-face style:name="sans-serif" svg:font-family="sans-serif"/>
    <style:font-face style:name="FreeSans2" svg:font-family="FreeSans" style:font-family-generic="swiss"/>
    <style:font-face style:name="FreeSans" svg:font-family="FreeSan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iberation Sans2" svg:font-family="'Liberation Sans'" style:font-family-generic="system" style:font-pitch="variable"/>
  </office:font-face-decls>
  <office:automatic-styles>
    <style:style style:name="Table1" style:family="table">
      <style:table-properties style:width="13.309cm" table:align="left"/>
    </style:style>
    <style:style style:name="Table1.A" style:family="table-column">
      <style:table-column-properties style:column-width="10.213cm"/>
    </style:style>
    <style:style style:name="Table1.B" style:family="table-column">
      <style:table-column-properties style:column-width="3.096cm"/>
    </style:style>
    <style:style style:name="Table1.A1" style:family="table-cell">
      <style:table-cell-properties style:vertical-align="middle" fo:padding="0.049cm" fo:border="none"/>
    </style:style>
    <style:style style:name="Table2" style:family="table">
      <style:table-properties style:width="13.317cm" table:align="left"/>
    </style:style>
    <style:style style:name="Table2.A" style:family="table-column">
      <style:table-column-properties style:column-width="10.194cm"/>
    </style:style>
    <style:style style:name="Table2.B" style:family="table-column">
      <style:table-column-properties style:column-width="3.124cm"/>
    </style:style>
    <style:style style:name="Table2.A1" style:family="table-cell">
      <style:table-cell-properties style:vertical-align="middle" fo:padding="0.049cm" fo:border="none"/>
    </style:style>
    <style:style style:name="Table3" style:family="table">
      <style:table-properties style:width="15.002cm" table:align="margins"/>
    </style:style>
    <style:style style:name="Table3.A" style:family="table-column">
      <style:table-column-properties style:column-width="9.287cm" style:rel-column-width="5265*"/>
    </style:style>
    <style:style style:name="Table3.B" style:family="table-column">
      <style:table-column-properties style:column-width="3.016cm" style:rel-column-width="1710*"/>
    </style:style>
    <style:style style:name="Table3.C" style:family="table-column">
      <style:table-column-properties style:column-width="2.699cm" style:rel-column-width="1530*"/>
    </style:style>
    <style:style style:name="Table3.A1" style:family="table-cell">
      <style:table-cell-properties style:vertical-align="middle" fo:padding="0.049cm" fo:border="none"/>
    </style:style>
    <style:style style:name="Table4" style:family="table">
      <style:table-properties style:width="15.002cm" table:align="left"/>
    </style:style>
    <style:style style:name="Table4.A" style:family="table-column">
      <style:table-column-properties style:column-width="9.257cm"/>
    </style:style>
    <style:style style:name="Table4.B" style:family="table-column">
      <style:table-column-properties style:column-width="3.044cm"/>
    </style:style>
    <style:style style:name="Table4.C" style:family="table-column">
      <style:table-column-properties style:column-width="2.701cm"/>
    </style:style>
    <style:style style:name="Table4.A1" style:family="table-cell">
      <style:table-cell-properties style:vertical-align="middle" fo:padding="0.049cm" fo:border="none"/>
    </style:style>
    <style:style style:name="P1" style:family="paragraph" style:parent-style-name="Heading_20_2">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ab-stops>
          <style:tab-stop style:position="1.508cm"/>
        </style:tab-stops>
      </style:paragraph-properties>
      <style:text-properties style:font-name="Liberation Sans" fo:font-size="12pt" fo:font-weight="normal" officeooo:paragraph-rsid="00300031" style:font-size-asian="12pt" style:font-weight-asian="normal" style:font-size-complex="12pt" style:font-weight-complex="normal"/>
    </style:style>
    <style:style style:name="P2" style:family="paragraph" style:parent-style-name="Standard">
      <style:paragraph-properties fo:line-height="115%" fo:text-align="justify" style:justify-single-word="false"/>
      <style:text-properties style:font-name="Liberation Sans" fo:font-size="12pt" officeooo:paragraph-rsid="005e3fe1" style:font-size-asian="12pt" style:font-size-complex="12pt"/>
    </style:style>
    <style:style style:name="P3" style:family="paragraph" style:parent-style-name="Standard">
      <style:paragraph-properties fo:margin-top="0cm" fo:margin-bottom="0cm" loext:contextual-spacing="false" fo:line-height="115%"/>
      <style:text-properties style:font-name="Liberation Sans" fo:font-size="12pt" officeooo:rsid="00643f22" style:font-size-asian="12pt" style:font-size-complex="12pt"/>
    </style:style>
    <style:style style:name="P4" style:family="paragraph" style:parent-style-name="Standard">
      <style:paragraph-properties fo:margin-top="0cm" fo:margin-bottom="0cm" loext:contextual-spacing="false" fo:line-height="115%"/>
      <style:text-properties style:font-name="Liberation Sans" fo:font-size="12pt" officeooo:rsid="006eb0a3" officeooo:paragraph-rsid="006eb0a3" style:font-size-asian="12pt" style:font-size-complex="12pt"/>
    </style:style>
    <style:style style:name="P5" style:family="paragraph" style:parent-style-name="Standard">
      <style:paragraph-properties fo:margin-top="0cm" fo:margin-bottom="0cm" loext:contextual-spacing="false" fo:line-height="115%"/>
      <style:text-properties fo:font-size="2pt" style:font-size-asian="2pt" style:font-size-complex="2pt"/>
    </style:style>
    <style:style style:name="P6" style:family="paragraph" style:parent-style-name="Standard">
      <loext:graphic-properties draw:fill="none"/>
      <style:paragraph-properties fo:margin-left="0cm" fo:margin-right="0cm" fo:line-height="115%" fo:text-align="justify" style:justify-single-word="false" fo:text-indent="0cm" style:auto-text-indent="false" fo:background-color="transparent"/>
      <style:text-properties style:font-name="Liberation Sans" fo:font-size="12pt" officeooo:paragraph-rsid="004c89a9" style:font-size-asian="12pt" style:font-size-complex="12pt"/>
    </style:style>
    <style:style style:name="P7" style:family="paragraph" style:parent-style-name="Standard">
      <loext:graphic-properties draw:fill="none"/>
      <style:paragraph-properties fo:margin-left="0cm" fo:margin-right="0cm" fo:line-height="115%" fo:text-align="justify" style:justify-single-word="false" fo:text-indent="0cm" style:auto-text-indent="false" fo:background-color="transparent"/>
      <style:text-properties style:font-name="Liberation Sans" fo:font-size="12pt" fo:font-weight="normal" officeooo:rsid="001221fa" officeooo:paragraph-rsid="003b84c1" style:font-size-asian="12pt" style:font-weight-asian="normal" style:font-size-complex="12pt" style:font-weight-complex="normal"/>
    </style:style>
    <style:style style:name="P8" style:family="paragraph" style:parent-style-name="Standard">
      <loext:graphic-properties draw:fill="none"/>
      <style:paragraph-properties fo:margin-left="0cm" fo:margin-right="0cm" fo:line-height="115%" fo:text-align="justify" style:justify-single-word="false" fo:text-indent="0cm" style:auto-text-indent="false" fo:background-color="transparent"/>
      <style:text-properties style:font-name="Liberation Sans" fo:font-size="12pt" fo:font-weight="normal" officeooo:rsid="0015614f" officeooo:paragraph-rsid="003f13a0" style:font-size-asian="12pt" style:font-weight-asian="normal" style:font-size-complex="12pt" style:font-weight-complex="normal"/>
    </style:style>
    <style:style style:name="P9" style:family="paragraph" style:parent-style-name="Standard">
      <loext:graphic-properties draw:fill="none"/>
      <style:paragraph-properties fo:margin-left="0cm" fo:margin-right="0cm" fo:line-height="115%" fo:text-align="justify" style:justify-single-word="false" fo:text-indent="0cm" style:auto-text-indent="false" fo:background-color="transparent"/>
      <style:text-properties style:font-name="Liberation Sans" fo:font-size="12pt" fo:font-weight="normal" officeooo:rsid="0015614f" officeooo:paragraph-rsid="003b84c1" style:font-size-asian="12pt" style:font-weight-asian="normal" style:font-size-complex="12pt" style:font-weight-complex="normal"/>
    </style:style>
    <style:style style:name="P10" style:family="paragraph" style:parent-style-name="Standard">
      <loext:graphic-properties draw:fill="none"/>
      <style:paragraph-properties fo:margin-left="0cm" fo:margin-right="0cm" fo:line-height="115%" fo:text-align="justify" style:justify-single-word="false" fo:text-indent="0cm" style:auto-text-indent="false" fo:background-color="transparent"/>
      <style:text-properties style:font-name="Liberation Sans" fo:font-size="12pt" fo:font-weight="normal" officeooo:rsid="001083eb" officeooo:paragraph-rsid="003b84c1" style:font-size-asian="12pt" style:font-weight-asian="normal" style:font-size-complex="12pt" style:font-weight-complex="normal"/>
    </style:style>
    <style:style style:name="P11" style:family="paragraph" style:parent-style-name="Standard">
      <loext:graphic-properties draw:fill="none"/>
      <style:paragraph-properties fo:margin-left="0cm" fo:margin-right="0cm" fo:line-height="115%" fo:text-align="justify" style:justify-single-word="false" fo:text-indent="0cm" style:auto-text-indent="false" fo:background-color="transparent"/>
      <style:text-properties style:font-name="Liberation Sans" fo:font-size="12pt" fo:font-weight="normal" officeooo:rsid="003f13a0" officeooo:paragraph-rsid="003f13a0" style:font-size-asian="12pt" style:font-weight-asian="normal" style:font-size-complex="12pt" style:font-weight-complex="normal"/>
    </style:style>
    <style:style style:name="P12" style:family="paragraph" style:parent-style-name="Standard">
      <loext:graphic-properties draw:fill="none"/>
      <style:paragraph-properties fo:margin-left="0cm" fo:margin-right="0cm" fo:line-height="115%" fo:text-align="justify" style:justify-single-word="false" fo:text-indent="0cm" style:auto-text-indent="false" fo:background-color="transparent"/>
      <style:text-properties style:font-name="Liberation Sans" fo:font-size="12pt" fo:font-weight="normal" officeooo:rsid="00416bc4" officeooo:paragraph-rsid="00416bc4" style:font-size-asian="12pt" style:font-weight-asian="normal" style:font-size-complex="12pt" style:font-weight-complex="normal"/>
    </style:style>
    <style:style style:name="P13" style:family="paragraph" style:parent-style-name="Standard">
      <loext:graphic-properties draw:fill="none"/>
      <style:paragraph-properties fo:margin-left="0cm" fo:margin-right="0cm" fo:line-height="115%" fo:text-align="justify" style:justify-single-word="false" fo:text-indent="0cm" style:auto-text-indent="false" fo:background-color="transparent"/>
      <style:text-properties style:font-name="Liberation Sans" fo:font-size="12pt" fo:font-weight="normal" officeooo:rsid="004c89a9" officeooo:paragraph-rsid="004c89a9" style:font-size-asian="12pt" style:font-weight-asian="normal" style:font-size-complex="12pt" style:font-weight-complex="normal"/>
    </style:style>
    <style:style style:name="P14" style:family="paragraph" style:parent-style-name="Standard">
      <loext:graphic-properties draw:fill="none"/>
      <style:paragraph-properties fo:margin-left="0cm" fo:margin-right="0cm" fo:line-height="115%" fo:text-align="justify" style:justify-single-word="false" fo:text-indent="0cm" style:auto-text-indent="false" fo:background-color="transparent"/>
      <style:text-properties style:font-name="Liberation Sans" officeooo:paragraph-rsid="004c89a9"/>
    </style:style>
    <style:style style:name="P15" style:family="paragraph" style:parent-style-name="Standard">
      <loext:graphic-properties draw:fill="none"/>
      <style:paragraph-properties fo:margin-left="0cm" fo:margin-right="0cm" fo:line-height="115%" fo:text-align="justify" style:justify-single-word="false" fo:text-indent="0cm" style:auto-text-indent="false" fo:background-color="transparent"/>
      <style:text-properties style:font-name="Liberation Sans" officeooo:paragraph-rsid="0052363a"/>
    </style:style>
    <style:style style:name="P16" style:family="paragraph" style:parent-style-name="Standard">
      <loext:graphic-properties draw:fill="none"/>
      <style:paragraph-properties fo:margin-left="0cm" fo:margin-right="0cm" fo:line-height="115%" fo:text-align="justify" style:justify-single-word="false" fo:text-indent="0cm" style:auto-text-indent="false" fo:background-color="transparent"/>
      <style:text-properties style:font-name="Liberation Sans" officeooo:paragraph-rsid="005774a3"/>
    </style:style>
    <style:style style:name="P17" style:family="paragraph" style:parent-style-name="Standard">
      <loext:graphic-properties draw:fill="none"/>
      <style:paragraph-properties fo:margin-left="0cm" fo:margin-right="0cm" fo:line-height="115%" fo:text-align="justify" style:justify-single-word="false" fo:text-indent="0cm" style:auto-text-indent="false" fo:background-color="transparent"/>
      <style:text-properties style:font-name="Liberation Sans" officeooo:paragraph-rsid="00593507"/>
    </style:style>
    <style:style style:name="P18" style:family="paragraph" style:parent-style-name="Standard">
      <loext:graphic-properties draw:fill="none"/>
      <style:paragraph-properties fo:margin-left="0cm" fo:margin-right="0cm" fo:line-height="115%" fo:text-align="justify" style:justify-single-word="false" fo:text-indent="0cm" style:auto-text-indent="false" fo:background-color="transparent"/>
      <style:text-properties style:font-name="Liberation Sans" fo:font-size="18pt" style:text-underline-style="solid" style:text-underline-width="auto" style:text-underline-color="font-color" fo:font-weight="normal" officeooo:rsid="001083eb" officeooo:paragraph-rsid="003b84c1" style:font-size-asian="18pt" style:font-weight-asian="normal" style:font-size-complex="18pt" style:font-weight-complex="normal"/>
    </style:style>
    <style:style style:name="P19" style:family="paragraph" style:parent-style-name="Standard">
      <loext:graphic-properties draw:fill="none"/>
      <style:paragraph-properties fo:margin-left="0cm" fo:margin-right="0cm" fo:line-height="115%" fo:text-align="justify" style:justify-single-word="false" fo:text-indent="0cm" style:auto-text-indent="false" fo:background-color="transparent"/>
      <style:text-properties style:font-name="Liberation Sans" fo:font-size="18pt" style:text-underline-style="solid" style:text-underline-width="auto" style:text-underline-color="font-color" fo:font-weight="normal" officeooo:paragraph-rsid="003b84c1" style:font-size-asian="18pt" style:font-weight-asian="normal" style:font-size-complex="18pt" style:font-weight-complex="normal"/>
    </style:style>
    <style:style style:name="P20" style:family="paragraph" style:parent-style-name="Standard">
      <loext:graphic-properties draw:fill="none"/>
      <style:paragraph-properties fo:margin-left="0cm" fo:margin-right="0cm" fo:line-height="115%" fo:text-align="justify" style:justify-single-word="false" fo:text-indent="0cm" style:auto-text-indent="false" fo:background-color="transparent"/>
      <style:text-properties style:font-name="Liberation Sans" fo:font-weight="normal" officeooo:paragraph-rsid="003b84c1" style:font-weight-asian="normal" style:font-weight-complex="normal"/>
    </style:style>
    <style:style style:name="P21" style:family="paragraph" style:parent-style-name="Standard">
      <loext:graphic-properties draw:fill="none"/>
      <style:paragraph-properties fo:margin-left="0cm" fo:margin-right="0cm" fo:line-height="115%" fo:text-align="justify" style:justify-single-word="false" fo:text-indent="0cm" style:auto-text-indent="false" fo:background-color="transparent"/>
      <style:text-properties style:font-name="Liberation Sans" fo:font-weight="normal" officeooo:paragraph-rsid="00416bc4" style:font-weight-asian="normal" style:font-weight-complex="normal"/>
    </style:style>
    <style:style style:name="P22" style:family="paragraph" style:parent-style-name="Standard">
      <loext:graphic-properties draw:fill="none"/>
      <style:paragraph-properties fo:margin-left="0cm" fo:margin-right="0cm" fo:line-height="115%" fo:text-align="justify" style:justify-single-word="false" fo:text-indent="0cm" style:auto-text-indent="false" fo:background-color="transparent"/>
      <style:text-properties style:font-name="Liberation Sans" fo:font-weight="normal" officeooo:paragraph-rsid="004c89a9" style:font-weight-asian="normal" style:font-weight-complex="normal"/>
    </style:style>
    <style:style style:name="P23" style:family="paragraph" style:parent-style-name="Standard">
      <loext:graphic-properties draw:fill="none"/>
      <style:paragraph-properties fo:margin-left="0cm" fo:margin-right="0cm" fo:line-height="115%" fo:text-align="justify" style:justify-single-word="false" fo:text-indent="0cm" style:auto-text-indent="false" fo:background-color="transparent"/>
      <style:text-properties style:font-name="Liberation Sans" fo:font-weight="normal" officeooo:rsid="001083eb" officeooo:paragraph-rsid="003b84c1" style:font-weight-asian="normal" style:font-weight-complex="normal"/>
    </style:style>
    <style:style style:name="P24" style:family="paragraph" style:parent-style-name="Standard">
      <loext:graphic-properties draw:fill="none"/>
      <style:paragraph-properties fo:margin-left="0cm" fo:margin-right="0cm" fo:line-height="115%" fo:text-align="justify" style:justify-single-word="false" fo:text-indent="0cm" style:auto-text-indent="false" fo:background-color="transparent"/>
      <style:text-properties style:font-name="Liberation Sans" fo:font-weight="normal" officeooo:rsid="0015725c" officeooo:paragraph-rsid="003b84c1" style:font-weight-asian="normal" style:font-weight-complex="normal"/>
    </style:style>
    <style:style style:name="P25" style:family="paragraph" style:parent-style-name="Standard">
      <loext:graphic-properties draw:fill="none"/>
      <style:paragraph-properties fo:margin-left="0cm" fo:margin-right="0cm" fo:line-height="115%" fo:text-align="justify" style:justify-single-word="false" fo:text-indent="0cm" style:auto-text-indent="false" fo:background-color="transparent"/>
      <style:text-properties style:font-name="Liberation Sans" fo:font-weight="normal" officeooo:rsid="0045accd" officeooo:paragraph-rsid="0045accd" style:font-weight-asian="normal" style:font-weight-complex="normal"/>
    </style:style>
    <style:style style:name="P26" style:family="paragraph" style:parent-style-name="Standard">
      <loext:graphic-properties draw:fill="none"/>
      <style:paragraph-properties fo:margin-left="0cm" fo:margin-right="0cm" fo:line-height="115%" fo:text-align="justify" style:justify-single-word="false" fo:text-indent="0cm" style:auto-text-indent="false" fo:background-color="transparent"/>
      <style:text-properties style:font-name="Liberation Sans" fo:font-weight="normal" officeooo:rsid="0045accd" officeooo:paragraph-rsid="0045df45" style:font-weight-asian="normal" style:font-weight-complex="normal"/>
    </style:style>
    <style:style style:name="P27" style:family="paragraph" style:parent-style-name="Standard">
      <loext:graphic-properties draw:fill="none"/>
      <style:paragraph-properties fo:margin-left="0cm" fo:margin-right="0cm" fo:line-height="115%" fo:text-align="justify" style:justify-single-word="false" fo:text-indent="0cm" style:auto-text-indent="false" fo:background-color="transparent"/>
      <style:text-properties style:font-name="Liberation Sans" fo:font-weight="normal" officeooo:rsid="003e9da7" officeooo:paragraph-rsid="004c89a9" style:font-weight-asian="normal" style:font-weight-complex="normal"/>
    </style:style>
    <style:style style:name="P28" style:family="paragraph" style:parent-style-name="Standard">
      <loext:graphic-properties draw:fill="none"/>
      <style:paragraph-properties fo:margin-left="0cm" fo:margin-right="0cm" fo:line-height="115%" fo:text-align="justify" style:justify-single-word="false" fo:text-indent="0cm" style:auto-text-indent="false" fo:background-color="transparent"/>
      <style:text-properties style:font-name="Liberation Sans" fo:font-weight="normal" officeooo:rsid="0045df45" officeooo:paragraph-rsid="004c89a9" style:font-weight-asian="normal" style:font-weight-complex="normal"/>
    </style:style>
    <style:style style:name="P29" style:family="paragraph" style:parent-style-name="Standard">
      <loext:graphic-properties draw:fill="none"/>
      <style:paragraph-properties fo:margin-left="0cm" fo:margin-right="0cm" fo:line-height="115%" fo:text-align="justify" style:justify-single-word="false" fo:text-indent="0cm" style:auto-text-indent="false" fo:background-color="transparent"/>
      <style:text-properties style:font-name="Liberation Sans" fo:font-weight="normal" officeooo:rsid="004c89a9" officeooo:paragraph-rsid="004c89a9" style:font-weight-asian="normal" style:font-weight-complex="normal"/>
    </style:style>
    <style:style style:name="P30" style:family="paragraph" style:parent-style-name="Standard">
      <loext:graphic-properties draw:fill="none"/>
      <style:paragraph-properties fo:margin-left="0cm" fo:margin-right="0cm" fo:line-height="115%" fo:text-align="justify" style:justify-single-word="false" fo:text-indent="0cm" style:auto-text-indent="false" fo:background-color="transparent"/>
      <style:text-properties style:font-name="Liberation Sans" fo:font-weight="normal" officeooo:rsid="004c89a9" officeooo:paragraph-rsid="00532b16" style:font-weight-asian="normal" style:font-weight-complex="normal"/>
    </style:style>
    <style:style style:name="P31" style:family="paragraph" style:parent-style-name="Standard">
      <loext:graphic-properties draw:fill="none"/>
      <style:paragraph-properties fo:margin-left="0cm" fo:margin-right="0cm" fo:line-height="115%" fo:text-align="justify" style:justify-single-word="false" fo:text-indent="0cm" style:auto-text-indent="false" fo:background-color="transparent"/>
      <style:text-properties style:font-name="Liberation Sans" fo:font-weight="normal" officeooo:rsid="00532b16" officeooo:paragraph-rsid="00532b16" style:font-weight-asian="normal" style:font-weight-complex="normal"/>
    </style:style>
    <style:style style:name="P32" style:family="paragraph" style:parent-style-name="Standard">
      <loext:graphic-properties draw:fill="none"/>
      <style:paragraph-properties fo:margin-left="0cm" fo:margin-right="0cm" fo:line-height="115%" fo:text-align="justify" style:justify-single-word="false" fo:text-indent="0cm" style:auto-text-indent="false" fo:background-color="transparent"/>
      <style:text-properties style:font-name="Liberation Sans" fo:font-weight="normal" officeooo:rsid="00543048" officeooo:paragraph-rsid="00543048" style:font-weight-asian="normal" style:font-weight-complex="normal"/>
    </style:style>
    <style:style style:name="P33" style:family="paragraph" style:parent-style-name="Standard">
      <loext:graphic-properties draw:fill="none"/>
      <style:paragraph-properties fo:margin-left="0cm" fo:margin-right="0cm" fo:line-height="115%" fo:text-align="justify" style:justify-single-word="false" fo:text-indent="0cm" style:auto-text-indent="false" fo:background-color="transparent"/>
      <style:text-properties style:font-name="Liberation Sans" fo:font-weight="normal" officeooo:rsid="00563ce9" officeooo:paragraph-rsid="00563ce9" style:font-weight-asian="normal" style:font-weight-complex="normal"/>
    </style:style>
    <style:style style:name="P34" style:family="paragraph" style:parent-style-name="Standard">
      <loext:graphic-properties draw:fill="none"/>
      <style:paragraph-properties fo:margin-left="0cm" fo:margin-right="0cm" fo:line-height="115%" fo:text-align="justify" style:justify-single-word="false" fo:text-indent="0cm" style:auto-text-indent="false" fo:background-color="transparent"/>
      <style:text-properties style:font-name="Liberation Sans" officeooo:rsid="005774a3" officeooo:paragraph-rsid="005774a3"/>
    </style:style>
    <style:style style:name="P35" style:family="paragraph" style:parent-style-name="Standard">
      <loext:graphic-properties draw:fill="none"/>
      <style:paragraph-properties fo:margin-left="0cm" fo:margin-right="0cm" fo:line-height="115%" fo:text-align="justify" style:justify-single-word="false" fo:text-indent="0cm" style:auto-text-indent="false" fo:background-color="transparent"/>
      <style:text-properties style:font-name="Liberation Sans" officeooo:rsid="005a7b25" officeooo:paragraph-rsid="005a7b25"/>
    </style:style>
    <style:style style:name="P36" style:family="paragraph" style:parent-style-name="Standard">
      <loext:graphic-properties draw:fill="none"/>
      <style:paragraph-properties fo:margin-left="0cm" fo:margin-right="0cm" fo:line-height="115%" fo:text-align="justify" style:justify-single-word="false" fo:text-indent="0cm" style:auto-text-indent="false" fo:background-color="transparent"/>
      <style:text-properties officeooo:paragraph-rsid="00593507"/>
    </style:style>
    <style:style style:name="P37" style:family="paragraph" style:parent-style-name="Standard">
      <loext:graphic-properties draw:fill="none"/>
      <style:paragraph-properties fo:margin-left="0cm" fo:margin-right="0cm" fo:line-height="115%" fo:text-align="justify" style:justify-single-word="false" fo:text-indent="0cm" style:auto-text-indent="false" fo:background-color="transparent"/>
      <style:text-properties officeooo:rsid="005a7b25" officeooo:paragraph-rsid="005a7b25"/>
    </style:style>
    <style:style style:name="P38" style:family="paragraph" style:parent-style-name="Standard" style:master-page-name="">
      <loext:graphic-properties draw:fill="none"/>
      <style:paragraph-properties fo:margin-left="0cm" fo:margin-right="0cm" fo:margin-top="0cm" fo:margin-bottom="0cm" loext:contextual-spacing="false" fo:line-height="115%" fo:text-align="justify" style:justify-single-word="false" fo:text-indent="0cm" style:auto-text-indent="false" style:page-number="auto" fo:background-color="transparent"/>
      <style:text-properties style:font-name="Liberation Sans" fo:font-size="14pt" style:text-underline-style="solid" style:text-underline-width="auto" style:text-underline-color="font-color" officeooo:rsid="0048f614" officeooo:paragraph-rsid="0048f614" style:font-size-asian="12.25pt" style:font-size-complex="14pt"/>
    </style:style>
    <style:style style:name="P39"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ab-stops>
          <style:tab-stop style:position="1.508cm"/>
        </style:tab-stops>
      </style:paragraph-properties>
      <style:text-properties style:font-name="Liberation Sans" fo:font-size="12pt" fo:font-weight="normal" officeooo:rsid="00300031" officeooo:paragraph-rsid="00300031" style:font-size-asian="12pt" style:font-weight-asian="normal" style:font-size-complex="12pt" style:font-weight-complex="normal"/>
    </style:style>
    <style:style style:name="P40"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ans" fo:font-size="12pt" fo:font-weight="normal" officeooo:paragraph-rsid="002b922a" style:font-size-asian="12pt" style:font-weight-asian="normal" style:font-size-complex="12pt" style:font-weight-complex="normal"/>
    </style:style>
    <style:style style:name="P41"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ans" fo:font-size="12pt" officeooo:rsid="0010f978" officeooo:paragraph-rsid="0010f978" style:font-size-asian="12pt" style:font-size-complex="12pt"/>
    </style:style>
    <style:style style:name="P42"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ans" fo:font-size="12pt" officeooo:rsid="0012fa65" officeooo:paragraph-rsid="001caad5" style:font-size-asian="12pt" style:font-size-complex="12pt"/>
    </style:style>
    <style:style style:name="P43"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ans" fo:font-size="12pt" officeooo:rsid="001cb3f9" officeooo:paragraph-rsid="001cb3f9" style:font-size-asian="12pt" style:font-size-complex="12pt"/>
    </style:style>
    <style:style style:name="P44"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ans" fo:font-size="12pt" officeooo:rsid="001cb3f9" officeooo:paragraph-rsid="001ecdef" style:font-size-asian="12pt" style:font-size-complex="12pt"/>
    </style:style>
    <style:style style:name="P45"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ans" fo:font-size="12pt" officeooo:rsid="001cb3f9" officeooo:paragraph-rsid="0042cf6c" style:font-size-asian="12pt" style:font-size-complex="12pt"/>
    </style:style>
    <style:style style:name="P46"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ans" fo:font-size="12pt" officeooo:paragraph-rsid="001ecdef" style:font-size-asian="12pt" style:font-size-complex="12pt"/>
    </style:style>
    <style:style style:name="P47"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ans" fo:font-size="12pt" officeooo:paragraph-rsid="001cff84" style:font-size-asian="12pt" style:font-size-complex="12pt"/>
    </style:style>
    <style:style style:name="P48"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ans" fo:font-size="12pt" officeooo:paragraph-rsid="0020ab9c" style:font-size-asian="12pt" style:font-size-complex="12pt"/>
    </style:style>
    <style:style style:name="P49"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ans" fo:font-size="12pt" officeooo:paragraph-rsid="002d186c" style:font-size-asian="12pt" style:font-size-complex="12pt"/>
    </style:style>
    <style:style style:name="P50"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ans" fo:font-size="12pt" officeooo:paragraph-rsid="002b6768" style:font-size-asian="12pt" style:font-size-complex="12pt"/>
    </style:style>
    <style:style style:name="P51"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ans" fo:font-size="12pt" style:font-size-asian="12pt" style:font-size-complex="12pt"/>
    </style:style>
    <style:style style:name="P52"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ans" fo:font-size="12pt" officeooo:paragraph-rsid="006cb9da" style:font-size-asian="12pt" style:font-size-complex="12pt"/>
    </style:style>
    <style:style style:name="P53"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ans" fo:font-size="12pt" officeooo:paragraph-rsid="0032b495" style:font-size-asian="12pt" style:font-size-complex="12pt"/>
    </style:style>
    <style:style style:name="P54"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ans" fo:font-size="12pt" officeooo:rsid="0024f084" officeooo:paragraph-rsid="0024f084" style:font-size-asian="12pt" style:font-size-complex="12pt"/>
    </style:style>
    <style:style style:name="P55"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ans" fo:font-size="12pt" officeooo:rsid="0026328a" officeooo:paragraph-rsid="0026328a" style:font-size-asian="12pt" style:font-size-complex="12pt"/>
    </style:style>
    <style:style style:name="P56"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ans" fo:font-size="12pt" officeooo:rsid="00300031" officeooo:paragraph-rsid="00300031" style:font-size-asian="12pt" style:font-size-complex="12pt"/>
    </style:style>
    <style:style style:name="P57"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ans" fo:font-size="12pt" officeooo:rsid="002d186c" officeooo:paragraph-rsid="002b6768" style:font-size-asian="12pt" style:font-size-complex="12pt"/>
    </style:style>
    <style:style style:name="P58" style:family="paragraph" style:parent-style-name="Standard">
      <loext:graphic-properties draw:fill="none"/>
      <style:paragraph-properties fo:margin-left="0cm" fo:margin-right="0cm" fo:margin-top="0cm" fo:margin-bottom="0cm" loext:contextual-spacing="false" fo:line-height="115%" fo:text-align="center" style:justify-single-word="false" fo:text-indent="0cm" style:auto-text-indent="false" fo:background-color="transparent"/>
      <style:text-properties style:font-name="Liberation Sans" fo:font-size="12pt" officeooo:rsid="002d186c" officeooo:paragraph-rsid="002b6768" style:font-size-asian="12pt" style:font-size-complex="12pt"/>
    </style:style>
    <style:style style:name="P59"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ans" fo:font-size="12pt" officeooo:rsid="00354933" officeooo:paragraph-rsid="003a9892" style:font-size-asian="12pt" style:font-size-complex="12pt"/>
    </style:style>
    <style:style style:name="P60"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ans" fo:font-size="12pt" officeooo:rsid="0045df45" officeooo:paragraph-rsid="0045df45" style:font-size-asian="12pt" style:font-size-complex="12pt"/>
    </style:style>
    <style:style style:name="P61"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ans" fo:font-size="12pt" officeooo:rsid="0046efeb" officeooo:paragraph-rsid="0046efeb" style:font-size-asian="12pt" style:font-size-complex="12pt"/>
    </style:style>
    <style:style style:name="P62"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ans" fo:font-size="12pt" officeooo:rsid="00473c0f" officeooo:paragraph-rsid="00473c0f" style:font-size-asian="12pt" style:font-size-complex="12pt"/>
    </style:style>
    <style:style style:name="P63"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ans" fo:font-size="12pt" officeooo:rsid="00643f22" officeooo:paragraph-rsid="006a2909" style:font-size-asian="12pt" style:font-size-complex="12pt"/>
    </style:style>
    <style:style style:name="P64"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ans" fo:font-size="12pt" officeooo:rsid="006ce31d" officeooo:paragraph-rsid="006ce31d" style:font-size-asian="12pt" style:font-size-complex="12pt"/>
    </style:style>
    <style:style style:name="P65"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ans" fo:font-size="12pt" officeooo:rsid="006eb0a3" officeooo:paragraph-rsid="006eb0a3" style:font-size-asian="12pt" style:font-size-complex="12pt"/>
    </style:style>
    <style:style style:name="P66"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ans" fo:font-size="12pt" officeooo:rsid="0071e980" officeooo:paragraph-rsid="0010f978" style:font-size-asian="12pt" style:font-size-complex="12pt"/>
    </style:style>
    <style:style style:name="P67"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ans" fo:font-size="12pt" officeooo:rsid="0015b37b" officeooo:paragraph-rsid="003a9892" style:font-size-asian="12pt" style:font-size-complex="12pt"/>
    </style:style>
    <style:style style:name="P68"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ans" fo:font-size="12pt" style:text-underline-style="solid" style:text-underline-width="auto" style:text-underline-color="font-color" officeooo:rsid="00191496" officeooo:paragraph-rsid="00191496" style:font-size-asian="12pt" style:font-size-complex="12pt"/>
    </style:style>
    <style:style style:name="P69"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ans" fo:font-size="12pt" fo:font-style="normal" officeooo:rsid="001cb3f9" officeooo:paragraph-rsid="001cb3f9" style:font-size-asian="12pt" style:font-style-asian="normal" style:font-size-complex="12pt" style:font-style-complex="normal"/>
    </style:style>
    <style:style style:name="P70"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ans" fo:font-size="12pt" style:text-underline-style="none" officeooo:rsid="00391f93" officeooo:paragraph-rsid="003a9892" style:font-size-asian="12pt" style:font-size-complex="12pt"/>
    </style:style>
    <style:style style:name="P71"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ans" fo:font-size="14pt" style:text-underline-style="solid" style:text-underline-width="auto" style:text-underline-color="font-color" officeooo:rsid="00191496" officeooo:paragraph-rsid="00191496" style:font-size-asian="14pt" style:font-size-complex="14pt"/>
    </style:style>
    <style:style style:name="P72"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ans" fo:font-size="14pt" style:text-underline-style="solid" style:text-underline-width="auto" style:text-underline-color="font-color" officeooo:rsid="00191496" officeooo:paragraph-rsid="0020ab9c" style:font-size-asian="14pt" style:font-size-complex="14pt"/>
    </style:style>
    <style:style style:name="P73"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ans" fo:font-size="14pt" style:text-underline-style="solid" style:text-underline-width="auto" style:text-underline-color="font-color" officeooo:rsid="0020ab9c" officeooo:paragraph-rsid="0020ab9c" style:font-size-asian="14pt" style:font-size-complex="14pt"/>
    </style:style>
    <style:style style:name="P74"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ans" fo:font-size="14pt" style:text-underline-style="solid" style:text-underline-width="auto" style:text-underline-color="font-color" officeooo:rsid="0045df45" officeooo:paragraph-rsid="0045df45" style:font-size-asian="14pt" style:font-size-complex="14pt"/>
    </style:style>
    <style:style style:name="P75"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ans" fo:font-size="14pt" style:text-underline-style="solid" style:text-underline-width="auto" style:text-underline-color="font-color" officeooo:rsid="0048f614" officeooo:paragraph-rsid="0048f614" style:font-size-asian="12.25pt" style:font-size-complex="14pt"/>
    </style:style>
    <style:style style:name="P76"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ans" fo:font-size="14pt" style:text-underline-style="none" officeooo:rsid="0048f614" officeooo:paragraph-rsid="0048f614" style:font-size-asian="14pt" style:font-size-complex="14pt"/>
    </style:style>
    <style:style style:name="P77"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ans" fo:font-size="14pt" style:text-underline-style="none" fo:font-weight="normal" officeooo:rsid="0048f614" officeooo:paragraph-rsid="0048f614" style:font-size-asian="14pt" style:font-weight-asian="normal" style:font-size-complex="14pt" style:font-weight-complex="normal"/>
    </style:style>
    <style:style style:name="P78"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ans" fo:font-size="14pt" style:text-underline-style="none" fo:font-weight="normal" officeooo:rsid="001cb3f9" officeooo:paragraph-rsid="0048f614" style:font-size-asian="14pt" style:font-weight-asian="normal" style:font-size-complex="14pt" style:font-weight-complex="normal"/>
    </style:style>
    <style:style style:name="P79"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ans" fo:font-size="14pt" style:text-underline-style="none" fo:font-weight="normal" officeooo:rsid="0045df45" officeooo:paragraph-rsid="0048f614" style:font-size-asian="14pt" style:font-weight-asian="normal" style:font-size-complex="14pt" style:font-weight-complex="normal"/>
    </style:style>
    <style:style style:name="P80"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ans" fo:font-size="14pt" style:text-underline-style="none" fo:font-weight="normal" officeooo:rsid="005e3fe1" officeooo:paragraph-rsid="005e3fe1" style:font-size-asian="14pt" style:font-weight-asian="normal" style:font-size-complex="14pt" style:font-weight-complex="normal"/>
    </style:style>
    <style:style style:name="P81"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ans" officeooo:rsid="00191496" officeooo:paragraph-rsid="00191496"/>
    </style:style>
    <style:style style:name="P82"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ans"/>
    </style:style>
    <style:style style:name="P83"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ans" officeooo:paragraph-rsid="0032b495"/>
    </style:style>
    <style:style style:name="P84"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ans" officeooo:paragraph-rsid="0042cf6c"/>
    </style:style>
    <style:style style:name="P85"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ans" officeooo:paragraph-rsid="003a9892"/>
    </style:style>
    <style:style style:name="P86"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ans" officeooo:paragraph-rsid="0010f978"/>
    </style:style>
    <style:style style:name="P87"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ans" officeooo:paragraph-rsid="001caad5"/>
    </style:style>
    <style:style style:name="P88"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ans" officeooo:paragraph-rsid="001cb3f9"/>
    </style:style>
    <style:style style:name="P89"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ans" officeooo:paragraph-rsid="0045df45"/>
    </style:style>
    <style:style style:name="P90"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ans" officeooo:rsid="0010f978" officeooo:paragraph-rsid="0010f978"/>
    </style:style>
    <style:style style:name="P91"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ans" fo:font-size="18pt" style:text-underline-style="solid" style:text-underline-width="auto" style:text-underline-color="font-color" officeooo:rsid="0010f978" officeooo:paragraph-rsid="0010f978" style:font-size-asian="18pt" style:font-size-complex="18pt"/>
    </style:style>
    <style:style style:name="P92"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ans" fo:font-size="18pt" style:text-underline-style="solid" style:text-underline-width="auto" style:text-underline-color="font-color" officeooo:rsid="001cb3f9" officeooo:paragraph-rsid="001cb3f9" style:font-size-asian="18pt" style:font-size-complex="18pt"/>
    </style:style>
    <style:style style:name="P93"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ans" fo:font-size="18pt" style:text-underline-style="solid" style:text-underline-width="auto" style:text-underline-color="font-color" officeooo:rsid="0028349d" officeooo:paragraph-rsid="0028349d" style:font-size-asian="18pt" style:font-size-complex="18pt"/>
    </style:style>
    <style:style style:name="P94"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ans" fo:font-size="18pt" style:text-underline-style="solid" style:text-underline-width="auto" style:text-underline-color="font-color" officeooo:rsid="00191496" officeooo:paragraph-rsid="00191496" style:font-size-asian="18pt" style:font-size-complex="18pt"/>
    </style:style>
    <style:style style:name="P95"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ans" officeooo:rsid="001177b1" officeooo:paragraph-rsid="001177b1"/>
    </style:style>
    <style:style style:name="P96" style:family="paragraph" style:parent-style-name="Standard">
      <loext:graphic-properties draw:fill="none"/>
      <style:paragraph-properties fo:margin-left="0cm" fo:margin-right="0cm" fo:margin-top="0cm" fo:margin-bottom="0cm" loext:contextual-spacing="false" fo:line-height="115%" fo:text-align="center" style:justify-single-word="false" fo:text-indent="0cm" style:auto-text-indent="false" fo:background-color="transparent"/>
      <style:text-properties style:font-name="Liberation Sans" fo:font-size="22pt" officeooo:rsid="003a9892" officeooo:paragraph-rsid="003a9892" style:font-size-asian="22pt" style:font-size-complex="22pt"/>
    </style:style>
    <style:style style:name="P97" style:family="paragraph" style:parent-style-name="Standard">
      <loext:graphic-properties draw:fill="none"/>
      <style:paragraph-properties fo:margin-left="0cm" fo:margin-right="0cm" fo:margin-top="0cm" fo:margin-bottom="0cm" loext:contextual-spacing="false" fo:line-height="115%" fo:text-align="center" style:justify-single-word="false" fo:text-indent="0cm" style:auto-text-indent="false" fo:background-color="transparent"/>
      <style:text-properties style:font-name="Liberation Sans" fo:font-size="22pt" style:text-underline-style="solid" style:text-underline-width="auto" style:text-underline-color="font-color" officeooo:rsid="00191496" officeooo:paragraph-rsid="00191496" style:font-size-asian="22pt" style:font-size-complex="22pt"/>
    </style:style>
    <style:style style:name="P98"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ans" fo:font-size="22pt" style:text-underline-style="solid" style:text-underline-width="auto" style:text-underline-color="font-color" fo:font-weight="normal" officeooo:rsid="005e3fe1" officeooo:paragraph-rsid="005e3fe1" style:font-size-asian="22pt" style:font-weight-asian="normal" style:font-size-complex="22pt" style:font-weight-complex="normal"/>
    </style:style>
    <style:style style:name="P99" style:family="paragraph" style:parent-style-name="Standard">
      <loext:graphic-properties draw:fill="none"/>
      <style:paragraph-properties fo:margin-left="0cm" fo:margin-right="0cm" fo:margin-top="0cm" fo:margin-bottom="0cm" loext:contextual-spacing="false" fo:line-height="115%" fo:text-align="center" style:justify-single-word="false" fo:text-indent="0cm" style:auto-text-indent="false" fo:background-color="transparent"/>
      <style:text-properties style:font-name="Liberation Sans" fo:font-size="20pt" fo:font-style="normal" officeooo:rsid="00391f93" officeooo:paragraph-rsid="003a9892" style:font-size-asian="20pt" style:font-style-asian="normal" style:font-size-complex="20pt" style:font-style-complex="normal"/>
    </style:style>
    <style:style style:name="P100"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officeooo:paragraph-rsid="0042cf6c"/>
    </style:style>
    <style:style style:name="P101"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officeooo:rsid="00332f3c" officeooo:paragraph-rsid="003a9892"/>
    </style:style>
    <style:style style:name="P102"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ans" fo:font-size="12pt" officeooo:rsid="000a8987" officeooo:paragraph-rsid="005e3fe1" style:font-size-asian="12pt" style:font-size-complex="12pt"/>
    </style:style>
    <style:style style:name="P103" style:family="paragraph" style:parent-style-name="Standard" style:master-page-name="">
      <loext:graphic-properties draw:fill="none"/>
      <style:paragraph-properties fo:margin-left="0cm" fo:margin-right="0cm" fo:margin-top="0cm" fo:margin-bottom="0cm" loext:contextual-spacing="false" fo:line-height="115%" fo:text-align="justify" style:justify-single-word="false" fo:text-indent="0cm" style:auto-text-indent="false" style:page-number="auto" fo:background-color="transparent"/>
      <style:text-properties style:font-name="Liberation Sans" fo:font-size="12pt" officeooo:rsid="001cb3f9" officeooo:paragraph-rsid="001cb3f9" style:font-size-asian="12pt" style:font-size-complex="12pt"/>
    </style:style>
    <style:style style:name="P104" style:family="paragraph" style:parent-style-name="Standard" style:master-page-name="">
      <loext:graphic-properties draw:fill="none"/>
      <style:paragraph-properties fo:margin-left="0cm" fo:margin-right="0cm" fo:margin-top="0cm" fo:margin-bottom="0cm" loext:contextual-spacing="false" fo:line-height="115%" fo:text-align="justify" style:justify-single-word="false" fo:text-indent="0cm" style:auto-text-indent="false" style:page-number="auto" fo:background-color="transparent">
        <style:tab-stops>
          <style:tab-stop style:position="1.508cm"/>
        </style:tab-stops>
      </style:paragraph-properties>
      <style:text-properties style:font-name="Liberation Sans" fo:font-size="12pt" officeooo:paragraph-rsid="002e7902" style:font-size-asian="12pt" style:font-size-complex="12pt"/>
    </style:style>
    <style:style style:name="P105"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reak-before="page" fo:background-color="transparent"/>
      <style:text-properties style:font-name="Liberation Sans" fo:font-size="18pt" style:text-underline-style="solid" style:text-underline-width="auto" style:text-underline-color="font-color" officeooo:rsid="00191496" officeooo:paragraph-rsid="00191496" style:font-size-asian="18pt" style:font-size-complex="18pt"/>
    </style:style>
    <style:style style:name="P106"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reak-before="page" fo:background-color="transparent"/>
      <style:text-properties style:font-name="Liberation Sans" fo:font-size="14pt" style:text-underline-style="solid" style:text-underline-width="auto" style:text-underline-color="font-color" officeooo:rsid="00191496" officeooo:paragraph-rsid="00191496" style:font-size-asian="12.25pt" style:font-size-complex="14pt"/>
    </style:style>
    <style:style style:name="P107" style:family="paragraph" style:parent-style-name="Standard" style:master-page-name="">
      <loext:graphic-properties draw:fill="none"/>
      <style:paragraph-properties fo:margin-left="0cm" fo:margin-right="0cm" fo:line-height="115%" fo:text-align="center" style:justify-single-word="false" fo:text-indent="0cm" style:auto-text-indent="false" style:page-number="auto" fo:background-color="transparent"/>
      <style:text-properties style:font-name="Liberation Sans" fo:font-size="22pt" fo:font-weight="normal" officeooo:paragraph-rsid="003b84c1" style:font-size-asian="22pt" style:font-weight-asian="normal" style:font-size-complex="22pt" style:font-weight-complex="normal"/>
    </style:style>
    <style:style style:name="P108" style:family="paragraph" style:parent-style-name="Standard">
      <loext:graphic-properties draw:fill="none"/>
      <style:paragraph-properties fo:margin-left="0cm" fo:margin-right="0cm" fo:margin-top="0cm" fo:margin-bottom="0.101cm" loext:contextual-spacing="false" fo:line-height="115%" fo:text-align="justify" style:justify-single-word="false" fo:text-indent="0cm" style:auto-text-indent="false" fo:background-color="transparent"/>
      <style:text-properties style:font-name="Liberation Sans" officeooo:paragraph-rsid="00191496"/>
    </style:style>
    <style:style style:name="P109" style:family="paragraph" style:parent-style-name="Default">
      <style:paragraph-properties fo:line-height="115%" fo:text-align="justify" style:justify-single-word="false"/>
      <style:text-properties style:font-name="Liberation Sans" fo:font-size="12pt" style:font-size-asian="12pt" style:font-size-complex="12pt"/>
    </style:style>
    <style:style style:name="P110" style:family="paragraph" style:parent-style-name="Default">
      <style:paragraph-properties fo:line-height="115%" fo:text-align="justify" style:justify-single-word="false"/>
      <style:text-properties style:font-name="Liberation Sans" fo:font-size="12pt" officeooo:paragraph-rsid="005cf842" style:font-size-asian="12pt" style:font-size-complex="12pt"/>
    </style:style>
    <style:style style:name="P111" style:family="paragraph" style:parent-style-name="Default">
      <style:paragraph-properties fo:line-height="115%" fo:text-align="justify" style:justify-single-word="false"/>
      <style:text-properties style:font-name="Liberation Sans" fo:font-size="12pt" officeooo:paragraph-rsid="005e3fe1" style:font-size-asian="12pt" style:font-size-complex="12pt"/>
    </style:style>
    <style:style style:name="P112" style:family="paragraph" style:parent-style-name="Default">
      <style:paragraph-properties fo:line-height="115%" fo:text-align="justify" style:justify-single-word="false"/>
      <style:text-properties style:font-name="Liberation Sans" fo:font-size="12pt" officeooo:rsid="006373b0" officeooo:paragraph-rsid="006373b0" style:font-size-asian="12pt" style:font-size-complex="12pt"/>
    </style:style>
    <style:style style:name="P113" style:family="paragraph" style:parent-style-name="Default">
      <style:paragraph-properties fo:line-height="115%" fo:text-align="justify" style:justify-single-word="false"/>
      <style:text-properties style:font-name="Liberation Sans" fo:font-size="12pt" officeooo:rsid="0063c40d" officeooo:paragraph-rsid="0063c40d" style:font-size-asian="12pt" style:font-size-complex="12pt"/>
    </style:style>
    <style:style style:name="P114" style:family="paragraph" style:parent-style-name="Default">
      <style:paragraph-properties fo:margin-left="0cm" fo:margin-right="0cm" fo:margin-top="0cm" fo:margin-bottom="0cm" loext:contextual-spacing="false" fo:line-height="115%" fo:text-indent="0cm" style:auto-text-indent="false"/>
      <style:text-properties style:font-name="Liberation Sans" fo:font-size="12pt" style:font-size-asian="12pt" style:font-size-complex="12pt"/>
    </style:style>
    <style:style style:name="P115" style:family="paragraph" style:parent-style-name="Default">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ans" fo:font-size="12pt" style:font-size-asian="12pt" style:font-size-complex="12pt"/>
    </style:style>
    <style:style style:name="P116" style:family="paragraph" style:parent-style-name="Default">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ans" fo:font-size="12pt" officeooo:paragraph-rsid="006a2909" style:font-size-asian="12pt" style:font-size-complex="12pt"/>
    </style:style>
    <style:style style:name="P117" style:family="paragraph" style:parent-style-name="Default">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ans" fo:font-size="12pt" officeooo:rsid="006686ba" officeooo:paragraph-rsid="006686ba" style:font-size-asian="12pt" style:font-size-complex="12pt"/>
    </style:style>
    <style:style style:name="P118" style:family="paragraph" style:parent-style-name="Default">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ans" fo:font-size="12pt" officeooo:rsid="00643f22" officeooo:paragraph-rsid="006a2909" style:font-size-asian="12pt" style:font-size-complex="12pt"/>
    </style:style>
    <style:style style:name="P119" style:family="paragraph" style:parent-style-name="Default">
      <style:paragraph-properties fo:margin-left="0cm" fo:margin-right="0cm" fo:margin-top="0cm" fo:margin-bottom="0cm" loext:contextual-spacing="false" fo:line-height="115%" fo:text-indent="0cm" style:auto-text-indent="false"/>
      <style:text-properties style:font-name="Liberation Sans" fo:font-size="12pt" officeooo:rsid="006cb9da" officeooo:paragraph-rsid="006cb9da" style:font-size-asian="12pt" style:font-size-complex="12pt"/>
    </style:style>
    <style:style style:name="P120" style:family="paragraph" style:parent-style-name="Default">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ans" fo:font-size="12pt" officeooo:rsid="006eb0a3" officeooo:paragraph-rsid="006eb0a3" style:font-size-asian="12pt" style:font-size-complex="12pt"/>
    </style:style>
    <style:style style:name="P121" style:family="paragraph" style:parent-style-name="Default">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ans" fo:font-size="14pt" style:text-underline-style="none" fo:font-weight="normal" officeooo:rsid="00695a23" officeooo:paragraph-rsid="006eb0a3" style:font-size-asian="14pt" style:font-weight-asian="normal" style:font-size-complex="14pt" style:font-weight-complex="normal"/>
    </style:style>
    <style:style style:name="P122" style:family="paragraph" style:parent-style-name="Default">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ans" fo:font-size="14pt" style:text-underline-style="solid" style:text-underline-width="auto" style:text-underline-color="font-color" fo:font-weight="normal" officeooo:rsid="00695a23" officeooo:paragraph-rsid="006eb0a3" style:font-size-asian="14pt" style:font-weight-asian="normal" style:font-size-complex="14pt" style:font-weight-complex="normal"/>
    </style:style>
    <style:style style:name="P123" style:family="paragraph" style:parent-style-name="Default">
      <style:paragraph-properties fo:margin-left="0cm" fo:margin-right="0cm" fo:margin-top="0cm" fo:margin-bottom="0cm" loext:contextual-spacing="false" fo:line-height="115%" fo:text-align="justify" style:justify-single-word="false" fo:text-indent="0cm" style:auto-text-indent="false"/>
      <style:text-properties officeooo:paragraph-rsid="00619e4c"/>
    </style:style>
    <style:style style:name="P124" style:family="paragraph" style:parent-style-name="Default">
      <style:paragraph-properties fo:margin-left="0cm" fo:margin-right="0cm" fo:margin-top="0cm" fo:margin-bottom="0cm" loext:contextual-spacing="false" fo:line-height="115%" fo:text-align="justify" style:justify-single-word="false" fo:text-indent="0cm" style:auto-text-indent="false"/>
      <style:text-properties officeooo:paragraph-rsid="006023b4"/>
    </style:style>
    <style:style style:name="P125" style:family="paragraph" style:parent-style-name="Default">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officeooo:rsid="005d013a" officeooo:paragraph-rsid="005d013a"/>
    </style:style>
    <style:style style:name="P126" style:family="paragraph" style:parent-style-name="Default">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ans" fo:font-size="12pt" officeooo:paragraph-rsid="006373b0" style:font-size-asian="12pt" style:font-size-complex="12pt"/>
    </style:style>
    <style:style style:name="P127" style:family="paragraph" style:parent-style-name="Default">
      <style:paragraph-properties fo:margin-left="0cm" fo:margin-right="0cm" fo:margin-top="0cm" fo:margin-bottom="0cm" loext:contextual-spacing="false" fo:line-height="115%" fo:text-align="justify" style:justify-single-word="false" fo:text-indent="0cm" style:auto-text-indent="false"/>
      <style:text-properties style:font-name="Liberation Sans" fo:font-size="12pt" officeooo:paragraph-rsid="005e3fe1" style:font-size-asian="12pt" style:font-size-complex="12pt"/>
    </style:style>
    <style:style style:name="P128" style:family="paragraph" style:parent-style-name="Default">
      <style:paragraph-properties fo:margin-left="0cm" fo:margin-right="0cm" fo:margin-top="0cm" fo:margin-bottom="0cm" loext:contextual-spacing="false" fo:line-height="115%" fo:text-align="justify" style:justify-single-word="false" fo:text-indent="0cm" style:auto-text-indent="false"/>
      <style:text-properties style:font-name="Liberation Sans" fo:font-size="12pt" officeooo:paragraph-rsid="006023b4" style:font-size-asian="12pt" style:font-size-complex="12pt"/>
    </style:style>
    <style:style style:name="P129" style:family="paragraph" style:parent-style-name="Default">
      <style:paragraph-properties fo:margin-left="0cm" fo:margin-right="0cm" fo:margin-top="0cm" fo:margin-bottom="0cm" loext:contextual-spacing="false" fo:line-height="115%" fo:text-align="justify" style:justify-single-word="false" fo:text-indent="0cm" style:auto-text-indent="false"/>
      <style:text-properties style:font-name="Liberation Sans" fo:font-size="12pt" officeooo:paragraph-rsid="00619e4c" style:font-size-asian="12pt" style:font-size-complex="12pt"/>
    </style:style>
    <style:style style:name="P130" style:family="paragraph" style:parent-style-name="Default">
      <style:paragraph-properties fo:margin-left="0cm" fo:margin-right="0cm" fo:margin-top="0cm" fo:margin-bottom="0cm" loext:contextual-spacing="false" fo:line-height="115%" fo:text-align="justify" style:justify-single-word="false" fo:text-indent="0cm" style:auto-text-indent="false"/>
      <style:text-properties style:font-name="Liberation Sans" fo:font-size="12pt" officeooo:paragraph-rsid="006373b0" style:font-size-asian="12pt" style:font-size-complex="12pt"/>
    </style:style>
    <style:style style:name="P131" style:family="paragraph" style:parent-style-name="Default">
      <style:paragraph-properties fo:margin-left="0cm" fo:margin-right="0cm" fo:margin-top="0cm" fo:margin-bottom="0cm" loext:contextual-spacing="false" fo:line-height="115%" fo:text-align="justify" style:justify-single-word="false" fo:text-indent="0cm" style:auto-text-indent="false"/>
      <style:text-properties style:font-name="Liberation Sans" fo:font-size="12pt" officeooo:paragraph-rsid="0063c40d" style:font-size-asian="12pt" style:font-size-complex="12pt"/>
    </style:style>
    <style:style style:name="P132" style:family="paragraph" style:parent-style-name="Default">
      <style:paragraph-properties fo:margin-left="0cm" fo:margin-right="0cm" fo:margin-top="0cm" fo:margin-bottom="0cm" loext:contextual-spacing="false" fo:line-height="115%" fo:text-align="justify" style:justify-single-word="false" fo:text-indent="0cm" style:auto-text-indent="false"/>
      <style:text-properties style:font-name="Liberation Sans" fo:font-size="12pt" officeooo:paragraph-rsid="00643f22" style:font-size-asian="12pt" style:font-size-complex="12pt"/>
    </style:style>
    <style:style style:name="P133" style:family="paragraph" style:parent-style-name="Default">
      <style:paragraph-properties fo:margin-left="0cm" fo:margin-right="0cm" fo:margin-top="0cm" fo:margin-bottom="0cm" loext:contextual-spacing="false" fo:line-height="115%" fo:text-align="justify" style:justify-single-word="false" fo:text-indent="0cm" style:auto-text-indent="false"/>
      <style:text-properties style:font-name="Liberation Sans" fo:font-size="12pt" officeooo:rsid="000a8987" officeooo:paragraph-rsid="005e3fe1" style:font-size-asian="12pt" style:font-size-complex="12pt"/>
    </style:style>
    <style:style style:name="P134" style:family="paragraph" style:parent-style-name="Default">
      <style:paragraph-properties fo:margin-left="0cm" fo:margin-right="0cm" fo:margin-top="0cm" fo:margin-bottom="0cm" loext:contextual-spacing="false" fo:line-height="115%" fo:text-align="justify" style:justify-single-word="false" fo:text-indent="0cm" style:auto-text-indent="false"/>
      <style:text-properties style:font-name="Liberation Sans" fo:font-size="12pt" officeooo:rsid="000a8987" officeooo:paragraph-rsid="006023b4" style:font-size-asian="12pt" style:font-size-complex="12pt"/>
    </style:style>
    <style:style style:name="P135" style:family="paragraph" style:parent-style-name="Default">
      <style:paragraph-properties fo:margin-left="0cm" fo:margin-right="0cm" fo:margin-top="0cm" fo:margin-bottom="0cm" loext:contextual-spacing="false" fo:line-height="115%" fo:text-align="justify" style:justify-single-word="false" fo:text-indent="0cm" style:auto-text-indent="false"/>
      <style:text-properties style:font-name="Liberation Sans" fo:font-size="12pt" officeooo:rsid="000a8987" officeooo:paragraph-rsid="00619e4c" style:font-size-asian="12pt" style:font-size-complex="12pt"/>
    </style:style>
    <style:style style:name="P136" style:family="paragraph" style:parent-style-name="Default">
      <style:paragraph-properties fo:margin-left="0cm" fo:margin-right="0cm" fo:margin-top="0cm" fo:margin-bottom="0cm" loext:contextual-spacing="false" fo:line-height="115%" fo:text-align="justify" style:justify-single-word="false" fo:text-indent="0cm" style:auto-text-indent="false"/>
      <style:text-properties style:font-name="Liberation Sans" fo:font-size="12pt" officeooo:rsid="006023b4" officeooo:paragraph-rsid="006023b4" style:font-size-asian="12pt" style:font-size-complex="12pt"/>
    </style:style>
    <style:style style:name="P137" style:family="paragraph" style:parent-style-name="Default">
      <style:paragraph-properties fo:margin-left="0cm" fo:margin-right="0cm" fo:margin-top="0cm" fo:margin-bottom="0cm" loext:contextual-spacing="false" fo:line-height="115%" fo:text-align="justify" style:justify-single-word="false" fo:text-indent="0cm" style:auto-text-indent="false"/>
      <style:text-properties style:font-name="Liberation Sans" fo:font-size="12pt" officeooo:rsid="0063c40d" officeooo:paragraph-rsid="0063c40d" style:font-size-asian="12pt" style:font-size-complex="12pt"/>
    </style:style>
    <style:style style:name="P138" style:family="paragraph" style:parent-style-name="Default">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ans" fo:font-size="12pt" officeooo:rsid="00643f22" officeooo:paragraph-rsid="006686ba" style:font-size-asian="12pt" style:font-size-complex="12pt"/>
    </style:style>
    <style:style style:name="P139" style:family="paragraph" style:parent-style-name="Default">
      <style:paragraph-properties fo:margin-left="0cm" fo:margin-right="0cm" fo:margin-top="0cm" fo:margin-bottom="0cm" loext:contextual-spacing="false" fo:line-height="115%" fo:text-align="justify" style:justify-single-word="false" fo:text-indent="0cm" style:auto-text-indent="false"/>
      <style:text-properties style:font-name="Liberation Sans" fo:font-size="12pt" officeooo:rsid="00643f22" officeooo:paragraph-rsid="006686ba" style:font-size-asian="12pt" style:font-size-complex="12pt"/>
    </style:style>
    <style:style style:name="P140" style:family="paragraph" style:parent-style-name="Default">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ans" fo:font-size="12pt" officeooo:rsid="006686ba" officeooo:paragraph-rsid="006686ba" style:font-size-asian="12pt" style:font-size-complex="12pt"/>
    </style:style>
    <style:style style:name="P141" style:family="paragraph" style:parent-style-name="Default">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ans" fo:font-size="12pt" officeooo:rsid="006686ba" officeooo:paragraph-rsid="006857e0" style:font-size-asian="12pt" style:font-size-complex="12pt"/>
    </style:style>
    <style:style style:name="P142" style:family="paragraph" style:parent-style-name="Default">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ans" fo:font-size="12pt" officeooo:rsid="00695a23" officeooo:paragraph-rsid="00695a23" style:font-size-asian="12pt" style:font-size-complex="12pt"/>
    </style:style>
    <style:style style:name="P143" style:family="paragraph" style:parent-style-name="Default">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ans" fo:font-size="12pt" officeooo:rsid="00695a23" officeooo:paragraph-rsid="006a2909" style:font-size-asian="12pt" style:font-size-complex="12pt"/>
    </style:style>
    <style:style style:name="P144" style:family="paragraph" style:parent-style-name="Default">
      <style:paragraph-properties fo:margin-left="0cm" fo:margin-right="0cm" fo:margin-top="0cm" fo:margin-bottom="0cm" loext:contextual-spacing="false" fo:line-height="115%" fo:text-align="justify" style:justify-single-word="false" fo:text-indent="0cm" style:auto-text-indent="false"/>
      <style:text-properties style:font-name="Liberation Sans" fo:font-size="12pt" fo:font-weight="normal" officeooo:rsid="000a8987" officeooo:paragraph-rsid="005e3fe1" style:font-size-asian="12pt" style:font-weight-asian="normal" style:font-size-complex="12pt"/>
    </style:style>
    <style:style style:name="P145" style:family="paragraph" style:parent-style-name="Default">
      <style:paragraph-properties fo:margin-left="0cm" fo:margin-right="0cm" fo:margin-top="0cm" fo:margin-bottom="0cm" loext:contextual-spacing="false" fo:line-height="115%" fo:text-align="justify" style:justify-single-word="false" fo:text-indent="0cm" style:auto-text-indent="false"/>
      <style:text-properties style:font-name="Liberation Sans" fo:font-size="12pt" fo:font-weight="normal" officeooo:rsid="000abecd" officeooo:paragraph-rsid="005e3fe1" style:font-size-asian="12pt" style:font-weight-asian="normal" style:font-size-complex="12pt"/>
    </style:style>
    <style:style style:name="P146" style:family="paragraph" style:parent-style-name="Default">
      <style:paragraph-properties fo:margin-left="0cm" fo:margin-right="0cm" fo:margin-top="0cm" fo:margin-bottom="0cm" loext:contextual-spacing="false" fo:line-height="115%" fo:text-align="justify" style:justify-single-word="false" fo:text-indent="0cm" style:auto-text-indent="false"/>
      <style:text-properties style:font-name="Liberation Sans" fo:font-size="12pt" fo:font-weight="normal" officeooo:paragraph-rsid="005e3fe1" style:font-size-asian="12pt" style:font-weight-asian="normal" style:font-size-complex="12pt"/>
    </style:style>
    <style:style style:name="P147" style:family="paragraph" style:parent-style-name="Default">
      <style:paragraph-properties fo:margin-left="0cm" fo:margin-right="0cm" fo:margin-top="0cm" fo:margin-bottom="0cm" loext:contextual-spacing="false" fo:line-height="115%" fo:text-align="justify" style:justify-single-word="false" fo:text-indent="0cm" style:auto-text-indent="false"/>
      <style:text-properties style:font-name="Liberation Sans" fo:font-size="12pt" fo:font-weight="normal" officeooo:rsid="006373b0" officeooo:paragraph-rsid="006373b0" style:font-size-asian="12pt" style:font-weight-asian="normal" style:font-size-complex="12pt"/>
    </style:style>
    <style:style style:name="P148" style:family="paragraph" style:parent-style-name="Default">
      <style:paragraph-properties fo:margin-left="0cm" fo:margin-right="0cm" fo:margin-top="0cm" fo:margin-bottom="0cm" loext:contextual-spacing="false" fo:line-height="115%" fo:text-align="justify" style:justify-single-word="false" fo:text-indent="0cm" style:auto-text-indent="false"/>
      <style:text-properties style:font-name="Liberation Sans" fo:font-size="12pt" style:text-underline-style="none" fo:font-weight="normal" officeooo:rsid="001a453d" officeooo:paragraph-rsid="00619e4c" style:font-size-asian="12pt" style:font-weight-asian="normal" style:font-size-complex="12pt"/>
    </style:style>
    <style:style style:name="P149" style:family="paragraph" style:parent-style-name="Default">
      <style:paragraph-properties fo:margin-left="0cm" fo:margin-right="0cm" fo:margin-top="0cm" fo:margin-bottom="0cm" loext:contextual-spacing="false" fo:line-height="115%" fo:text-align="justify" style:justify-single-word="false" fo:text-indent="0cm" style:auto-text-indent="false"/>
      <style:text-properties style:font-name="Liberation Sans" fo:font-size="12pt" style:text-underline-style="none" officeooo:paragraph-rsid="0063c40d" style:font-size-asian="12pt" style:font-size-complex="12pt"/>
    </style:style>
    <style:style style:name="P150" style:family="paragraph" style:parent-style-name="Default">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ans" fo:font-size="12pt" style:text-underline-style="solid" style:text-underline-width="auto" style:text-underline-color="font-color" officeooo:rsid="006686ba" officeooo:paragraph-rsid="006686ba" style:font-size-asian="12pt" style:font-size-complex="12pt"/>
    </style:style>
    <style:style style:name="P151" style:family="paragraph" style:parent-style-name="Default">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ans" fo:font-size="12pt" style:text-underline-style="solid" style:text-underline-width="auto" style:text-underline-color="font-color" officeooo:rsid="006686ba" officeooo:paragraph-rsid="006eb0a3" style:font-size-asian="12pt" style:font-size-complex="12pt"/>
    </style:style>
    <style:style style:name="P152" style:family="paragraph" style:parent-style-name="Default">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ans" fo:font-size="18pt" style:text-underline-style="solid" style:text-underline-width="auto" style:text-underline-color="font-color" officeooo:rsid="006686ba" officeooo:paragraph-rsid="006686ba" style:font-size-asian="18pt" style:font-size-complex="18pt"/>
    </style:style>
    <style:style style:name="P153" style:family="paragraph" style:parent-style-name="Default">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ans" fo:font-size="14pt" style:text-underline-style="solid" style:text-underline-width="auto" style:text-underline-color="font-color" officeooo:rsid="00695a23" officeooo:paragraph-rsid="00695a23" style:font-size-asian="14pt" style:font-size-complex="14pt"/>
    </style:style>
    <style:style style:name="P154" style:family="paragraph" style:parent-style-name="Default">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ans" fo:font-size="14pt" style:text-underline-style="solid" style:text-underline-width="auto" style:text-underline-color="font-color" officeooo:rsid="00695a23" officeooo:paragraph-rsid="006a2909" style:font-size-asian="14pt" style:font-size-complex="14pt"/>
    </style:style>
    <style:style style:name="P155" style:family="paragraph" style:parent-style-name="Default">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ans" fo:font-size="14pt" style:text-underline-style="solid" style:text-underline-width="auto" style:text-underline-color="font-color" officeooo:rsid="00695a23" officeooo:paragraph-rsid="006eb0a3" style:font-size-asian="14pt" style:font-size-complex="14pt"/>
    </style:style>
    <style:style style:name="P156" style:family="paragraph" style:parent-style-name="Default" style:master-page-name="">
      <loext:graphic-properties draw:fill="none"/>
      <style:paragraph-properties fo:margin-left="0cm" fo:margin-right="0cm" fo:margin-top="0cm" fo:margin-bottom="0cm" loext:contextual-spacing="false" fo:line-height="115%" fo:text-align="justify" style:justify-single-word="false" fo:text-indent="0cm" style:auto-text-indent="false" style:page-number="auto" fo:background-color="transparent"/>
      <style:text-properties officeooo:paragraph-rsid="005cf842"/>
    </style:style>
    <style:style style:name="P157" style:family="paragraph" style:parent-style-name="Default">
      <loext:graphic-properties draw:fill="none"/>
      <style:paragraph-properties fo:margin-left="0cm" fo:margin-right="0cm" fo:line-height="115%" fo:text-align="justify" style:justify-single-word="false" fo:text-indent="0cm" style:auto-text-indent="false" fo:background-color="transparent"/>
      <style:text-properties style:font-name="Liberation Sans" fo:font-size="12pt" fo:font-weight="normal" officeooo:rsid="001221fa" officeooo:paragraph-rsid="003b84c1" style:font-size-asian="12pt" style:font-weight-asian="normal" style:font-size-complex="12pt" style:font-weight-complex="normal"/>
    </style:style>
    <style:style style:name="P158" style:family="paragraph" style:parent-style-name="Default">
      <style:paragraph-properties fo:margin-top="0cm" fo:margin-bottom="0cm" loext:contextual-spacing="false" fo:line-height="115%" fo:text-align="justify" style:justify-single-word="false"/>
      <style:text-properties style:font-name="Liberation Sans" fo:font-size="12pt" officeooo:paragraph-rsid="006023b4" style:font-size-asian="12pt" style:font-size-complex="12pt"/>
    </style:style>
    <style:style style:name="P159" style:family="paragraph" style:parent-style-name="Default">
      <style:paragraph-properties fo:margin-top="0cm" fo:margin-bottom="0cm" loext:contextual-spacing="false" fo:line-height="115%" fo:text-align="justify" style:justify-single-word="false"/>
      <style:text-properties style:font-name="Liberation Sans" fo:font-size="12pt" fo:font-weight="normal" officeooo:rsid="000ecdb9" officeooo:paragraph-rsid="005e3fe1" style:font-size-asian="12pt" style:font-weight-asian="normal" style:font-size-complex="12pt"/>
    </style:style>
    <style:style style:name="P160" style:family="paragraph" style:parent-style-name="Table_20_Heading">
      <style:paragraph-properties fo:line-height="115%"/>
    </style:style>
    <style:style style:name="P161" style:family="paragraph" style:parent-style-name="Text_20_body">
      <style:text-properties style:font-name="Liberation Sans"/>
    </style:style>
    <style:style style:name="P162" style:family="paragraph" style:parent-style-name="Text_20_body">
      <style:paragraph-properties fo:text-align="justify" style:justify-single-word="false"/>
      <style:text-properties style:font-name="Liberation Sans" fo:font-size="12pt" style:font-size-asian="12pt" style:font-size-complex="12pt"/>
    </style:style>
    <style:style style:name="P163" style:family="paragraph" style:parent-style-name="Text_20_body">
      <style:paragraph-properties fo:line-height="115%" fo:text-align="justify" style:justify-single-word="false"/>
      <style:text-properties style:font-name="Liberation Sans"/>
    </style:style>
    <style:style style:name="P164" style:family="paragraph" style:parent-style-name="Text_20_body">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ab-stops>
          <style:tab-stop style:position="1.508cm"/>
        </style:tab-stops>
      </style:paragraph-properties>
      <style:text-properties officeooo:paragraph-rsid="00300031"/>
    </style:style>
    <style:style style:name="P165" style:family="paragraph" style:parent-style-name="Text_20_body">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ans" fo:font-size="12pt" officeooo:rsid="0010f978" officeooo:paragraph-rsid="00191496" style:font-size-asian="12pt" style:font-size-complex="12pt"/>
    </style:style>
    <style:style style:name="P166" style:family="paragraph" style:parent-style-name="Text_20_body">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ans" fo:font-size="12pt" officeooo:rsid="001cb3f9" officeooo:paragraph-rsid="001ecdef" style:font-size-asian="12pt" style:font-size-complex="12pt"/>
    </style:style>
    <style:style style:name="P167" style:family="paragraph" style:parent-style-name="Text_20_body">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ans" fo:font-size="12pt" officeooo:rsid="001cb3f9" officeooo:paragraph-rsid="0042cf6c" style:font-size-asian="12pt" style:font-size-complex="12pt"/>
    </style:style>
    <style:style style:name="P168" style:family="paragraph" style:parent-style-name="Text_20_body">
      <style:paragraph-properties fo:margin-top="0cm" fo:margin-bottom="0.101cm" loext:contextual-spacing="false" fo:line-height="115%" fo:text-align="justify" style:justify-single-word="false"/>
      <style:text-properties style:font-name="Liberation Sans"/>
    </style:style>
    <style:style style:name="P169" style:family="paragraph" style:parent-style-name="Table_20_Contents">
      <style:paragraph-properties fo:line-height="115%"/>
    </style:style>
    <style:style style:name="P170" style:family="paragraph" style:parent-style-name="Table_20_Contents">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ans" fo:font-size="12pt" officeooo:rsid="006686ba" officeooo:paragraph-rsid="00695a23" style:font-size-asian="12pt" style:font-size-complex="12pt"/>
    </style:style>
    <style:style style:name="P171" style:family="paragraph" style:parent-style-name="Table_20_Contents">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ans" fo:font-size="12pt" officeooo:rsid="00695a23" officeooo:paragraph-rsid="00695a23" style:font-size-asian="12pt" style:font-size-complex="12pt"/>
    </style:style>
    <style:style style:name="P172" style:family="paragraph" style:parent-style-name="Table_20_Contents">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ans" fo:font-size="12pt" officeooo:paragraph-rsid="00695a23" style:font-size-asian="12pt" style:font-size-complex="12pt"/>
    </style:style>
    <style:style style:name="P173" style:family="paragraph" style:parent-style-name="Table_20_Contents">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ans" fo:font-size="12pt" officeooo:rsid="006a2909" officeooo:paragraph-rsid="006a2909" style:font-size-asian="12pt" style:font-size-complex="12pt"/>
    </style:style>
    <style:style style:name="P174" style:family="paragraph" style:parent-style-name="Table_20_Contents">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ans" fo:font-size="12pt" officeooo:rsid="00695a23" officeooo:paragraph-rsid="00695a23" style:font-size-asian="12pt" style:font-size-complex="12pt"/>
    </style:style>
    <style:style style:name="P175" style:family="paragraph" style:parent-style-name="Table_20_Contents">
      <style:paragraph-properties fo:margin-left="0cm" fo:margin-right="0cm" fo:margin-top="0cm" fo:margin-bottom="0cm" loext:contextual-spacing="false" fo:line-height="115%" fo:text-indent="0cm" style:auto-text-indent="false"/>
      <style:text-properties style:font-name="Liberation Sans" fo:font-size="12pt" fo:font-weight="normal" officeooo:paragraph-rsid="006cb9da" style:font-size-asian="12pt" style:font-weight-asian="normal" style:font-size-complex="12pt"/>
    </style:style>
    <style:style style:name="T1" style:family="text">
      <style:text-properties officeooo:rsid="0010f978"/>
    </style:style>
    <style:style style:name="T2" style:family="text">
      <style:text-properties fo:font-weight="normal" style:font-weight-asian="normal"/>
    </style:style>
    <style:style style:name="T3" style:family="text">
      <style:text-properties fo:font-weight="normal" officeooo:rsid="001caad5" style:font-weight-asian="normal"/>
    </style:style>
    <style:style style:name="T4" style:family="text">
      <style:text-properties fo:font-weight="normal" style:font-weight-asian="normal" style:font-weight-complex="normal"/>
    </style:style>
    <style:style style:name="T5" style:family="text">
      <style:text-properties fo:font-weight="normal" officeooo:rsid="002b6768" style:font-weight-asian="normal" style:font-weight-complex="normal"/>
    </style:style>
    <style:style style:name="T6" style:family="text">
      <style:text-properties fo:font-weight="normal" officeooo:rsid="004c89a9" style:font-weight-asian="normal" style:font-weight-complex="normal"/>
    </style:style>
    <style:style style:name="T7" style:family="text">
      <style:text-properties fo:font-weight="normal" officeooo:rsid="004ed170" style:font-weight-asian="normal" style:font-weight-complex="normal"/>
    </style:style>
    <style:style style:name="T8" style:family="text">
      <style:text-properties fo:font-weight="normal" officeooo:rsid="0050cba1" style:font-weight-asian="normal" style:font-weight-complex="normal"/>
    </style:style>
    <style:style style:name="T9" style:family="text">
      <style:text-properties fo:font-weight="normal" officeooo:rsid="0052363a" style:font-weight-asian="normal" style:font-weight-complex="normal"/>
    </style:style>
    <style:style style:name="T10" style:family="text">
      <style:text-properties fo:font-weight="normal" officeooo:rsid="0054be41" style:font-weight-asian="normal" style:font-weight-complex="normal"/>
    </style:style>
    <style:style style:name="T11" style:family="text">
      <style:text-properties fo:font-weight="normal" officeooo:rsid="0045df45" style:font-weight-asian="normal" style:font-weight-complex="normal"/>
    </style:style>
    <style:style style:name="T12" style:family="text">
      <style:text-properties fo:font-weight="normal" officeooo:rsid="0018edbd" style:font-weight-asian="normal"/>
    </style:style>
    <style:style style:name="T13" style:family="text">
      <style:text-properties fo:font-weight="normal" officeooo:rsid="000f6b50" style:font-weight-asian="normal"/>
    </style:style>
    <style:style style:name="T14" style:family="text">
      <style:text-properties fo:font-weight="normal" officeooo:rsid="00179fff" style:font-weight-asian="normal"/>
    </style:style>
    <style:style style:name="T15" style:family="text">
      <style:text-properties fo:font-weight="normal" officeooo:rsid="001a453d" style:font-weight-asian="normal"/>
    </style:style>
    <style:style style:name="T16" style:family="text">
      <style:text-properties fo:font-weight="normal" officeooo:rsid="000a8987" style:font-weight-asian="normal"/>
    </style:style>
    <style:style style:name="T17" style:family="text">
      <style:text-properties fo:font-weight="normal" officeooo:rsid="000abecd" style:font-weight-asian="normal"/>
    </style:style>
    <style:style style:name="T18" style:family="text">
      <style:text-properties fo:font-weight="normal" officeooo:rsid="000f78eb" style:font-weight-asian="normal"/>
    </style:style>
    <style:style style:name="T19" style:family="text">
      <style:text-properties fo:font-weight="normal" officeooo:rsid="000d4bcc" style:font-weight-asian="normal"/>
    </style:style>
    <style:style style:name="T20" style:family="text">
      <style:text-properties fo:font-weight="normal" officeooo:rsid="000b7e0b" style:font-weight-asian="normal"/>
    </style:style>
    <style:style style:name="T21" style:family="text">
      <style:text-properties fo:font-weight="normal" officeooo:rsid="00112a80" style:font-weight-asian="normal"/>
    </style:style>
    <style:style style:name="T22" style:family="text">
      <style:text-properties fo:font-weight="normal" officeooo:rsid="0011c061" style:font-weight-asian="normal"/>
    </style:style>
    <style:style style:name="T23" style:family="text">
      <style:text-properties fo:font-weight="normal" officeooo:rsid="0019feb9" style:font-weight-asian="normal"/>
    </style:style>
    <style:style style:name="T24" style:family="text">
      <style:text-properties fo:font-weight="normal" officeooo:rsid="00135085" style:font-weight-asian="normal"/>
    </style:style>
    <style:style style:name="T25" style:family="text">
      <style:text-properties fo:font-weight="normal" officeooo:rsid="0014a807" style:font-weight-asian="normal"/>
    </style:style>
    <style:style style:name="T26" style:family="text">
      <style:text-properties fo:font-weight="normal" officeooo:rsid="00137ac8" style:font-weight-asian="normal"/>
    </style:style>
    <style:style style:name="T27" style:family="text">
      <style:text-properties fo:font-weight="normal" officeooo:rsid="001957e7" style:font-weight-asian="normal"/>
    </style:style>
    <style:style style:name="T28" style:family="text">
      <style:text-properties fo:font-weight="normal" officeooo:rsid="001642ba" style:font-weight-asian="normal"/>
    </style:style>
    <style:style style:name="T29" style:family="text">
      <style:text-properties fo:font-weight="normal" officeooo:rsid="005e3fe1" style:font-weight-asian="normal"/>
    </style:style>
    <style:style style:name="T30" style:family="text">
      <style:text-properties fo:font-weight="normal" officeooo:rsid="006023b4" style:font-weight-asian="normal"/>
    </style:style>
    <style:style style:name="T31" style:family="text">
      <style:text-properties fo:font-weight="normal" officeooo:rsid="0063c40d" style:font-weight-asian="normal"/>
    </style:style>
    <style:style style:name="T32" style:family="text">
      <style:text-properties fo:font-weight="normal" officeooo:rsid="006373b0" style:font-weight-asian="normal"/>
    </style:style>
    <style:style style:name="T33" style:family="text">
      <style:text-properties officeooo:rsid="001177b1"/>
    </style:style>
    <style:style style:name="T34" style:family="text">
      <style:text-properties officeooo:rsid="0012fa65"/>
    </style:style>
    <style:style style:name="T35" style:family="text">
      <style:text-properties style:text-underline-style="solid" style:text-underline-width="auto" style:text-underline-color="font-color"/>
    </style:style>
    <style:style style:name="T36" style:family="text">
      <style:text-properties style:text-underline-style="solid" style:text-underline-width="auto" style:text-underline-color="font-color" officeooo:rsid="003b84c1"/>
    </style:style>
    <style:style style:name="T37" style:family="text">
      <style:text-properties style:text-underline-style="solid" style:text-underline-width="auto" style:text-underline-color="font-color" fo:font-weight="normal" style:font-weight-asian="normal"/>
    </style:style>
    <style:style style:name="T38" style:family="text">
      <style:text-properties style:text-underline-style="solid" style:text-underline-width="auto" style:text-underline-color="font-color" officeooo:rsid="006023b4"/>
    </style:style>
    <style:style style:name="T39" style:family="text">
      <style:text-properties style:text-underline-style="solid" style:text-underline-width="auto" style:text-underline-color="font-color" officeooo:rsid="006373b0"/>
    </style:style>
    <style:style style:name="T40" style:family="text">
      <style:text-properties style:text-underline-style="solid" style:text-underline-width="auto" style:text-underline-color="font-color" officeooo:rsid="0063c40d"/>
    </style:style>
    <style:style style:name="T41" style:family="text">
      <style:text-properties style:font-name="Liberation Sans"/>
    </style:style>
    <style:style style:name="T42" style:family="text">
      <style:text-properties style:font-name="Liberation Sans" officeooo:rsid="00191496"/>
    </style:style>
    <style:style style:name="T43" style:family="text">
      <style:text-properties style:font-name="Liberation Sans" fo:font-size="12pt" fo:font-weight="normal" officeooo:rsid="0031b170" style:font-size-asian="12pt" style:font-weight-asian="normal" style:font-size-complex="12pt" style:font-weight-complex="normal"/>
    </style:style>
    <style:style style:name="T44" style:family="text">
      <style:text-properties style:font-name="Liberation Sans" fo:font-size="12pt" fo:font-weight="normal" officeooo:rsid="005bb4e4" style:font-size-asian="12pt" style:font-weight-asian="normal" style:font-size-complex="12pt" style:font-weight-complex="normal"/>
    </style:style>
    <style:style style:name="T45" style:family="text">
      <style:text-properties style:font-name="Liberation Sans" fo:font-size="12pt" fo:font-weight="normal" officeooo:rsid="005c924b" style:font-size-asian="12pt" style:font-weight-asian="normal" style:font-size-complex="12pt" style:font-weight-complex="normal"/>
    </style:style>
    <style:style style:name="T46" style:family="text">
      <style:text-properties style:font-name="Liberation Sans" fo:font-size="12pt" fo:font-weight="normal" officeooo:rsid="0012fa65" style:font-size-asian="12pt" style:font-weight-asian="normal" style:font-size-complex="12pt"/>
    </style:style>
    <style:style style:name="T47" style:family="text">
      <style:text-properties style:font-name="Liberation Sans" fo:font-size="12pt" style:font-size-asian="12pt" style:font-size-complex="12pt"/>
    </style:style>
    <style:style style:name="T48" style:family="text">
      <style:text-properties style:font-name="Liberation Sans" fo:font-size="12pt" officeooo:rsid="0010f978" style:font-size-asian="12pt" style:font-size-complex="12pt"/>
    </style:style>
    <style:style style:name="T49" style:family="text">
      <style:text-properties style:font-name="Liberation Sans" fo:font-size="12pt" officeooo:rsid="0015b37b" style:font-size-asian="12pt" style:font-size-complex="12pt"/>
    </style:style>
    <style:style style:name="T50" style:family="text">
      <style:text-properties style:font-name="Liberation Sans" fo:font-size="12pt" officeooo:rsid="00332f3c" style:font-size-asian="12pt" style:font-size-complex="12pt"/>
    </style:style>
    <style:style style:name="T51" style:family="text">
      <style:text-properties style:font-name="Liberation Sans" fo:font-size="12pt" officeooo:rsid="00338e05" style:font-size-asian="12pt" style:font-size-complex="12pt"/>
    </style:style>
    <style:style style:name="T52" style:family="text">
      <style:text-properties style:font-name="Liberation Sans" fo:font-size="12pt" officeooo:rsid="00354933" style:font-size-asian="12pt" style:font-size-complex="12pt"/>
    </style:style>
    <style:style style:name="T53" style:family="text">
      <style:text-properties style:font-name="Liberation Sans" fo:font-size="12pt" officeooo:rsid="00391f93" style:font-size-asian="12pt" style:font-size-complex="12pt"/>
    </style:style>
    <style:style style:name="T54" style:family="text">
      <style:text-properties style:font-name="Liberation Sans" fo:font-size="12pt" officeooo:rsid="00701dc9" style:font-size-asian="12pt" style:font-size-complex="12pt"/>
    </style:style>
    <style:style style:name="T55" style:family="text">
      <style:text-properties style:font-name="Liberation Sans" fo:font-size="12pt" officeooo:rsid="001cb3f9" style:font-size-asian="12pt" style:font-size-complex="12pt"/>
    </style:style>
    <style:style style:name="T56" style:family="text">
      <style:text-properties style:font-name="Liberation Sans" fo:font-size="12pt" officeooo:rsid="0045df45" style:font-size-asian="12pt" style:font-size-complex="12pt"/>
    </style:style>
    <style:style style:name="T57" style:family="text">
      <style:text-properties style:font-name="Liberation Sans" fo:font-size="12pt" fo:font-style="normal" officeooo:rsid="0032b495" style:font-size-asian="12pt" style:font-style-asian="normal" style:font-size-complex="12pt" style:font-style-complex="normal"/>
    </style:style>
    <style:style style:name="T58" style:family="text">
      <style:text-properties style:font-name="Liberation Sans" fo:font-size="12pt" fo:font-style="normal" officeooo:rsid="003a9892" style:font-size-asian="12pt" style:font-style-asian="normal" style:font-size-complex="12pt" style:font-style-complex="normal"/>
    </style:style>
    <style:style style:name="T59" style:family="text">
      <style:text-properties style:font-name="Liberation Sans" fo:font-size="12pt" fo:font-style="normal" fo:font-weight="normal" officeooo:rsid="0032b495" style:font-size-asian="12pt" style:font-style-asian="normal" style:font-weight-asian="normal" style:font-size-complex="12pt" style:font-style-complex="normal" style:font-weight-complex="normal"/>
    </style:style>
    <style:style style:name="T60" style:family="text">
      <style:text-properties style:font-name="Liberation Sans" fo:font-size="12pt" fo:font-style="normal" fo:font-weight="normal" officeooo:rsid="006bd47d" style:font-size-asian="12pt" style:font-style-asian="normal" style:font-weight-asian="normal" style:font-size-complex="12pt" style:font-style-complex="normal" style:font-weight-complex="normal"/>
    </style:style>
    <style:style style:name="T61" style:family="text">
      <style:text-properties style:font-name="Liberation Sans" fo:font-style="normal" style:font-style-asian="normal" style:font-style-complex="normal"/>
    </style:style>
    <style:style style:name="T62" style:family="text">
      <style:text-properties style:font-name="Liberation Sans" fo:font-style="normal" officeooo:rsid="003a9892" style:font-style-asian="normal" style:font-style-complex="normal"/>
    </style:style>
    <style:style style:name="T63" style:family="text">
      <style:text-properties style:font-name="Liberation Sans" fo:font-style="normal" officeooo:rsid="00593507" style:font-style-asian="normal" style:font-style-complex="normal"/>
    </style:style>
    <style:style style:name="T64" style:family="text">
      <style:text-properties style:font-name="Liberation Sans" fo:font-style="normal" fo:font-weight="normal" style:font-style-asian="normal" style:font-weight-asian="normal" style:font-style-complex="normal" style:font-weight-complex="normal"/>
    </style:style>
    <style:style style:name="T65" style:family="text">
      <style:text-properties style:font-name="Liberation Sans" fo:font-style="normal" fo:font-weight="normal" officeooo:rsid="003a9892" style:font-style-asian="normal" style:font-weight-asian="normal" style:font-style-complex="normal" style:font-weight-complex="normal"/>
    </style:style>
    <style:style style:name="T66" style:family="text">
      <style:text-properties style:font-name="Liberation Sans" fo:font-style="normal" fo:font-weight="normal" officeooo:rsid="0042cf6c" style:font-style-asian="normal" style:font-weight-asian="normal" style:font-style-complex="normal" style:font-weight-complex="normal"/>
    </style:style>
    <style:style style:name="T67" style:family="text">
      <style:text-properties style:font-name="Liberation Sans" fo:font-style="normal" fo:font-weight="normal" officeooo:rsid="0044bf3f" style:font-style-asian="normal" style:font-weight-asian="normal" style:font-style-complex="normal" style:font-weight-complex="normal"/>
    </style:style>
    <style:style style:name="T68" style:family="text">
      <style:text-properties style:font-name="Liberation Sans" officeooo:rsid="00593507"/>
    </style:style>
    <style:style style:name="T69" style:family="text">
      <style:text-properties fo:font-size="12pt" style:font-size-asian="12pt" style:font-size-complex="12pt"/>
    </style:style>
    <style:style style:name="T70" style:family="text">
      <style:text-properties fo:font-size="12pt" officeooo:rsid="0029871d" style:font-size-asian="12pt" style:font-size-complex="12pt"/>
    </style:style>
    <style:style style:name="T71" style:family="text">
      <style:text-properties fo:font-size="12pt" officeooo:rsid="00332f3c" style:font-size-asian="12pt" style:font-size-complex="12pt"/>
    </style:style>
    <style:style style:name="T72" style:family="text">
      <style:text-properties fo:font-size="12pt" officeooo:rsid="0032b495" style:font-size-asian="12pt" style:font-size-complex="12pt"/>
    </style:style>
    <style:style style:name="T73" style:family="text">
      <style:text-properties fo:font-size="12pt" officeooo:rsid="004d302b" style:font-size-asian="12pt" style:font-size-complex="12pt"/>
    </style:style>
    <style:style style:name="T74" style:family="text">
      <style:text-properties fo:font-size="12pt" officeooo:rsid="00416bc4" style:font-size-asian="12pt" style:font-size-complex="12pt"/>
    </style:style>
    <style:style style:name="T75" style:family="text">
      <style:text-properties fo:font-size="12pt" officeooo:rsid="0042cf6c" style:font-size-asian="12pt" style:font-size-complex="12pt"/>
    </style:style>
    <style:style style:name="T76" style:family="text">
      <style:text-properties fo:font-size="12pt" officeooo:rsid="0010f978" style:font-size-asian="12pt" style:font-size-complex="12pt"/>
    </style:style>
    <style:style style:name="T77" style:family="text">
      <style:text-properties fo:font-size="12pt" officeooo:rsid="001cb3f9" style:font-size-asian="12pt" style:font-size-complex="12pt"/>
    </style:style>
    <style:style style:name="T78" style:family="text">
      <style:text-properties fo:font-size="12pt" officeooo:rsid="0045df45" style:font-size-asian="12pt" style:font-size-complex="12pt"/>
    </style:style>
    <style:style style:name="T79" style:family="text">
      <style:text-properties fo:font-size="12pt" fo:font-weight="normal" officeooo:rsid="004c89a9" style:font-size-asian="12pt" style:font-weight-asian="normal" style:font-size-complex="12pt" style:font-weight-complex="normal"/>
    </style:style>
    <style:style style:name="T80" style:family="text">
      <style:text-properties fo:font-size="12pt" fo:font-weight="normal" officeooo:rsid="004ed170" style:font-size-asian="12pt" style:font-weight-asian="normal" style:font-size-complex="12pt" style:font-weight-complex="normal"/>
    </style:style>
    <style:style style:name="T81" style:family="text">
      <style:text-properties fo:font-size="12pt" fo:font-weight="normal" officeooo:rsid="00543048" style:font-size-asian="12pt" style:font-weight-asian="normal" style:font-size-complex="12pt" style:font-weight-complex="normal"/>
    </style:style>
    <style:style style:name="T82" style:family="text">
      <style:text-properties fo:font-size="12pt" fo:font-weight="normal" officeooo:rsid="0012fa65" style:font-size-asian="12pt" style:font-weight-asian="normal" style:font-size-complex="12pt"/>
    </style:style>
    <style:style style:name="T83" style:family="text">
      <style:text-properties fo:font-size="12pt" fo:font-style="normal" officeooo:rsid="001cb3f9" style:font-size-asian="12pt" style:font-style-asian="normal" style:font-size-complex="12pt" style:font-style-complex="normal"/>
    </style:style>
    <style:style style:name="T84" style:family="text">
      <style:text-properties fo:font-size="12pt" fo:font-style="normal" officeooo:rsid="00241063" style:font-size-asian="12pt" style:font-style-asian="normal" style:font-size-complex="12pt" style:font-style-complex="normal"/>
    </style:style>
    <style:style style:name="T85" style:family="text">
      <style:text-properties fo:font-size="12pt" fo:font-style="normal" officeooo:rsid="0042cf6c" style:font-size-asian="12pt" style:font-style-asian="normal" style:font-size-complex="12pt" style:font-style-complex="normal"/>
    </style:style>
    <style:style style:name="T86" style:family="text">
      <style:text-properties officeooo:rsid="00191496"/>
    </style:style>
    <style:style style:name="T87" style:family="text">
      <style:text-properties officeooo:rsid="001ad98f"/>
    </style:style>
    <style:style style:name="T88" style:family="text">
      <style:text-properties fo:font-style="italic" officeooo:rsid="0012fa65" style:font-style-asian="italic" style:font-style-complex="italic"/>
    </style:style>
    <style:style style:name="T89" style:family="text">
      <style:text-properties officeooo:rsid="001caad5"/>
    </style:style>
    <style:style style:name="T90" style:family="text">
      <style:text-properties officeooo:rsid="001cb3f9"/>
    </style:style>
    <style:style style:name="T91" style:family="text">
      <style:text-properties officeooo:rsid="0020ab9c"/>
    </style:style>
    <style:style style:name="T92" style:family="text">
      <style:text-properties officeooo:rsid="00241063"/>
    </style:style>
    <style:style style:name="T93" style:family="text">
      <style:text-properties officeooo:rsid="0024f084"/>
    </style:style>
    <style:style style:name="T94" style:family="text">
      <style:text-properties officeooo:rsid="0026328a"/>
    </style:style>
    <style:style style:name="T95" style:family="text">
      <style:text-properties officeooo:rsid="0026b569"/>
    </style:style>
    <style:style style:name="T96" style:family="text">
      <style:text-properties officeooo:rsid="0028349d"/>
    </style:style>
    <style:style style:name="T97" style:family="text">
      <style:text-properties officeooo:rsid="0029871d"/>
    </style:style>
    <style:style style:name="T98" style:family="text">
      <style:text-properties officeooo:rsid="002b6768"/>
    </style:style>
    <style:style style:name="T99" style:family="text">
      <style:text-properties officeooo:rsid="002b922a"/>
    </style:style>
    <style:style style:name="T100" style:family="text">
      <style:text-properties officeooo:rsid="002d186c"/>
    </style:style>
    <style:style style:name="T101" style:family="text">
      <style:text-properties officeooo:rsid="0031ad7c"/>
    </style:style>
    <style:style style:name="T102" style:family="text">
      <style:text-properties officeooo:rsid="0031b170"/>
    </style:style>
    <style:style style:name="T103" style:family="text">
      <style:text-properties officeooo:rsid="0032b495"/>
    </style:style>
    <style:style style:name="T104" style:family="text">
      <style:text-properties officeooo:rsid="00365a41"/>
    </style:style>
    <style:style style:name="T105" style:family="text">
      <style:text-properties officeooo:rsid="00391f93"/>
    </style:style>
    <style:style style:name="T106" style:family="text">
      <style:text-properties officeooo:rsid="003a9892"/>
    </style:style>
    <style:style style:name="T107" style:family="text">
      <style:text-properties fo:font-style="normal" style:font-style-asian="normal" style:font-style-complex="normal"/>
    </style:style>
    <style:style style:name="T108" style:family="text">
      <style:text-properties fo:font-style="normal" officeooo:rsid="00241063" style:font-style-asian="normal" style:font-style-complex="normal"/>
    </style:style>
    <style:style style:name="T109" style:family="text">
      <style:text-properties fo:font-style="normal" fo:font-weight="normal" officeooo:rsid="0044bf3f" style:font-style-asian="normal" style:font-weight-asian="normal" style:font-style-complex="normal" style:font-weight-complex="normal"/>
    </style:style>
    <style:style style:name="T110" style:family="text">
      <style:text-properties officeooo:rsid="0015614f"/>
    </style:style>
    <style:style style:name="T111" style:family="text">
      <style:text-properties officeooo:rsid="00150d6f"/>
    </style:style>
    <style:style style:name="T112" style:family="text">
      <style:text-properties officeooo:rsid="001221fa"/>
    </style:style>
    <style:style style:name="T113" style:family="text">
      <style:text-properties officeooo:rsid="003b84c1"/>
    </style:style>
    <style:style style:name="T114" style:family="text">
      <style:text-properties officeooo:rsid="003e9da7"/>
    </style:style>
    <style:style style:name="T115" style:family="text">
      <style:text-properties officeooo:rsid="003f13a0"/>
    </style:style>
    <style:style style:name="T116" style:family="text">
      <style:text-properties officeooo:rsid="0040b793"/>
    </style:style>
    <style:style style:name="T117" style:family="text">
      <style:text-properties style:font-name="Liberation Sans"/>
    </style:style>
    <style:style style:name="T118" style:family="text">
      <style:text-properties style:font-name="Liberation Sans" fo:font-size="12pt" fo:font-weight="normal" officeooo:rsid="000a8987" style:font-size-asian="12pt" style:font-weight-asian="normal" style:font-size-complex="12pt"/>
    </style:style>
    <style:style style:name="T119" style:family="text">
      <style:text-properties style:font-name="Liberation Sans" fo:font-size="12pt" style:text-underline-style="solid" style:text-underline-width="auto" style:text-underline-color="font-color" style:font-size-asian="12pt" style:font-size-complex="12pt"/>
    </style:style>
    <style:style style:name="T120" style:family="text">
      <style:text-properties style:font-name="Liberation Sans" fo:font-size="12pt" style:text-underline-style="solid" style:text-underline-width="auto" style:text-underline-color="font-color" officeooo:rsid="0063c40d" style:font-size-asian="12pt" style:font-size-complex="12pt"/>
    </style:style>
    <style:style style:name="T121" style:family="text">
      <style:text-properties style:font-name="Liberation Sans" fo:font-size="12pt" style:text-underline-style="solid" style:text-underline-width="auto" style:text-underline-color="font-color" fo:font-weight="normal" style:font-size-asian="12pt" style:font-weight-asian="normal" style:font-size-complex="12pt"/>
    </style:style>
    <style:style style:name="T122" style:family="text">
      <style:text-properties style:font-name="Liberation Sans" fo:font-size="12pt" style:text-underline-style="solid" style:text-underline-width="auto" style:text-underline-color="font-color" fo:font-weight="normal" officeooo:rsid="0063c40d" style:font-size-asian="12pt" style:font-weight-asian="normal" style:font-size-complex="12pt"/>
    </style:style>
    <style:style style:name="T123" style:family="text">
      <style:text-properties style:font-name="Liberation Sans" fo:font-size="12pt" style:text-underline-style="solid" style:text-underline-width="auto" style:text-underline-color="font-color" fo:font-weight="normal" officeooo:rsid="000a8987" style:font-size-asian="12pt" style:font-weight-asian="normal" style:font-size-complex="12pt"/>
    </style:style>
    <style:style style:name="T124" style:family="text">
      <style:text-properties style:font-name="Liberation Sans" fo:font-size="12pt" style:text-underline-style="none" fo:font-weight="normal" style:font-size-asian="12pt" style:font-weight-asian="normal" style:font-size-complex="12pt"/>
    </style:style>
    <style:style style:name="T125" style:family="text">
      <style:text-properties style:font-name="Liberation Sans" fo:font-size="12pt" style:text-underline-style="none" fo:font-weight="normal" officeooo:rsid="001a453d" style:font-size-asian="12pt" style:font-weight-asian="normal" style:font-size-complex="12pt"/>
    </style:style>
    <style:style style:name="T126" style:family="text">
      <style:text-properties style:font-name="Liberation Sans" fo:font-size="12pt" style:text-underline-style="none" fo:font-weight="normal" officeooo:rsid="00619e4c" style:font-size-asian="12pt" style:font-weight-asian="normal" style:font-size-complex="12pt"/>
    </style:style>
    <style:style style:name="T127" style:family="text">
      <style:text-properties style:font-name="Liberation Sans" officeooo:rsid="0018edbd"/>
    </style:style>
    <style:style style:name="T128" style:family="text">
      <style:text-properties officeooo:rsid="0042cf6c"/>
    </style:style>
    <style:style style:name="T129" style:family="text">
      <style:text-properties officeooo:rsid="0045df45"/>
    </style:style>
    <style:style style:name="T130" style:family="text">
      <style:text-properties officeooo:rsid="0046efeb"/>
    </style:style>
    <style:style style:name="T131" style:family="text">
      <style:text-properties officeooo:rsid="00473c0f"/>
    </style:style>
    <style:style style:name="T132" style:family="text">
      <style:text-properties officeooo:rsid="00474903"/>
    </style:style>
    <style:style style:name="T133" style:family="text">
      <style:text-properties style:text-underline-style="none"/>
    </style:style>
    <style:style style:name="T134" style:family="text">
      <style:text-properties style:text-underline-style="none" fo:font-weight="normal" style:font-weight-asian="normal"/>
    </style:style>
    <style:style style:name="T135" style:family="text">
      <style:text-properties style:text-underline-style="none" fo:font-weight="normal" officeooo:rsid="0019b9c7" style:font-weight-asian="normal"/>
    </style:style>
    <style:style style:name="T136" style:family="text">
      <style:text-properties style:text-underline-style="none" fo:font-weight="normal" officeooo:rsid="0019feb9" style:font-weight-asian="normal"/>
    </style:style>
    <style:style style:name="T137" style:family="text">
      <style:text-properties style:text-underline-style="none" fo:font-weight="normal" officeooo:rsid="000f6b50" style:font-weight-asian="normal"/>
    </style:style>
    <style:style style:name="T138" style:family="text">
      <style:text-properties style:text-underline-style="none" fo:font-weight="normal" officeooo:rsid="001957e7" style:font-weight-asian="normal"/>
    </style:style>
    <style:style style:name="T139" style:family="text">
      <style:text-properties style:text-underline-style="none" fo:font-weight="normal" officeooo:rsid="00112a80" style:font-weight-asian="normal"/>
    </style:style>
    <style:style style:name="T140" style:family="text">
      <style:text-properties style:text-underline-style="none" fo:font-weight="normal" officeooo:rsid="000b7e0b" style:font-weight-asian="normal"/>
    </style:style>
    <style:style style:name="T141" style:family="text">
      <style:text-properties style:text-underline-style="none" fo:font-weight="normal" officeooo:rsid="006023b4" style:font-weight-asian="normal"/>
    </style:style>
    <style:style style:name="T142" style:family="text">
      <style:text-properties style:text-underline-style="none" fo:font-weight="normal" officeooo:rsid="006686ba" style:font-weight-asian="normal"/>
    </style:style>
    <style:style style:name="T143" style:family="text">
      <style:text-properties style:text-underline-style="none" fo:font-weight="normal" officeooo:rsid="00695a23" style:font-weight-asian="normal"/>
    </style:style>
    <style:style style:name="T144" style:family="text">
      <style:text-properties style:text-underline-style="none" officeooo:rsid="006023b4"/>
    </style:style>
    <style:style style:name="T145" style:family="text">
      <style:text-properties style:text-underline-style="none" officeooo:rsid="00619e4c"/>
    </style:style>
    <style:style style:name="T146" style:family="text">
      <style:text-properties style:text-underline-style="none" officeooo:rsid="006373b0"/>
    </style:style>
    <style:style style:name="T147" style:family="text">
      <style:text-properties officeooo:rsid="001083eb"/>
    </style:style>
    <style:style style:name="T148" style:family="text">
      <style:text-properties officeooo:rsid="004c89a9"/>
    </style:style>
    <style:style style:name="T149" style:family="text">
      <style:text-properties officeooo:rsid="004d302b"/>
    </style:style>
    <style:style style:name="T150" style:family="text">
      <style:text-properties officeooo:rsid="004ed170"/>
    </style:style>
    <style:style style:name="T151" style:family="text">
      <style:text-properties officeooo:rsid="0052363a"/>
    </style:style>
    <style:style style:name="T152" style:family="text">
      <style:text-properties officeooo:rsid="00532b16"/>
    </style:style>
    <style:style style:name="T153" style:family="text">
      <style:text-properties officeooo:rsid="00543048"/>
    </style:style>
    <style:style style:name="T154" style:family="text">
      <style:text-properties officeooo:rsid="005774a3"/>
    </style:style>
    <style:style style:name="T155" style:family="text">
      <style:text-properties officeooo:rsid="00593507"/>
    </style:style>
    <style:style style:name="T156" style:family="text">
      <style:text-properties officeooo:rsid="005bb4e4"/>
    </style:style>
    <style:style style:name="T157" style:family="text">
      <style:text-properties fo:color="#000000"/>
    </style:style>
    <style:style style:name="T158" style:family="text">
      <style:text-properties fo:color="#000000" style:font-name="Liberation Sans" fo:font-size="12pt" style:text-underline-style="none" style:font-size-asian="12pt" style:font-size-complex="12pt"/>
    </style:style>
    <style:style style:name="T159" style:family="text">
      <style:text-properties fo:color="#000000" style:font-name="Liberation Sans" fo:font-size="12pt" style:text-underline-style="none" officeooo:rsid="005bb4e4" style:font-size-asian="12pt" style:font-size-complex="12pt"/>
    </style:style>
    <style:style style:name="T160" style:family="text">
      <style:text-properties fo:color="#000000" style:font-name="Liberation Sans" fo:font-size="12pt" style:text-underline-style="none" officeooo:rsid="005c924b" style:font-size-asian="12pt" style:font-size-complex="12pt"/>
    </style:style>
    <style:style style:name="T161" style:family="text">
      <style:text-properties fo:color="#000000" style:font-name="Liberation Sans" fo:font-size="12pt" style:text-underline-style="none" officeooo:rsid="005cf842" style:font-size-asian="12pt" style:font-size-complex="12pt"/>
    </style:style>
    <style:style style:name="T162" style:family="text">
      <style:text-properties fo:color="#000000" style:font-name="Liberation Sans" style:text-underline-style="none" fo:font-weight="normal" style:font-weight-asian="normal"/>
    </style:style>
    <style:style style:name="T163" style:family="text">
      <style:text-properties fo:color="#000000" style:font-name="Liberation Sans" style:text-underline-style="none" fo:font-weight="normal" officeooo:rsid="00695a23" style:font-weight-asian="normal"/>
    </style:style>
    <style:style style:name="T164" style:family="text">
      <style:text-properties fo:color="#000000" style:text-underline-style="none" officeooo:rsid="005c924b"/>
    </style:style>
    <style:style style:name="T165" style:family="text">
      <style:text-properties fo:color="#000000" style:text-underline-style="none" officeooo:rsid="005cf842"/>
    </style:style>
    <style:style style:name="T166" style:family="text">
      <style:text-properties fo:color="#000000" style:text-underline-style="none" fo:font-weight="normal" style:font-weight-asian="normal"/>
    </style:style>
    <style:style style:name="T167" style:family="text">
      <style:text-properties fo:color="#000000" style:text-underline-style="none" fo:font-weight="normal" officeooo:rsid="000f6b50" style:font-weight-asian="normal"/>
    </style:style>
    <style:style style:name="T168" style:family="text">
      <style:text-properties fo:color="#000000" style:text-underline-style="none" fo:font-weight="normal" officeooo:rsid="00179fff" style:font-weight-asian="normal"/>
    </style:style>
    <style:style style:name="T169" style:family="text">
      <style:text-properties fo:color="#000000" style:text-underline-style="none" fo:font-weight="normal" officeooo:rsid="001957e7" style:font-weight-asian="normal"/>
    </style:style>
    <style:style style:name="T170" style:family="text">
      <style:text-properties fo:color="#000000" style:text-underline-style="none" fo:font-weight="normal" officeooo:rsid="0011c061" style:font-weight-asian="normal"/>
    </style:style>
    <style:style style:name="T171" style:family="text">
      <style:text-properties fo:color="#000000" style:text-underline-style="none" fo:font-weight="normal" officeooo:rsid="0019b9c7" style:font-weight-asian="normal"/>
    </style:style>
    <style:style style:name="T172" style:family="text">
      <style:text-properties fo:color="#000000" style:text-underline-style="none" fo:font-weight="normal" officeooo:rsid="0019feb9" style:font-weight-asian="normal"/>
    </style:style>
    <style:style style:name="T173" style:family="text">
      <style:text-properties fo:color="#000000" style:text-underline-style="none" fo:font-weight="normal" officeooo:rsid="006686ba" style:font-weight-asian="normal"/>
    </style:style>
    <style:style style:name="T174" style:family="text">
      <style:text-properties fo:color="#000000" style:text-underline-style="none" fo:font-weight="normal" officeooo:rsid="006857e0" style:font-weight-asian="normal"/>
    </style:style>
    <style:style style:name="T175" style:family="text">
      <style:text-properties fo:color="#000000" style:text-underline-style="none" fo:font-weight="normal" officeooo:rsid="00695a23" style:font-weight-asian="normal"/>
    </style:style>
    <style:style style:name="T176" style:family="text">
      <style:text-properties fo:color="#000000" style:text-underline-style="none" fo:font-weight="normal" officeooo:rsid="006bd47d" style:font-weight-asian="normal" style:font-weight-complex="normal"/>
    </style:style>
    <style:style style:name="T177" style:family="text">
      <style:text-properties fo:color="#000000" style:text-underline-style="none" fo:font-weight="normal" officeooo:rsid="006cb9da" style:font-weight-asian="normal" style:font-weight-complex="normal"/>
    </style:style>
    <style:style style:name="T178" style:family="text">
      <style:text-properties fo:color="#000000" style:text-underline-style="none" fo:font-weight="normal" officeooo:rsid="006ce31d" style:font-weight-asian="normal"/>
    </style:style>
    <style:style style:name="T179" style:family="text">
      <style:text-properties fo:color="#000000" fo:font-weight="normal" style:font-weight-asian="normal"/>
    </style:style>
    <style:style style:name="T180" style:family="text">
      <style:text-properties fo:color="#000000" fo:font-weight="normal" officeooo:rsid="000f6b50" style:font-weight-asian="normal"/>
    </style:style>
    <style:style style:name="T181" style:family="text">
      <style:text-properties fo:color="#000000" fo:font-weight="normal" officeooo:rsid="00179fff" style:font-weight-asian="normal"/>
    </style:style>
    <style:style style:name="T182" style:family="text">
      <style:text-properties fo:color="#000000" fo:font-weight="normal" officeooo:rsid="000f78eb" style:font-weight-asian="normal"/>
    </style:style>
    <style:style style:name="T183" style:family="text">
      <style:text-properties fo:color="#000000" fo:font-weight="normal" officeooo:rsid="00112a80" style:font-weight-asian="normal"/>
    </style:style>
    <style:style style:name="T184" style:family="text">
      <style:text-properties fo:color="#000000" fo:font-weight="normal" officeooo:rsid="0011c061" style:font-weight-asian="normal"/>
    </style:style>
    <style:style style:name="T185" style:family="text">
      <style:text-properties fo:color="#000000" fo:font-weight="normal" officeooo:rsid="00137ac8" style:font-weight-asian="normal"/>
    </style:style>
    <style:style style:name="T186" style:family="text">
      <style:text-properties fo:color="#000000" fo:font-weight="normal" officeooo:rsid="0014a807" style:font-weight-asian="normal"/>
    </style:style>
    <style:style style:name="T187" style:family="text">
      <style:text-properties fo:color="#000000" fo:font-weight="normal" officeooo:rsid="001642ba" style:font-weight-asian="normal"/>
    </style:style>
    <style:style style:name="T188" style:family="text">
      <style:text-properties fo:color="#000000" fo:font-weight="normal" officeooo:rsid="006686ba" style:font-weight-asian="normal"/>
    </style:style>
    <style:style style:name="T189" style:family="text">
      <style:text-properties fo:color="#000000" fo:font-weight="normal" officeooo:rsid="006a2909" style:font-weight-asian="normal"/>
    </style:style>
    <style:style style:name="T190" style:family="text">
      <style:text-properties fo:color="#000000" fo:font-weight="normal" officeooo:rsid="006eb0a3" style:font-weight-asian="normal"/>
    </style:style>
    <style:style style:name="T191" style:family="text">
      <style:text-properties fo:color="#000000" fo:font-weight="normal" officeooo:rsid="006ce31d" style:font-weight-asian="normal"/>
    </style:style>
    <style:style style:name="T192" style:family="text">
      <style:text-properties fo:color="#000000" officeooo:rsid="000f6b50"/>
    </style:style>
    <style:style style:name="T193" style:family="text">
      <style:text-properties fo:color="#000000" officeooo:rsid="00137ac8"/>
    </style:style>
    <style:style style:name="T194" style:family="text">
      <style:text-properties fo:color="#000000" officeooo:rsid="00619e4c"/>
    </style:style>
    <style:style style:name="T195" style:family="text">
      <style:text-properties fo:color="#000000" fo:font-size="14pt" fo:font-weight="normal" officeooo:rsid="006eb0a3" style:font-size-asian="14pt" style:font-weight-asian="normal" style:font-size-complex="14pt"/>
    </style:style>
    <style:style style:name="T196" style:family="text">
      <style:text-properties fo:color="#000000" officeooo:rsid="006eb0a3"/>
    </style:style>
    <style:style style:name="T197" style:family="text">
      <style:text-properties fo:color="#000000" officeooo:rsid="006a2909"/>
    </style:style>
    <style:style style:name="T198" style:family="text">
      <style:text-properties fo:color="#000000" officeooo:rsid="006ce31d"/>
    </style:style>
    <style:style style:name="T199" style:family="text">
      <style:text-properties fo:color="#000000" officeooo:rsid="006686ba"/>
    </style:style>
    <style:style style:name="T200" style:family="text">
      <style:text-properties fo:color="#000000" fo:font-size="18pt" officeooo:rsid="006686ba" style:font-size-asian="18pt" style:font-size-complex="18pt"/>
    </style:style>
    <style:style style:name="T201" style:family="text">
      <style:text-properties officeooo:rsid="005d013a"/>
    </style:style>
    <style:style style:name="T202" style:family="text">
      <style:text-properties style:text-line-through-style="none" style:text-line-through-type="none" style:text-underline-style="none" fo:font-weight="normal" style:font-weight-asian="normal"/>
    </style:style>
    <style:style style:name="T203" style:family="text">
      <style:text-properties style:text-line-through-style="none" style:text-line-through-type="none" style:text-underline-style="none" fo:font-weight="normal" officeooo:rsid="0063c40d" style:font-weight-asian="normal"/>
    </style:style>
    <style:style style:name="T204" style:family="text">
      <style:text-properties officeooo:rsid="000f6b50"/>
    </style:style>
    <style:style style:name="T205" style:family="text">
      <style:text-properties officeooo:rsid="0063c40d"/>
    </style:style>
    <style:style style:name="T206" style:family="text">
      <style:text-properties officeooo:rsid="00643f22"/>
    </style:style>
    <style:style style:name="T207" style:family="text">
      <style:text-properties officeooo:rsid="006bd47d"/>
    </style:style>
    <style:style style:name="T208" style:family="text">
      <style:text-properties officeooo:rsid="006cb9da"/>
    </style:style>
    <style:style style:name="T209" style:family="text">
      <style:text-properties officeooo:rsid="00701dc9"/>
    </style:style>
    <style:style style:name="T210" style:family="text">
      <style:text-properties officeooo:rsid="0070d780"/>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8">Sommaire :</text:p>
      <text:p text:style-name="P75"><text:span text:style-name="T133"/></text:p>
      <text:p text:style-name="P76">Introduction</text:p>
      <text:p text:style-name="P77"><text:span text:style-name="T106">1)Présentation de l'organisme</text:span></text:p>
      <text:p text:style-name="P77"><text:span text:style-name="T106"><text:tab/>1.1)présentation générale</text:span></text:p>
      <text:p text:style-name="P77"><text:span text:style-name="T86"><text:tab/>1.2)conditions du stage</text:span></text:p>
      <text:p text:style-name="P77"><text:span text:style-name="T106">2) </text:span></text:p>
      <text:p text:style-name="P77"><text:span text:style-name="T106"><text:tab/>2.1)Galaxy</text:span></text:p>
      <text:p text:style-name="P78"><text:span text:style-name="T106"><text:tab/>2.2)Wrappers</text:span></text:p>
      <text:p text:style-name="P78"><text:span text:style-name="T1"><text:tab/><text:tab/>2.2.1)Q'est ce qu'un wrapper ?</text:span></text:p>
      <text:p text:style-name="P78"><text:span text:style-name="T106"><text:tab/><text:tab/>2.2.2)Composition d'un wrapper</text:span></text:p>
      <text:p text:style-name="P79"><text:span text:style-name="T91"><text:tab/><text:tab/>2.2.3)Le Tool shed</text:span></text:p>
      <text:p text:style-name="P79"><text:span text:style-name="T91"><text:tab/>2.3)Test logiciel</text:span></text:p>
      <text:p text:style-name="P79"><text:span text:style-name="T113">3) Développement de tests pour des wrappers dans Galaxy</text:span></text:p>
      <text:p text:style-name="P79"><text:span text:style-name="T96"><text:tab/>3.1)L'outil bioinformatique</text:span></text:p>
      <text:p text:style-name="P79"><text:span text:style-name="T147"><text:tab/>3.2)Modification du wrapper</text:span></text:p>
      <text:p text:style-name="P79"><text:span text:style-name="T147"><text:tab/>3.3)Tests locaux</text:span></text:p>
      <text:p text:style-name="P79"><text:span text:style-name="T147"><text:tab/>3.4)Intégration dans le dépôt Github</text:span></text:p>
      <text:p text:style-name="P79"><text:span text:style-name="T147"><text:tab/>3.5)Intégration continue</text:span></text:p>
      <text:p text:style-name="P80">4) Liste des wrappers d'outils testés</text:p>
      <text:p text:style-name="P121"><text:span text:style-name="T196">5)</text:span><text:span text:style-name="T192">C</text:span><text:span text:style-name="T199">as particuliers traités :</text:span></text:p>
      <text:p text:style-name="P121"><text:span text:style-name="T196">5.1)</text:span><text:span text:style-name="T199">Paramètres</text:span></text:p>
      <text:p text:style-name="P121"><text:span text:style-name="T196">5.1.1)</text:span><text:span text:style-name="T199">Multiplicité de données d'entrée</text:span></text:p>
      <text:p text:style-name="P121"><text:span text:style-name="T196">5.1.2)</text:span><text:span text:style-name="T199">Nombre de fichiers en sortie inconnu</text:span></text:p>
      <text:p text:style-name="P121"><text:span text:style-name="T196">5.1.3)</text:span><text:span text:style-name="T198">Particularité de humann2_join_tables</text:span></text:p>
      <text:p text:style-name="P121"><text:span text:style-name="T196">5.2)</text:span><text:span text:style-name="T197">Dépendances</text:span></text:p>
      <text:p text:style-name="P121"><text:span text:style-name="T198"/></text:p>
      <text:p text:style-name="P122"><text:span text:style-name="T157"/></text:p>
      <text:p text:style-name="P122"><text:span text:style-name="T199"/></text:p>
      <text:p text:style-name="P122"/>
      <text:p text:style-name="P122"><text:span text:style-name="T200"/></text:p>
      <text:p text:style-name="P106"/>
      <text:p text:style-name="P99">Introduction</text:p>
      <text:p text:style-name="P67"/>
      <text:p text:style-name="P85"><text:span text:style-name="T76"><text:tab/></text:span><text:span text:style-name="T71">ASaiM (Auvergne Sequence analysis of intestinal Microbiota) est un environnement créé pour analyser les microbiotes et plus particulièrement le microbiote intestinal. Afin d'avoir une analyse correcte de ce microbiote, il faut étudier l'ensemble des génomes issus du milieu et donc faire de la métagénomique.</text:span></text:p>
      <text:p text:style-name="P163">Il existe de nombreux outils bioinformatiques permettant d'analyser des données métagénomiques et présentant un intérêt certain à êtres intégrés au sein d'AsaiM notamment HumanN2, MetaphLan2 ou encore GraphLan.</text:p>
      <text:p text:style-name="P163">Cependant, ces outils, comme la grande majorité des outils bioinformatques, doivent être lancés en ligne de commande. Et la majoritée des biologistes n'ont pas ou peu de connaissances en programmation et ont donc du mal à utiliser ces outils. À cause de cela, ils doivent faire appel à une personne ayant les connaissances suffisantes où se tourner vers un autre moyen d'analyse, comme les tableurs. Ce qui rend ces analyses bien plus longues et fastidieuses.</text:p>
      <text:p text:style-name="P163">Afin de venir à bout de ce problème, une instance basée sur la plate-forme Galaxy à été intégrée à AsaiM afin de permettre une utilisation facilitée de ces outils. Grâce à des logiciels faisant office d'interfaces web nommés wrappers et adaptées aux outils il est possible de simplifier grandement l'utilisation de ces derniers. Cependant, comme tous logiciels, ces wrappers ont besoin d'êtres testés afin de garantir leur fiabilité.</text:p>
      <text:p text:style-name="P163">L'objectif de mon stage est de produire des données de tests convenables pour les différents wrappers afin de garantir cette fiabilité et permettre de les publier notamment sur l'instance Galaxy d'AsaiM.</text:p>
      <text:p text:style-name="P85"><text:span text:style-name="T71"/></text:p>
      <text:p text:style-name="P94"/>
      <text:p text:style-name="P105"/>
      <text:p text:style-name="P97"><text:span text:style-name="T106">1)</text:span>Présentation de l'organisme</text:p>
      <text:p text:style-name="P71"/>
      <text:p text:style-name="P94"><text:span text:style-name="T106">1.1)</text:span>présentation générale</text:p>
      <text:p text:style-name="P81"/>
      <text:p text:style-name="P108"><text:span text:style-name="T86"><text:tab/></text:span>Fondée en 1976 lors de la scission de l'université de Clermont, l'Université d'Auvergne (UdA) actuellement présidée par Alain Eschalier compte plus de 16 000 étudiants dont 3 000 étrangers rassemblés au sein de sept composantes :</text:p>
      <text:p text:style-name="P168">- École de Droit</text:p>
      <text:p text:style-name="P168">- École d'Économie</text:p>
      <text:p text:style-name="P168">- École Universitaire de Management</text:p>
      <text:p text:style-name="P168">- Faculté de Médecine</text:p>
      <text:p text:style-name="P168">- Faculté de Pharmacie</text:p>
      <text:p text:style-name="P168">- Faculté de Chirurgie Dentaire</text:p>
      <text:p text:style-name="P168">- Institut Universitaire Technologique</text:p>
      <text:p text:style-name="P168">L'université dispose aussi de 22 laboratoires de recherche</text:p>
      <text:p text:style-name="P81"/>
      <text:p text:style-name="P81"/>
      <text:p text:style-name="P94"><text:span text:style-name="T106">1.2)</text:span>conditions du stage</text:p>
      <text:p text:style-name="P68"/>
      <text:p text:style-name="P53"><text:span text:style-name="T86"><text:tab/></text:span>J'ai effectué mon stage au sein du laboratoire EA CIDAM (Conception, Ingénierie et Développement de l'Aliment et du Médicament).</text:p>
      <text:p text:style-name="P162">Dirigé par le professeur M. ALRIC, l'équipe de recherche travaille notamment à comprendre, évaluer et analyser, dans l'environnement digestif, différentes situations physio-pathologiques liées au vieillissement, à la présence de bactéries pathogènes (en particulier d'Escherichia coli entérohémorragiques), ou encore à celle de produits toxiques, de xénobiotiques, en particulier de polluants.</text:p>
      <text:p text:style-name="P162">C'est dans ce cadre-là que Bérénice BATUT, ma tutrice de stage, développe un environnement bioinformatique permettant de faciliter l'analyse de données massives issues du microbiote, AsaiM.</text:p>
      <text:p text:style-name="P53"/>
      <text:p text:style-name="P165"/>
      <text:p text:style-name="P96">2) Nom à donner</text:p>
      <text:p text:style-name="P91"><text:span text:style-name="T106">2.1)</text:span>Galaxy :</text:p>
      <text:p text:style-name="P66"/>
      <text:p text:style-name="P41"/>
      <text:p text:style-name="P86"><text:span text:style-name="T76"><text:tab/></text:span><text:span text:style-name="T69">Galaxie est une plate-forme ouverte et open source, ses données étant </text:span><text:soft-page-break/><text:span text:style-name="T69">accessibles librement en ligne, permettant d'utiliser simplement de nombreux outils d'analyse via son interface.</text:span></text:p>
      <text:p text:style-name="P161">On peut accéder à Galaxy de différentes façons. Tout d'abord, il existe plusieurs serveurs publics de Galaxy. L'avantage de ces serveurs étant qu'ils disposent souvent d'une importante puissance de calcul. Cependant, énormément de personnes utilisent ces serveurs ce qui cause d'importants temps d'attentes. De plus, un nombre limité d'outils sont installés sur ces serveurs et il y a très peu de chances qu'un administrateur installe des outils si la demande lui est faite par une petite communauté.</text:p>
      <text:p text:style-name="P161">Il existe cependant de très nombreux serveurs liés à des laboratoires ou des entreprises ces serveurs disposent généralement d'une bonne puissance de calcul et les administrateurs sont sensés être disponibles lorsqu'il s'agit d'ajouter des outils.</text:p>
      <text:p text:style-name="P161">Il est aussi possible de télécharger une instance de Galaxy en local sur n'importe quel ordinateur. Cependant, dans ce cas-là, il faut gérer soit même l'installation des outils et la puissance de calcul est limitée à celle de l'ordinateur.</text:p>
      <text:p text:style-name="P90"><text:span text:style-name="T69"/></text:p>
      <text:p text:style-name="P87"><text:span text:style-name="T82"><text:tab/></text:span><text:span text:style-name="T2">Un des avantages de Galaxy est que si vous êtes connectés sur un compte, tous les fichiers d'entrée ou de sortie produit grâce à Galaxy sont stockés dans l'historique de l'instance et ne peuvent être définitivement supprimés que par un administrateur. Ainsi même plusieurs mois après, on peut récupérer à nouveau nos données.</text:span></text:p>
      <text:p text:style-name="P161">Mais l'intérêt majeur de cette instance est de pouvoir lancer des outils de bioinformatique, qui fonctionnent normalement en ligne de commande afin d'effectuer des analyses complètes, mais surtout reproductibles. Cela grâce aux wrappers, des interfaces faisant le lien entre l'utilisateur et la ligne de commande de l'outil.</text:p>
      <text:p text:style-name="P42"><text:span text:style-name="T2"/></text:p>
      <text:p text:style-name="P92"><text:span text:style-name="T106">2.2)</text:span>Wrappers :</text:p>
      <text:p text:style-name="P43"/>
      <text:p text:style-name="P72"><text:span text:style-name="T106">2.2.1)Q'est ce qu'un wrapper ?</text:span></text:p>
      <text:p text:style-name="P72"/>
      <text:p text:style-name="P166">Les wrappers sont la base de Galaxy. Ils servent d'interface entre l'utilisateur et la ligne de commande qui lance l'outil.</text:p>
      <text:p text:style-name="P161">Un wrapper utilise une version de l'outil sélectionnée préalablement. Ainsi même si l'outil est mis à jour, le wrapper continue d'utiliser la version prédéfinie. Cela rend les analyses effectuées reproductibles. En effet, après une mise à jour, l'outil peut analyser les données différemment nécessiter un type de fichiers d'entrée différent ou encore fournir des fichiers de sortie n'ayant rien à voir avec les fichiers fournis avant la mise à jour. Dans ce cas-là il y a un fort risque que les résultats issus de la comparaison de fichiers issus de différentes <text:soft-page-break/>ne soit pas biaisée et fausse les résultats finaux.</text:p>
      <text:p text:style-name="P44"/>
      <text:p text:style-name="P43"/>
      <text:p text:style-name="P73"><text:span text:style-name="T106">2.2.2)</text:span>Composition d'un wrapper</text:p>
      <text:p text:style-name="P73"/>
      <text:p text:style-name="P167"><text:span text:style-name="Emphasis"><text:span text:style-name="T109">Les wrappers utilisés dans Galaxy sont de logiciels codés en langage .xml qui est un langage qui permet de décrire et de structurer des données à l'aide de balises qu'il est possible de personnaliser. Un wrapper est composé de trois fichiers. D'abord, le fichier principal qui reprend le code du wrapper, c'est ce fichier qui nous intéresse. Puis un fichier tool_dependencies qui gère l'installation des dépendances nécessaires à l'outil. Et un .shed.yml qui gère l'installation de l'outil dans le tool-shed.</text:span></text:span></text:p>
      <text:p text:style-name="P161">Le fichier principal est composé de la manière suivante :</text:p>
      <text:p text:style-name="P161">On retrouve d'abord les informations générales sur l'outil qui regroupent son nom, son id, sa version et sa description. Vient ensuite la section ''requirements'' qui fournit les informations sur les dépendances nécessaires à leur prise en charge.</text:p>
      <text:p text:style-name="P161">Ensuite, vient la partie "command". C'est elle qui fait le lien entre la ligne de commande de l'outil et les paramètres donnés dans Galaxy. Elle reprend la totalité de la ligne de commande : le nom de l'outil, le ou les fichier d'entrée et de sortie ainsi que toutes les options de l'outil. Chaque fichier ou valeur d'option est fournie par la section input ou la section output.</text:p>
      <text:p text:style-name="P161">De plus, les wrappers gèrent les fichiers d'entrée et de sortie, les paramètres nécessaires ainsi que les dépendances de l'outil, tous les programmes nécessaires au bon fonctionnement de l'outil.</text:p>
      <text:p text:style-name="P45"><text:span text:style-name="Emphasis"><text:span text:style-name="T67"/></text:span></text:p>
      <text:p text:style-name="P43"/>
      <text:p text:style-name="P88"><text:span text:style-name="T77"><text:tab/></text:span>Puis la section ''inputs", c'est dans cette partie que l'on définit ce qui va être affiché à l'écran lors de l'utilisation de l'outil dans Galaxy notamment les noms que l'on souhaite donner aux différentes entrées afin de faciliter la compréhension ou encore un commentaire d'aide. On y définit les propriétés des fichiers en entée, notamment leur type (text, Fasta, FastQ,etc.), mais aussi celles de chaque paramètre que l'on souhaite afficher. Tout d'abord, le type du paramètre, il peut s'agir d'une valeur à rentrer (entier ou décimal) ou d'un texte, ce paramètre peut aussi être une barre de sélection ou encore une check box.</text:p>
      <text:p text:style-name="P161">Chaque fichier d'entrée ou paramètre que l'on souhaite utiliser doit être présent dans cette section.</text:p>
      <text:p text:style-name="P161">La section outputs permet de gérer les sorties de l'outil que l'on veut voir apparaître dans la barre de l'historique de Galaxy. On y définit notamment le nom que l'on veut donner à la sortie. On peut aussi modifier son format. Toutes les sorties de l'outil doivent être référencées dans cette section.</text:p>
      <text:p text:style-name="P161"><text:soft-page-break/>La section "tests" est, comme son nom l'indique, liée à la phase de test du wrapper. On fournit dans cette section les fichier d'entrée et de sortie nécessaires pour le test du wrapper ainsi que les valeurs des différents paramètres. On peut fournir autant de jeux de données différents afin avoir une batterie de tests la plus variée possible. Cependant, la totalité des fichiers et des paramètres doivent être testés au minimum une fois chacun.</text:p>
      <text:p text:style-name="P161">On retrouve à la fin la section "help" qui permet d'afficher des informations sur l'outil. Et la section "citations" dans laquelle on liste les différentes citations avec leur DOI.</text:p>
      <text:p text:style-name="P43"/>
      <text:p text:style-name="P43"/>
      <text:p text:style-name="P43"/>
      <text:p text:style-name="P74">2.2.3)Le Tool shed</text:p>
      <text:p text:style-name="P60"/>
      <text:p text:style-name="P89"><text:span text:style-name="T78"><text:tab/></text:span>Il existe aujourd'hui plusieurs milliers de ces wrappers disponibles en ligne. Ils sont stockés au sein d'une banque de donnée accessible à tous, le tool-shed. Cette banque de donnée fonctionne selon le même principe que les plate-formes de téléchargement mobile. La totalité des logiciels présents sont mis a disposition et téléchargeables. Ils sont répartis dans des répertoirs selon la fonction de l'outil auquel ils sont liés. Le tool-shed dispose aussi d'une barre de recherche nominale.</text:p>
      <text:p text:style-name="P161">Il existe deux tools-shed principaux, tous deux maintenus par l'équipe de développement de Galaxy. Tout d'abord, le Main tool-shed où l'on retrouve tous les wrappers utilisables, puis le Test tool-shed qui regroupe tous les wrappers mis en lignes, mais encore en cours de développement.</text:p>
      <text:p text:style-name="P161">Il est aussi possible d'avoir son propre tool-shed sur son ordinateur cependant il est principalement utilisé lors de la phase de développement ou lorsque l'on souhaite garder ses outils et wrappers confidentiels.</text:p>
      <text:p text:style-name="P161">Lors du dernier recensement effectué au sein du Main tool-shed, le 15 Mai 2016, 3904 wrappers étaient disponibles. Cependant, n'importe qui peut mettre ses wrappers en ligne sur ce tool-shed. Ainsi une part très importante de ces wrappers ne disposent d'aucun fichier de test. On ne peut pas se fier aux sorties de ces wrappers, ils ne vont donc qu'être très peu utilisés. Leur développement aura donc été une perte de temps. De plus, ils risquent de fausser le travail d'autrui. Il est donc important de produire des fichiers de test pour les wrappers.</text:p>
      <text:p text:style-name="P60"/>
      <text:p text:style-name="P43"/>
      <text:p text:style-name="P43"/>
      <text:p text:style-name="P93"><text:span text:style-name="T106">2.3)</text:span>Test logiciel :</text:p>
      <text:p text:style-name="P43"/>
      <text:p text:style-name="P82"><text:tab/><text:span text:style-name="T103">Tout logiciel ou programme informatique, tels que les wrappers par </text:span><text:soft-page-break/><text:span text:style-name="T103">exemple, </text:span><text:span text:style-name="T72">a besoin d'être testé afin de garantir une bonne fiabilité au niveau </text:span><text:span text:style-name="T70">du fonctionnement du programme ainsi que son comportement en présence des différentes entrées.</text:span></text:p>
      <text:p text:style-name="P115"><text:span text:style-name="T104"><text:tab/>Le test est une technique de contr</text:span>ôle <text:span text:style-name="T104">qui </text:span>consist<text:span text:style-name="T104">e</text:span> à <text:span text:style-name="T104">lancer le logiciel avec des données d'entrée préparées à l'avance</text:span> <text:span text:style-name="T104">et de comparer</text:span> <text:span text:style-name="T104">ce que le programme</text:span> <text:span text:style-name="T104">renvoie avec les sorties attendues.</text:span></text:p>
      <text:p text:style-name="P51"/>
      <text:p text:style-name="P49"><text:span text:style-name="T100"><text:tab/>L'objectif d'un test est d'exécuter un programme dans l'intention d'y trouver des défauts </text:span>et non pas pour démontrer que le programme ne contient plus d’erreur. <text:span text:style-name="T101">Il faut donc que la personne chargée des tests ai pour but de trouver des erreurs, autrement elle n'en trouvera que peu ou pas.</text:span></text:p>
      <text:p text:style-name="P56">Cependant il est impossible d<text:span text:style-name="T101">'obtenir un programme sans défauts en effet les tests ne peuvent vérifier qu'une partie des possibilitées. Cependant un objectif réalisable est de corriger les erreurs sévères et récurentes à l'aide de données de test représentatives.</text:span></text:p>
      <text:p text:style-name="P56"/>
      <text:p text:style-name="P104"><text:span text:style-name="T102"><text:tab/>Un autre problème est que le test logiciel est un processus destructif, à l'opposé de la programmation qui est un processus constructif. En effet le but du programmateur est de créer un logiciel qui fonctionne et rechigne souvent a effectuer les tests.</text:span></text:p>
      <text:p text:style-name="P39"><text:tab/>On peut comparer la programmation à l'orthographe, on a toujours plus de mal à <text:span text:style-name="T101">corriger</text:span> ses propores fautes <text:span text:style-name="T101">et cela demande plus d'efforts. Ainsi, il arrive souvent que des logiciels créés au sein d'équipes restreintes, comme les wrappers de Galaxy, soient publiés sans tests et donc sans garantie de fonctionnement. Ce qui peu poser problème lors de l'utilisation.</text:span></text:p>
      <text:h text:style-name="P1" text:outline-level="2"><text:span text:style-name="T102">L'une des meilleures solutions afin de produire un test convenable est de faire appel à des personnes extérieures à l'équipe de développement (ce qui n'est pas forcément possible pour des travaux de faible envergure) pour développer ces tests avec un regard neuf sur le logiciel.</text:span></text:h>
      <text:p text:style-name="P164"><text:span text:style-name="T43"/></text:p>
      <text:p text:style-name="P40"><text:span text:style-name="T97"><text:tab/>Il existe de nombreux types de tests différents (</text:span>unitaires, intégration<text:span text:style-name="T99">, p</text:span>erformance, <text:span text:style-name="T99">etc.) cependant deux types de tests sont principalement utilisés. Tout d'abord les tests unitaires dont le principe est de tester de façon indépendante un seul élément du logiciel.</text:span></text:p>
      <text:p text:style-name="P50"><text:span text:style-name="T5"><text:tab/>Le sec</text:span><text:span text:style-name="T98">ond type de tests est le test fonctionnel qui consiste dans le fait de tester la totalité d'un programme en reproduisant les « conditions réelles ». Celà veux dire que lors du test on effectu ce que l'utilisateur va potentiellement faire. Celà permet de voir à quelles erreures ce dernier peut être confronté. C'est ce type de test que nous avons pratiqué pour nos wrappers.</text:span></text:p>
      <text:p text:style-name="P50"/>
      <text:p text:style-name="P57"/>
      <text:p text:style-name="P58"/>
      <text:p text:style-name="P107"><text:span text:style-name="T36">3) </text:span><text:span text:style-name="T35">Développement de tests pour des wrappers dans Galaxy</text:span></text:p>
      <text:p text:style-name="P20"><text:soft-page-break/></text:p>
      <text:p text:style-name="P20"/>
      <text:p text:style-name="P18"><text:span text:style-name="T113">3.1)</text:span>L'outil bioinformatique</text:p>
      <text:p text:style-name="P23"/>
      <text:p text:style-name="P23"><text:tab/>Les wrappers sont créés afin de servir d'interface entre l'utilisateur et la ligne de co<text:span text:style-name="T69">mmande d'un outil bioinformatique comme GaphLan par exemple.</text:span></text:p>
      <text:p text:style-name="P7">Afin de développer un test correct il faut donc tout d'abord prendre connaissance du fonctionnement de l'outil. Il faut donc effetuer des recherches sur la documentation de l'outil.</text:p>
      <text:p text:style-name="P8"><text:span text:style-name="T115"><text:tab/>L'</text:span>outil <text:span text:style-name="T115">GarphLan</text:span> nécessite un fichier d'entrée et quatre paramètres pour fonctionner. Il produit un fichier en sortie.</text:p>
      <text:p text:style-name="P7">Voici par exemple une ligne de command permettant de lancer graphlan :</text:p>
      <text:p text:style-name="P7"/>
      <text:p text:style-name="P157">graphlan.py input.txt image.png --format png --dpi 100 --size 7 --pad 2</text:p>
      <text:p text:style-name="P9"/>
      <text:p text:style-name="P7">On retrouve tout d'abord le nom du fichier permettant de lancer l'outil : graphlan.py</text:p>
      <text:p text:style-name="P7">Puis le fichier d'entrée de l'outil : input.txt <text:s/>ainsi que <text:span text:style-name="T110">le nom que l'on veux donner à</text:span> son fichier de sortie : <text:s/>image.png</text:p>
      <text:p text:style-name="P7">Viennent ensuite les quatres paramètres nécessaires au fonctionnement de l'outil :</text:p>
      <text:p text:style-name="P7"><text:tab/>--format png : tout d'abord le paramètre renseignant le format du fichier de sortie, ici on souhaite qu'elle soit au format pnj</text:p>
      <text:p text:style-name="P7"><text:tab/>--dpi 100 : <text:span text:style-name="T111">ce second paramètre reseigne la définition ou qualité de l'image, ici elle devra être de 100 points par pouce</text:span>(mesure)</text:p>
      <text:p text:style-name="P10"><text:tab/><text:span text:style-name="T112">--size 7 : ce paramètre renseigne la taille de l'image en sortie en pouces, ici on souhaite que la taille soit de 7 pouces par 7 pouces</text:span></text:p>
      <text:p text:style-name="P10"><text:tab/><text:span text:style-name="T112">--pad 2 : ce paramètre renseigne la taille des bordures autour de l'image, elle seront ici de 2 pouces</text:span></text:p>
      <text:p text:style-name="P10"/>
      <text:p text:style-name="P11"><text:tab/>Il faut ensuite s'intéresser aux <text:span text:style-name="T116">fichiers d'entrée et de sortie, nottament les données que ces fichiers contiennent ainsi que leur disposition.</text:span></text:p>
      <text:p text:style-name="P12">Le fichier d'entrée doit contenir <text:s/>des infromations taxonomiques liées aux différents organismes que l'on souhaite étudier. Pour chaque organisme, doivent êtres fournis les huit <text:span text:style-name="T127">niveau</text:span><text:span text:style-name="T41">x</text:span><text:span text:style-name="T127"> taxonomique</text:span><text:span text:style-name="T41">s </text:span><text:span text:style-name="T127">(</text:span><text:span text:style-name="T41">le domaine, le règne, le phylum (ou l'embranchement), la classe, l'</text:span><text:span text:style-name="T127">ordre, </text:span><text:span text:style-name="T41">la </text:span><text:span text:style-name="T127">famille, </text:span><text:span text:style-name="T41">le genre et l'e</text:span><text:span text:style-name="T127">spèce). </text:span><text:span text:style-name="T41">Les données peuvent être présentées de deux façons différentes (voir ci contre).</text:span></text:p>
      <text:p text:style-name="P12"><text:span text:style-name="T41">Le fichier de sortie quand à lui doit être une image sur laquelle est représentée un arbre phylogénétique circulaire.</text:span></text:p>
      <text:p text:style-name="P12"/>
      <text:p text:style-name="P21"><text:span text:style-name="T74"><text:tab/>Généralement les fichiers </text:span><text:span text:style-name="T75">de test </text:span><text:span text:style-name="T74">ne sont pas fournis et il faut les générer. Dans le cas </text:span><text:span text:style-name="T75">que l'on étudie</text:span><text:span text:style-name="T74">, le fichier d'entrée </text:span><text:span text:style-name="T75">doit être généré. Il s'agit du fichier de sortie de </text:span><text:span text:style-name="T128">graphlan_annotate</text:span><text:span text:style-name="T75">, un outil lié a GraphLan qui ajoute des annotations au fichier d'entrée de GraphLan. Le fichier de sortie de GraphLan </text:span><text:soft-page-break/><text:span text:style-name="T75">doit lui aussi être générer en lançant l'outil avec le fichier d'entrée de test et les paramètres choisis.</text:span></text:p>
      <text:p text:style-name="P10"/>
      <text:p text:style-name="P10"><text:tab/><text:span text:style-name="T207">Les outils bioinformatiques sont généralement complexes et effectuent des opérations longues et pénibles autant lors de la programmation que pour les tests. On peut éviter cela en faisant effectuer une partie du travail à un logiciel conçu pour cela que l'on peux appeler grâce au wrapper, on les appelle les dépendances. Elles n'interviennent en rien dans la création des données de test cependant il faut s'y interesser car si elles ne sont pas gérées correctement, elles peuvent être a l'origine d'erreurs</text:span></text:p>
      <text:p text:style-name="P10"/>
      <text:p text:style-name="P18"><text:span text:style-name="T113">3.2)</text:span>Modification du wrapper</text:p>
      <text:p text:style-name="P23"/>
      <text:p text:style-name="P24"><text:tab/>Après avoir pris connaissance du fonctionnement de l'outil, il faut editer le<text:span text:style-name="T114"> </text:span>wrapper <text:span text:style-name="T128">en conséquence. Il faut générer ou réécrire un ou plusieurs tests</text:span> <text:span text:style-name="T128">et au besoin modifier le corp du wrapper.</text:span></text:p>
      <text:p text:style-name="P25">Dans le cas de GraphLan, nous avons édité la section tests en fournissant <text:s/>les données d'entrées citées précédement <text:span text:style-name="T201">pour un test afin de d'observer la réaction du wrapper face à un jeu de données stadart.</text:span></text:p>
      <text:p text:style-name="P26"><text:tab/>Cependant suite à l'appartition d'erreures lors de la phase de test il a fallu <text:span text:style-name="T129">corriger le wrapper. L'erreur était due à une dépendance qui n'était pas à la bonne version. Il a donc fallu changer la version de la dépendance ''graphlan'' en passant de 0.9.7 à 1.0.0 .</text:span></text:p>
      <text:p text:style-name="P20"/>
      <text:p text:style-name="P19"><text:span text:style-name="T113">3.3)</text:span>Tests locaux</text:p>
      <text:p text:style-name="P20"/>
      <text:p text:style-name="P27"><text:tab/>Après avoir modifié le wrapper, <text:span text:style-name="T148">il faut le tester</text:span>. En commençant par <text:span text:style-name="T148">le </text:span>test<text:span text:style-name="T129">er</text:span> en local, sur l'ordinateur.</text:p>
      <text:p text:style-name="P28"><text:tab/>Pour t<text:span text:style-name="T148">ester un wrapper localement, il existe deux méthodes. La première est la méthode manuelle, la seconde est d'utiliser un outil nommé planemo.</text:span></text:p>
      <text:p text:style-name="P29"><text:tab/>Si l'on veux effectuer les tests manuellement, il faut tout d'abord installer galaxy et un tool-shed sur l'ordinateur, pour lancer le wrapper en conditions réelles. <text:span text:style-name="T149">Puis</text:span>, il faut télécharger sur le tool-shed local, un à un, la totalité des fichiers et<text:span text:style-name="T69"> dépendances nécessaires. Celà peu prendre du temps lorsqu'il y a plus de dix fichiers, ce qui est fréquend. Après cela </text:span><text:span text:style-name="T73">il faut encore lancer les tests en ligne de commande. Cette opération est à répéter à chaque modification.</text:span></text:p>
      <text:p text:style-name="P13"><text:tab/><text:span text:style-name="T149">La seconde méthode utilise planemo, un outil développé dans le but de faciliter le développement des wrappers pour Galaxy. Planemo dispose de trois commandes directement liées au test des wrappers :</text:span></text:p>
      <text:p text:style-name="P6"><text:span text:style-name="T6"><text:tab/></text:span><text:span text:style-name="T7">planemo lint : Cette commande permet de tester le code .xml. Elle sert notament à repérer les erreurs de frappe ou les oublis (ex : balise ouverte mais non fermée</text:span><text:span text:style-name="T8">)</text:span></text:p>
      <text:p text:style-name="P14"><text:span text:style-name="T79"><text:tab/></text:span><text:span text:style-name="T80">planemo shed-lint : </text:span><text:span text:style-name="T81">Ce test</text:span><text:span text:style-name="T80"> </text:span>vérifie que le wrapper est <text:span text:style-name="T153">correctement</text:span> formé <text:span text:style-name="T153">et peut</text:span> être déployé sur le toolshed. <text:span text:style-name="T153">Il vérifie le code .xml comme lint mais aussi </text:span><text:soft-page-break/><text:span text:style-name="T153">les autres fichiers, notamment le</text:span> .shed.yml.</text:p>
      <text:p text:style-name="P29"><text:tab/><text:span text:style-name="T150">planemo test : Cette commande lance l'instalation d'une instance de Galaxy virtuelle et nue puis installe le wrapper et ses dépendances avant de lancer l'outil avec les données de test. Elle permet d'effectuer un test en conditions « réelles » du wrapper. </text:span></text:p>
      <text:p text:style-name="P29"/>
      <text:p text:style-name="P31">Voici la commande utilisée pour tester l'outil GraphLan :</text:p>
      <text:p text:style-name="P15"><text:span text:style-name="T9">$ planemo test --conda_dependency_resolution --conda_prefix $HOME/conda --galaxy_branch </text:span>release_16.04<text:span text:style-name="T9"> <text:s/>--galaxy_source $GALAXY_REPO --skip_venv tools/graphlan/</text:span></text:p>
      <text:p text:style-name="P29"/>
      <text:p text:style-name="P30"><text:span text:style-name="T152">''--conda_dependency_resolution'' : fait en sorte que Galaxy n'utilise conda que pour gérer les dépendances</text:span></text:p>
      <text:p text:style-name="P30"><text:span text:style-name="T152">''--conda_prefix $HOME/conda'':donne le chemin de conda</text:span></text:p>
      <text:p text:style-name="P30"><text:span text:style-name="T152">''--galaxy_branch </text:span>release_16.04<text:span text:style-name="T151">'' : donne la version de galaxy a utiliser</text:span></text:p>
      <text:p text:style-name="P30"><text:span text:style-name="T152">''--galaxy_source $GALAXY_REPO'' : fourni le lien pour télécharger Galaxy</text:span></text:p>
      <text:p text:style-name="P30"><text:span text:style-name="T152">''--skip_venv'' : empèche la création d'un environnement virtuel pour conserver la configuration de l'environnement déjà existant</text:span></text:p>
      <text:p text:style-name="P30"><text:span text:style-name="T152">''tools/graphlan/'' : chemin vers la wrapper</text:span></text:p>
      <text:p text:style-name="P32"/>
      <text:p text:style-name="P33">Utiliser planemo pour effectuer les tests engendre un important gain de temps par rapport à la méthode manuelle. De plus <text:span text:style-name="T154">après avoir lancé la commande de test, tout se fait automatiquement.</text:span></text:p>
      <text:p text:style-name="P32"/>
      <text:p text:style-name="P32">Si le test à échoué, il faut retourner editer le wrapper pour corriger l'erreur. La commande fourni également des informations sur les raisons de l'échec.</text:p>
      <text:p text:style-name="P32">Si le test est passé, on peu mettre l'outil en ligne.</text:p>
      <text:p text:style-name="P22"/>
      <text:p text:style-name="P22"/>
      <text:p text:style-name="P19"><text:span text:style-name="T113">3.4)</text:span>Intégration dans le dépôt Github</text:p>
      <text:p text:style-name="P20"/>
      <text:p text:style-name="P16"><text:span text:style-name="T4"><text:tab/></text:span><text:span text:style-name="T10">Lors du développement d'AsaiM, ses données ont étées stockées sur Github, une plate-forme en ligne utilisant Git, un </text:span>logiciel de gestion de versions. <text:a xlink:type="simple" xlink:href="https://github.com/ASaiM/galaxytools" text:style-name="Internet_20_link" text:visited-style-name="Visited_20_Internet_20_Link"><text:span text:style-name="T154">https://github.com/ASaiM/galaxytools</text:span></text:a></text:p>
      <text:p text:style-name="P34"><text:tab/>C'est donc sur cette plate-teforme qu'il a fallu télécharger les wrappers pour lesquels il fallait un test. Mais c'est aussi là qu'il a fallu les remettre en ligne après l'ajout des données de test.</text:p>
      <text:p text:style-name="P34">Cependant utiliser Github et Git présente de nombreux avantages.</text:p>
      <text:p text:style-name="P17"><text:span text:style-name="T155"><text:tab/>Tout d'abord la possiblilité de travailler avec des branches, des </text:span>versions parallèles d’un même <text:span text:style-name="T155">dossier indépendantes les unes des autres. On peut modifier les données d'un fichier sur une branche tout en préservant l'intégrité du même fichier situé sur les autres branches. On peut ainsi travailler à plusieurs sur un même fichier puis fusionner le travail effectué.</text:span></text:p>
      <text:p text:style-name="P36"><text:span text:style-name="T41"><text:tab/></text:span><text:span text:style-name="T68">De plus Git suit</text:span><text:span text:style-name="T41"> l’évolution de </text:span><text:span text:style-name="T68">tous les</text:span><text:span text:style-name="T41"> fichiers et </text:span><text:span text:style-name="T68">stocke</text:span><text:span text:style-name="T41"> les anciennes versions de chacun d’eux. </text:span><text:span text:style-name="T68">Il retient aussi</text:span><text:span text:style-name="T41"> qui a effectué chaque modification de </text:span><text:soft-page-break/><text:span text:style-name="T41">chaque fichie</text:span><text:span text:style-name="T61">r et </text:span><text:span text:style-name="Emphasis"><text:span text:style-name="T61">pourquoi</text:span></text:span><text:span text:style-name="T61">. </text:span><text:span text:style-name="T63">A chaque modification Git requiert qu'elle soit commentée.</text:span></text:p>
      <text:p text:style-name="P37"><text:span text:style-name="T63"><text:tab/>L</text:span><text:span text:style-name="T61">a plate-forme Github quand à elle permet le libre accès à tout ce qui à été stocké dessus. N'importe qui peut regarder le code de n'importe quel logiciel mais aussi les commentaire fait tout au long du dévloppement. Il peut même participer au développement de ces logiciel grâce aux Pool Requests</text:span></text:p>
      <text:p text:style-name="P35">(PR). En effet n'importe qui peut proposer une modification du code d'un logiciel via une PR. Il s'agit d'une demande faite au développeur de l'outil d'ajouter les modifications proposées. On peu y voir les modifications proposées (ce que l'on enlève et ce que l'on ajoute) mais aussi toutes les modifications apportées à la requête. Il est aussi possible de commenter la PR ou encore de s'en servir pour faire de l'intégration continue.</text:p>
      <text:p text:style-name="P34"/>
      <text:p text:style-name="P20"/>
      <text:p text:style-name="P19"><text:span text:style-name="T113">3.5)</text:span>Intégration continue</text:p>
      <text:p text:style-name="P109"/>
      <text:p text:style-name="P109"><text:span text:style-name="T156"><text:tab/>L'i</text:span>ntégration continue <text:span text:style-name="T156">c</text:span>onsiste à <text:span text:style-name="T156">relancer,</text:span> à chaque <text:span text:style-name="T156">modification apportée, la totalité des tests liés au logiciel de façon automatique. De plus il est possible de programmer une notification automatique, un envoie de mail ou une nottification sur un logiciel de tchat, qui signale la fin des tests ainsi que leur résultat. Celà génère un important gain de temps et permet d'éviter des erreurs, nottament lors du lancement des tests.</text:span></text:p>
      <text:p text:style-name="P110"><text:span text:style-name="T164"><text:tab/>L'idée est de </text:span><text:span text:style-name="T165">pousser</text:span><text:span text:style-name="T164"> le plus souvent possible, les plus petites modifications possibles. Ceci afin de minimiser les risques </text:span><text:span text:style-name="T165">d'errueur</text:span><text:span text:style-name="T164">. </text:span><text:span text:style-name="T165">De plus cela permet au développeur de retrouver et de corriger bien plus facilement les erreurs affiéchées.</text:span></text:p>
      <text:p text:style-name="P156"><text:span text:style-name="T44">Pour cela il faut tout d'abord configurer un serveur </text:span><text:bookmark text:name="dictEntry10000697683"/><text:span text:style-name="T44">qui va gérer </text:span><text:span text:style-name="T45">cette </text:span><text:span text:style-name="T158">integration </text:span><text:span text:style-name="T159">continue. Lors de ce stage nous avons utilisé Travis. </text:span><text:span text:style-name="T160">C'est un logiciel </text:span><text:span text:style-name="T161">spécialement développé pour l'intégration continue. Il crée un environnement totalement viergecavant de n'y installer que les outils et les fichiers nécessaires aux tests. Celà permet d'éviter tout pollution des tests dues à des logiciels tiers ou des version antérieures des fichiers. De nouvelles erreurs peuvent ainsi êtres détectées ou d'autres résolues.</text:span></text:p>
      <text:p text:style-name="P125"><text:span text:style-name="T161">D</text:span><text:span text:style-name="T158">urant ce stage, un serveur Travis à été developpé afin d'effectuer l'intégration continue à chaque mise à jour de la Pool Request.</text:span></text:p>
      <text:p text:style-name="P125"><text:span text:style-name="T158"/></text:p>
      <text:p text:style-name="P125"><text:span text:style-name="T158"/></text:p>
      <text:p text:style-name="P125"><text:span text:style-name="T158"/></text:p>
      <text:p text:style-name="P98"><text:span text:style-name="T157">4) Liste des wrappers d'outils testés</text:span></text:p>
      <text:p text:style-name="P102"/>
      <text:p text:style-name="P147">Lors de ce stage nous avons produit des test pour de nombreux outils. En voici la liste nous cerrons aussi les cas particuliers auquels il a fallu faire face lors de la production des tests .</text:p>
      <text:p text:style-name="P127"/>
      <text:p text:style-name="P137"><text:soft-page-break/>Liste des outils :</text:p>
      <text:p text:style-name="P137"/>
      <text:p text:style-name="P149"><text:span text:style-name="T205">A) </text:span>extract_min_max_lines<text:tab/><text:tab/><text:tab/><text:span text:style-name="T31">B) </text:span><text:span text:style-name="T2">fasta_add_barcode</text:span></text:p>
      <text:p text:style-name="P149"><text:span text:style-name="T31">C) </text:span><text:span text:style-name="T2">normalize_dataset<text:tab/><text:tab/><text:tab/></text:span><text:span text:style-name="T31">D) </text:span><text:span text:style-name="T2">extract_sequence_file</text:span></text:p>
      <text:p text:style-name="P149"><text:span text:style-name="T31">E) </text:span><text:span text:style-name="T16">combine_metaphlan2_humann2<text:tab/></text:span><text:span text:style-name="T31">F) </text:span><text:span text:style-name="T16">Graph</text:span><text:span text:style-name="T30">L</text:span><text:span text:style-name="T16">an</text:span></text:p>
      <text:p text:style-name="P149"><text:span text:style-name="T31">G) </text:span><text:span text:style-name="T16">export2graphlan<text:tab/><text:tab/><text:tab/><text:tab/></text:span><text:span text:style-name="T31">H) </text:span><text:span text:style-name="T16">plot_barplot</text:span></text:p>
      <text:p text:style-name="P149"><text:span text:style-name="T31">I) </text:span><text:span text:style-name="T16">plot_generic_x_y_plot<text:tab/><text:tab/><text:tab/></text:span><text:span text:style-name="T31">J) </text:span><text:span text:style-name="T16">plot_grouped_barplo</text:span><text:span text:style-name="T31">t</text:span></text:p>
      <text:p text:style-name="P149"><text:span text:style-name="T31">K) </text:span><text:span text:style-name="T30">c</text:span><text:span text:style-name="T16">dhit <text:tab/><text:tab/><text:tab/><text:tab/><text:tab/></text:span><text:span text:style-name="T31">L) </text:span><text:span text:style-name="T16">format_cd_hit_output</text:span></text:p>
      <text:p text:style-name="P149"><text:span text:style-name="T31">M) </text:span><text:span text:style-name="T32">H</text:span><text:span text:style-name="T16">uman</text:span><text:span text:style-name="T32">N</text:span><text:span text:style-name="T16">2<text:tab/><text:tab/><text:tab/><text:tab/></text:span><text:span text:style-name="T31">N) </text:span><text:span text:style-name="T16">compare_humann2_output</text:span></text:p>
      <text:p text:style-name="P149"><text:span text:style-name="T31">O) </text:span><text:span text:style-name="T16">format_metaphlan2_output</text:span></text:p>
      <text:p text:style-name="P127"/>
      <text:p text:style-name="P127"/>
      <text:p text:style-name="P158"><text:span text:style-name="T40">A) </text:span><text:span text:style-name="T35">extract_min_max_lines </text:span><text:span text:style-name="T37">:</text:span><text:span text:style-name="T2"> </text:span></text:p>
      <text:p text:style-name="P158"><text:span text:style-name="T29">C</text:span><text:span text:style-name="T13">et outil permet d'extraire les lignes dont la valeur maximale ou minimale se trouve sur la </text:span><text:bookmark text:name="spans0e2"/><text:span text:style-name="T13">colonne sélectionnée .</text:span></text:p>
      <text:p text:style-name="P158"><text:span text:style-name="T13">L'</text:span><text:span text:style-name="T180">outil requiert un fichier d'entrée, prend en compte trois paramètres, et </text:span><text:bookmark text:name="spans1e0"/><text:span text:style-name="T180">fournit un fic</text:span><text:span text:style-name="T13">hier en sortie.</text:span></text:p>
      <text:p text:style-name="P158"><text:span text:style-name="T29">Un seul wrapper est</text:span><text:span text:style-name="T13"> lié à cet outil, </text:span><text:span text:style-name="T29">pour lequel</text:span><text:span text:style-name="T13"> </text:span><text:span text:style-name="T29">n</text:span><text:span text:style-name="T13">ous avons créé quatre tests et généré </text:span><text:bookmark text:name="spans2e1"/><text:span text:style-name="T13">quatre fichiers de sortie, un pour chaque test.</text:span></text:p>
      <text:p text:style-name="P159"/>
      <text:p text:style-name="P128"><text:span text:style-name="T40">B) </text:span><text:span text:style-name="T35">fasta_add_barcode </text:span><text:span text:style-name="T37">:</text:span><text:span text:style-name="T2"> </text:span></text:p>
      <text:p text:style-name="P128"><text:span text:style-name="T29">C</text:span><text:span text:style-name="T16">et outil ajoute un « code barre » au début de chaque séquence </text:span><text:span text:style-name="T29">sur </text:span><text:span text:style-name="T16">un fichier au format Fasta.</text:span></text:p>
      <text:p text:style-name="P128"><text:span text:style-name="T13">L'</text:span><text:span text:style-name="T180">outil requiert deux fichiers en entrée et </text:span><text:bookmark text:name="spans1e06"/><text:span text:style-name="T180">fournit un fic</text:span><text:span text:style-name="T13">hier en sortie. Cet outil ne demande pas de paramètres.</text:span></text:p>
      <text:p text:style-name="P128"><text:span text:style-name="T29">Un seul wrapper est</text:span><text:span text:style-name="T13"> lié à cet outil, </text:span><text:span text:style-name="T29">pour lequel</text:span><text:span text:style-name="T13"> nous avons créé un test et généré les deux fichiers d'entrée ainsi que le fichier de sortie.</text:span></text:p>
      <text:p text:style-name="P144"/>
      <text:p text:style-name="P128"><text:span text:style-name="T40">C) </text:span><text:span text:style-name="T35">normalize_dataset </text:span><text:span text:style-name="T37">:</text:span><text:span text:style-name="T2"> </text:span></text:p>
      <text:p text:style-name="P128"><text:span text:style-name="T30">C</text:span><text:span text:style-name="T17">et outil permet de normaliser chaque colonne ou chaque ligne <text:s/>et présente les résultats sous forme de proportion ou de poucentage.</text:span></text:p>
      <text:p text:style-name="P128"><text:span text:style-name="T13">L'</text:span><text:span text:style-name="T180">outil requiert un fichier d'entrée, prend en compte deux paramètres, et </text:span><text:bookmark text:name="spans1e07"/><text:span text:style-name="T180">fournit un fic</text:span><text:span text:style-name="T13">hier en sortie.</text:span></text:p>
      <text:p text:style-name="P128"><text:span text:style-name="T30">Il n'y a qu'un wrapper</text:span><text:span text:style-name="T13"> lié à cet outil, </text:span><text:span text:style-name="T29">pour lequel</text:span><text:span text:style-name="T13"> nous avons créé trois tests et généré un fichier d'entrée ainsi que trois fichiers de sortie.</text:span></text:p>
      <text:p text:style-name="P145"/>
      <text:p text:style-name="P128"><text:span text:style-name="T40">D) </text:span><text:span text:style-name="T35">extract_sequence_file </text:span><text:span text:style-name="T37">:</text:span><text:span text:style-name="T2"> </text:span></text:p>
      <text:p text:style-name="P128"><text:span text:style-name="T30">C</text:span><text:span text:style-name="T16">et outil extrait des informations des fichiers de séquences métagénomiques. Il peut aussi convertir un fichier au format </text:span><text:span text:style-name="T2">FastQ </text:span><text:span text:style-name="T16">en un fichier au format</text:span><text:span text:style-name="T2"> Fasta.</text:span></text:p>
      <text:p text:style-name="P127"><text:span text:style-name="T13">L'</text:span><text:span text:style-name="T180">outil requiert un fichier d'entrée, prend en compte </text:span><text:span text:style-name="T182">jusqu’à quinze</text:span><text:span text:style-name="T180"> paramètres, et </text:span><text:bookmark text:name="spans1e078"/><text:span text:style-name="T180">fournit </text:span><text:span text:style-name="T183">fichiers différents</text:span><text:span text:style-name="T180"> </text:span><text:span text:style-name="T182">deux ou trois fichiers en sortie, selon les paramètres séléctionnés.</text:span><text:span text:style-name="T13"><text:line-break/>Pour le wrapper lié à cet outil, nous avons créé </text:span><text:span text:style-name="T18">deux</text:span><text:span text:style-name="T13"> tests. </text:span><text:span text:style-name="T18">Nous avons généré cinq fichiers de sortie, deux pour le premier et trois pour le second.</text:span></text:p>
      <text:p text:style-name="P146"/>
      <text:p text:style-name="P124"><text:span text:style-name="T122">E) </text:span><text:span text:style-name="T123">combine_metaphlan2_humann2 :</text:span><text:span text:style-name="T118"> </text:span></text:p>
      <text:p text:style-name="P134"><text:soft-page-break/><text:span text:style-name="T30">C</text:span><text:span text:style-name="T19">et outil permet de combiner les sorties de l'outil HunanN2 et de l'outil metaphlan2.</text:span></text:p>
      <text:p text:style-name="P134"><text:span text:style-name="T13">L'</text:span><text:span text:style-name="T180">outil requiert </text:span><text:span text:style-name="T182">deux</text:span><text:span text:style-name="T180"> fichier d'entrée, prend en compte </text:span><text:span text:style-name="T182">un</text:span><text:span text:style-name="T180"> paramètre, et </text:span><text:bookmark text:name="spans1e079"/><text:span text:style-name="T180">fournit un fic</text:span><text:span text:style-name="T13">hier en sortie.</text:span></text:p>
      <text:p text:style-name="P134"><text:span text:style-name="T13">Pour le wrapper lié à cet outil, nous avons créé </text:span><text:span text:style-name="T18">deux</text:span><text:span text:style-name="T13"> tests et généré un fichier d'entrée ainsi que </text:span><text:span text:style-name="T18">deux</text:span><text:span text:style-name="T13"> fichiers de sortie.</text:span></text:p>
      <text:p text:style-name="P2"/>
      <text:p text:style-name="P128"><text:span text:style-name="T40">F) </text:span><text:span text:style-name="T35">Graph</text:span><text:span text:style-name="T38">L</text:span><text:span text:style-name="T35">an </text:span><text:span text:style-name="T37">:</text:span><text:span text:style-name="T134"> </text:span></text:p>
      <text:p text:style-name="P128"><text:span text:style-name="T141">C</text:span><text:span text:style-name="T140">et outil crée un arbre phylogénétique circulaire a partir des </text:span><text:span text:style-name="T141">données phylogénétiques fournies</text:span><text:span text:style-name="T140">.</text:span></text:p>
      <text:p text:style-name="P136"><text:span text:style-name="T140">D</text:span><text:span text:style-name="T134">eux wrappers sont liés à cet outil. Le premier correspond à l'outil graphlan et le second est lié à graphlan_annotate une option de l'outil.</text:span></text:p>
      <text:p text:style-name="P127"><text:tab/><text:span text:style-name="T35">graphlan </text:span><text:span text:style-name="T37">:</text:span><text:span text:style-name="T2"> </text:span></text:p>
      <text:p text:style-name="P128"><text:span text:style-name="T13">L'</text:span><text:span text:style-name="T180">outil requiert un fichier d'entrée, prend en compte </text:span><text:span text:style-name="T183">quatres</text:span><text:span text:style-name="T180"> paramètres, et </text:span><text:bookmark text:name="spans1e0710"/><text:span text:style-name="T180">fournit un fic</text:span><text:span text:style-name="T13">hier en sortie.</text:span></text:p>
      <text:p text:style-name="P128"><text:span text:style-name="T13">Pour le wrapper lié à cet outil, nous avons </text:span><text:span text:style-name="T21">réécrit un</text:span><text:span text:style-name="T13"> test et généré un fichier d'entrée ainsi qu</text:span><text:span text:style-name="T21">'un fichier de sortie</text:span><text:span text:style-name="T13">.</text:span></text:p>
      <text:p text:style-name="P128"><text:tab/><text:span text:style-name="T35">graphlan_annotate </text:span><text:span text:style-name="T37">:</text:span><text:span text:style-name="T2"> </text:span></text:p>
      <text:p text:style-name="P128"><text:span text:style-name="T30">P</text:span><text:span text:style-name="T20">ermet d'annoter les fichiers d'entrée de graphlan et ajoute des informations supplémentaires modifiant l'aspect structurel ou graphique de l'arbre phylogénétique produit par graphlan.</text:span></text:p>
      <text:p text:style-name="P128"><text:span text:style-name="T13">L'</text:span><text:span text:style-name="T180">outil requiert deux fichiers en entrée et </text:span><text:bookmark text:name="spans1e0611"/><text:span text:style-name="T180">fournit un fic</text:span><text:span text:style-name="T13">hier en sortie. </text:span><text:span text:style-name="T15">C</text:span><text:span text:style-name="T13">et outil ne demande pas de paramètres.</text:span></text:p>
      <text:p text:style-name="P128"><text:span text:style-name="T13">Pour le wrapper lié à cet outil, nous avons </text:span><text:span text:style-name="T21">réécrit</text:span><text:span text:style-name="T13"> un test et généré l</text:span><text:span text:style-name="T21">'un des</text:span><text:span text:style-name="T13"> deux fichiers d'entrée ainsi que le fichier de sortie.</text:span></text:p>
      <text:p text:style-name="P127"><text:span text:style-name="T13"/></text:p>
      <text:p text:style-name="P128"><text:span text:style-name="T40">G) </text:span><text:span text:style-name="T35">export2graphlan </text:span><text:span text:style-name="T37">:</text:span><text:span text:style-name="T2"> </text:span></text:p>
      <text:p text:style-name="P128"><text:span text:style-name="T30">C</text:span><text:span text:style-name="T20">et outil permet de convertir des fichiers issus de MetaPhlAn, LefSe, ou HUMAnN afin qu'ils soient compatibles avec l'outil graphlan.</text:span></text:p>
      <text:p text:style-name="P134"><text:span text:style-name="T13">L'</text:span><text:span text:style-name="T180">outil requiert un fichier d'entrée, prend en compte </text:span><text:span text:style-name="T184">vinght-six</text:span><text:span text:style-name="T180"> paramètres, et </text:span><text:bookmark text:name="spans1e071012"/><text:span text:style-name="T180">fournit </text:span><text:span text:style-name="T184">deux </text:span><text:span text:style-name="T180">fic</text:span><text:span text:style-name="T13">hier</text:span><text:span text:style-name="T22">s</text:span><text:span text:style-name="T13"> en sortie.</text:span></text:p>
      <text:p text:style-name="P134"><text:span text:style-name="T13">Pour le wrapper lié à cet outil, nous avons </text:span><text:span text:style-name="T21">réécrit un</text:span><text:span text:style-name="T13"> test.</text:span></text:p>
      <text:p text:style-name="P127"/>
      <text:p text:style-name="P127"/>
      <text:p text:style-name="P128"><text:span text:style-name="T40">H) </text:span><text:span text:style-name="T35">plot_barplot </text:span><text:span text:style-name="T37">:</text:span><text:span text:style-name="T134"> </text:span></text:p>
      <text:p text:style-name="P128"><text:span text:style-name="T141">C</text:span><text:span text:style-name="T135">et outil crée un diagramme de barres a partir d'un fichier </text:span><text:span text:style-name="T136">au format tabular</text:span><text:span text:style-name="T135">.</text:span></text:p>
      <text:p text:style-name="P134"><text:span text:style-name="T137">L'</text:span><text:span text:style-name="T167">outil requiert un fichier d'entrée, prend en compte </text:span><text:span text:style-name="T169">douze</text:span><text:span text:style-name="T167"> paramètres, et </text:span><text:bookmark text:name="spans1e07101221"/><text:span text:style-name="T167">fournit </text:span><text:span text:style-name="T169">un</text:span><text:span text:style-name="T170"> </text:span><text:span text:style-name="T167">fic</text:span><text:span text:style-name="T137">hier en sortie.</text:span></text:p>
      <text:p text:style-name="P134"><text:span text:style-name="T137">Pour le wrapper lié à cet outil, nous avons </text:span><text:span text:style-name="T138">créé</text:span><text:span text:style-name="T139"> </text:span><text:span text:style-name="T138">deux</text:span><text:span text:style-name="T137"> test</text:span><text:span text:style-name="T138">s et généré un fichier d'entrée ainsi que deux fi</text:span><text:span text:style-name="T135">c</text:span><text:span text:style-name="T138">hiers de sortie.</text:span></text:p>
      <text:p text:style-name="P133"><text:span text:style-name="T138"/></text:p>
      <text:p text:style-name="P128"><text:span text:style-name="T40">I) </text:span><text:span text:style-name="T35">plot_generic_x_y_plot </text:span><text:span text:style-name="T37">:</text:span><text:span text:style-name="T135"> </text:span></text:p>
      <text:p text:style-name="P128"><text:span text:style-name="T141">L'</text:span><text:span text:style-name="T135">outil crée un diagramme </text:span><text:span text:style-name="T136">en nuage de points</text:span><text:span text:style-name="T135"> a partir d'un fichier </text:span><text:span text:style-name="T136">au format tabular</text:span><text:span text:style-name="T135">.</text:span></text:p>
      <text:p text:style-name="P134"><text:span text:style-name="T137">L'</text:span><text:span text:style-name="T167">outil requiert un fichier d'entrée, prend en compte </text:span><text:span text:style-name="T171">quinze</text:span><text:span text:style-name="T167"> paramètres, et </text:span><text:bookmark text:name="spans1e071012212222"/><text:span text:style-name="T167">fournit </text:span><text:span text:style-name="T169">un</text:span><text:span text:style-name="T170"> </text:span><text:span text:style-name="T167">fic</text:span><text:span text:style-name="T137">hier en sortie.</text:span></text:p>
      <text:p text:style-name="P134"><text:soft-page-break/><text:span text:style-name="T137">Pour le wrapper lié à cet outil, nous avons </text:span><text:span text:style-name="T138">créé</text:span><text:span text:style-name="T139"> </text:span><text:span text:style-name="T135">un</text:span><text:span text:style-name="T137"> test</text:span><text:span text:style-name="T138"> et généré un fichier d'entrée </text:span><text:span text:style-name="T135">et un</text:span><text:span text:style-name="T138"> fi</text:span><text:span text:style-name="T135">c</text:span><text:span text:style-name="T138">hier de sortie.</text:span></text:p>
      <text:p text:style-name="P133"><text:span text:style-name="T138"/></text:p>
      <text:p text:style-name="P128"><text:span text:style-name="T40">J) </text:span><text:span text:style-name="T35">plot_grouped_barplot </text:span><text:span text:style-name="T37">:</text:span><text:span text:style-name="T134"> </text:span></text:p>
      <text:p text:style-name="P128"><text:span text:style-name="T141">L'</text:span><text:span text:style-name="T135">outil crée un diagramme de barres a partir d'un fichier </text:span><text:span text:style-name="T136">au format tabular</text:span><text:span text:style-name="T135">.</text:span></text:p>
      <text:p text:style-name="P134"><text:span text:style-name="T137">L'</text:span><text:span text:style-name="T167">outil requiert un fichier d'entrée, prend en compte </text:span><text:span text:style-name="T171">quinze</text:span><text:span text:style-name="T167"> paramètres, et </text:span><text:bookmark text:name="spans1e0710122122"/><text:span text:style-name="T167">fournit </text:span><text:span text:style-name="T169">un</text:span><text:span text:style-name="T170"> </text:span><text:span text:style-name="T167">fic</text:span><text:span text:style-name="T137">hier en sortie.</text:span></text:p>
      <text:p text:style-name="P134"><text:span text:style-name="T137">Pour le wrapper lié à cet outil, nous avons </text:span><text:span text:style-name="T138">créé</text:span><text:span text:style-name="T139"> </text:span><text:span text:style-name="T135">un</text:span><text:span text:style-name="T137"> test</text:span><text:span text:style-name="T138"> et généré un fichier d'entrée </text:span><text:span text:style-name="T135">et un</text:span><text:span text:style-name="T138"> fi</text:span><text:span text:style-name="T135">c</text:span><text:span text:style-name="T138">hier de sortie.</text:span></text:p>
      <text:p text:style-name="P134"><text:span text:style-name="T138"/></text:p>
      <text:p text:style-name="P132"><text:span text:style-name="T142"/></text:p>
      <text:p text:style-name="P128"><text:span text:style-name="T40">K) </text:span><text:span text:style-name="T38">c</text:span><text:span text:style-name="T35">dhit :</text:span><text:span text:style-name="T133"> </text:span></text:p>
      <text:p text:style-name="P130"><text:span text:style-name="T146"><text:tab/>Les options de cdhit pour lesquelles il a fallu fournir des données de test permettent </text:span><text:span text:style-name="T144">de regrouper les séquences fournies afin de former des clusters. Deux wrappers sont liés à cet outil. Celui de l'option cd_hit_est </text:span><text:span text:style-name="T145">et celui de</text:span><text:span text:style-name="T144"> cd_hit_protein.</text:span></text:p>
      <text:p text:style-name="P128"><text:tab/><text:span text:style-name="T35">cd_hit_est </text:span><text:span text:style-name="T37">:</text:span><text:span text:style-name="T2"> </text:span></text:p>
      <text:p text:style-name="P128"><text:span text:style-name="T30">R</text:span><text:span text:style-name="T23">egroupe des séquences nucléotidiques.</text:span></text:p>
      <text:p text:style-name="P134"><text:span text:style-name="T137">L'</text:span><text:span text:style-name="T167">outil requiert un fichier d'entrée, prend en compte </text:span><text:span text:style-name="T172">cinq</text:span><text:span text:style-name="T167"> paramètres, et </text:span><text:bookmark text:name="spans1e071012212224"/><text:span text:style-name="T167">fournit </text:span><text:span text:style-name="T172">deux</text:span><text:span text:style-name="T170"> </text:span><text:span text:style-name="T167">fic</text:span><text:span text:style-name="T137">hier</text:span><text:span text:style-name="T136">s</text:span><text:span text:style-name="T137"> en sortie.</text:span></text:p>
      <text:p text:style-name="P134"><text:span text:style-name="T137">Pour le wrapper lié à cet outil, nous avons </text:span><text:span text:style-name="T136">réécrit</text:span><text:span text:style-name="T139"> </text:span><text:span text:style-name="T135">un</text:span><text:span text:style-name="T137"> test</text:span><text:span text:style-name="T138"> et généré </text:span><text:span text:style-name="T136">deux</text:span><text:span text:style-name="T138"> fi</text:span><text:span text:style-name="T135">c</text:span><text:span text:style-name="T138">hier</text:span><text:span text:style-name="T136">s</text:span><text:span text:style-name="T138"> de sortie.</text:span></text:p>
      <text:p text:style-name="P128"><text:tab/><text:span text:style-name="T35">cd_hit_protein </text:span><text:span text:style-name="T37">:</text:span><text:span text:style-name="T134"> </text:span></text:p>
      <text:p text:style-name="P128"><text:span text:style-name="T141">R</text:span><text:span text:style-name="T136">egroupe des séquences protéiques.</text:span></text:p>
      <text:p text:style-name="P134"><text:span text:style-name="T137">L'</text:span><text:span text:style-name="T167">outil requiert un fichier d'entrée, prend en compte </text:span><text:span text:style-name="T172">six</text:span><text:span text:style-name="T167"> paramètres, et </text:span><text:bookmark text:name="spans1e07101221222425"/><text:span text:style-name="T167">fournit </text:span><text:span text:style-name="T172">deux</text:span><text:span text:style-name="T170"> </text:span><text:span text:style-name="T167">fic</text:span><text:span text:style-name="T137">hier</text:span><text:span text:style-name="T136">s</text:span><text:span text:style-name="T137"> en sortie.</text:span></text:p>
      <text:p text:style-name="P134"><text:span text:style-name="T137">Pour le wrapper lié à cet outil, nous avons </text:span><text:span text:style-name="T136">réécrit</text:span><text:span text:style-name="T139"> </text:span><text:span text:style-name="T135">un</text:span><text:span text:style-name="T137"> test</text:span><text:span text:style-name="T138"> et généré </text:span><text:span text:style-name="T136">deux</text:span><text:span text:style-name="T138"> fi</text:span><text:span text:style-name="T135">c</text:span><text:span text:style-name="T138">hier</text:span><text:span text:style-name="T136">s</text:span><text:span text:style-name="T138"> de sortie.</text:span></text:p>
      <text:p text:style-name="P134"><text:span text:style-name="T138"/></text:p>
      <text:p text:style-name="P123"><text:span text:style-name="T120">L)</text:span><text:span text:style-name="T119">format_cd_hit_output </text:span><text:span text:style-name="T121">:</text:span><text:span text:style-name="T124"> </text:span></text:p>
      <text:p text:style-name="P123"><text:span text:style-name="T126">C</text:span><text:span text:style-name="T125">et outil permet de formatter les sorties de cd-hit afin de renommer les séquences représentative avec les noms des clusters mais aussi d'extraire la distribution des categories au sein des clusters.</text:span></text:p>
      <text:p text:style-name="P148"><text:span text:style-name="T204">L'</text:span><text:span text:style-name="T192">outil </text:span><text:span text:style-name="T194">nécessite deux</text:span><text:span text:style-name="T193"> fichiers en entrée, </text:span><text:span text:style-name="T194">nécéssite quantre paramètres</text:span><text:span text:style-name="T192"> et </text:span><text:bookmark text:name="spans1e07101330"/><text:span text:style-name="T192">fournit un fic</text:span><text:span text:style-name="T204">hier en sortie.</text:span></text:p>
      <text:p text:style-name="P148"><text:span text:style-name="T204">Pour le wrapper lié à cet outil, nous avons réécrit un test et généré deux fichiers de sortie.</text:span></text:p>
      <text:p text:style-name="P2"/>
      <text:p text:style-name="P111"><text:span text:style-name="T40">M) </text:span><text:span text:style-name="T39">H</text:span><text:span text:style-name="T35">uman</text:span><text:span text:style-name="T39">N</text:span><text:span text:style-name="T35">2 :</text:span> </text:p>
      <text:p text:style-name="P112"><text:tab/>Humann2 permet d'analyser des données de séquençage métagénomiques et métatranscriptomiques issues d'un microbiote. Cela afin de déterminer la présence ou l'absence, mais aussi l'abondance, de voies métaboliques ainsi que de familles de gènes au sein de ce microbiote.</text:p>
      <text:p text:style-name="P113">Neuf wrappeurs sont liés à cet outil cependant nous n'avons dû produire de données de test que pour six d'entre eux.</text:p>
      <text:p text:style-name="P131"><text:tab/><text:span text:style-name="T35">humann2_join_tables </text:span><text:span text:style-name="T37">:</text:span><text:span text:style-name="T2"> </text:span></text:p>
      <text:p text:style-name="P131"><text:soft-page-break/><text:span text:style-name="T31">Perme</text:span><text:span text:style-name="T24">t de fusionner plusieurs fichiers contenant des tables de gènes ou de chemins en un seul.</text:span></text:p>
      <text:p text:style-name="P129"><text:span text:style-name="T13">L'</text:span><text:span text:style-name="T180">outil </text:span><text:span text:style-name="T185">prend un nombre indéfini de fichiers en entrée</text:span><text:span text:style-name="T180"> et </text:span><text:bookmark text:name="spans1e071013"/><text:span text:style-name="T180">fournit un fic</text:span><text:span text:style-name="T13">hier en sortie. </text:span><text:span text:style-name="T26">Il ne demande pas de paramètres.</text:span></text:p>
      <text:p text:style-name="P129"><text:span text:style-name="T13">Pour le wrapper lié à cet outil, nous avons </text:span><text:span text:style-name="T21">réécrit un</text:span><text:span text:style-name="T13"> test et généré </text:span><text:span text:style-name="T26">deux fichiers</text:span><text:span text:style-name="T13"> d'entrée </text:span><text:span text:style-name="T26">et </text:span><text:span text:style-name="T21">un fichier de sortie</text:span><text:span text:style-name="T13">.</text:span></text:p>
      <text:p text:style-name="P131"><text:tab/><text:span text:style-name="T35">humann2_reduce_table </text:span><text:span text:style-name="T37">:</text:span><text:span text:style-name="T202"> </text:span></text:p>
      <text:p text:style-name="P131"><text:span text:style-name="T203">D</text:span><text:span text:style-name="T25">iminue la taille d'une table (contenue dans un fichier) en triant les lignes selon la fonction sélectionnée.</text:span></text:p>
      <text:p text:style-name="P135"><text:span text:style-name="T13">L'</text:span><text:span text:style-name="T180">outil requiert </text:span><text:span text:style-name="T186">un</text:span><text:span text:style-name="T180"> fichier d'entrée, prend en compte </text:span><text:span text:style-name="T186">deux</text:span><text:span text:style-name="T180"> paramètre</text:span><text:span text:style-name="T186">s</text:span><text:span text:style-name="T180">, et </text:span><text:bookmark text:name="spans1e07915"/><text:span text:style-name="T180">fournit un fic</text:span><text:span text:style-name="T13">hier en sortie.</text:span></text:p>
      <text:p text:style-name="P135"><text:span text:style-name="T13">Pour le wrapper lié à cet outil, nous avons créé </text:span><text:span text:style-name="T25">un</text:span><text:span text:style-name="T13"> test et généré un fichier d'entrée </text:span><text:span text:style-name="T25">et un fichier de sortie.</text:span></text:p>
      <text:p text:style-name="P131"><text:tab/><text:span text:style-name="T35">humann2_regroup_table </text:span><text:span text:style-name="T37">:</text:span><text:span text:style-name="T2"> </text:span></text:p>
      <text:p text:style-name="P131"><text:span text:style-name="T31">F</text:span><text:span text:style-name="T27">usionne les tables d'un </text:span><text:span text:style-name="T31">même </text:span><text:span text:style-name="T27">fichier afin de n'en avoir plus qu'une.</text:span></text:p>
      <text:p text:style-name="P129"><text:span text:style-name="T13">L'</text:span><text:span text:style-name="T180">outil requiert un fichier d'entrée, prend en compte </text:span><text:span text:style-name="T186">trois</text:span><text:span text:style-name="T180"> paramètres, et </text:span><text:bookmark text:name="spans1e0716"/><text:span text:style-name="T180">fournit un fic</text:span><text:span text:style-name="T13">hier en sortie.</text:span></text:p>
      <text:p text:style-name="P129"><text:span text:style-name="T13">Pour le wrapper lié à cet outil, nous avons </text:span><text:span text:style-name="T25">réécrit un</text:span><text:span text:style-name="T13"> test, </text:span><text:span text:style-name="T25">écrit un second test</text:span><text:span text:style-name="T13"> et généré un fichier d'entrée ainsi que </text:span><text:span text:style-name="T25">deux</text:span><text:span text:style-name="T13"> fichiers de sortie.</text:span></text:p>
      <text:p text:style-name="P131"><text:tab/><text:span text:style-name="T35">humann2_rename_table </text:span><text:span text:style-name="T37">:</text:span><text:span text:style-name="T2"> </text:span></text:p>
      <text:p text:style-name="P131"><text:span text:style-name="T31">R</text:span><text:span text:style-name="T27">enomme les différentes tables d'un fichier.</text:span></text:p>
      <text:p text:style-name="P131"><text:span text:style-name="T13">L'</text:span><text:span text:style-name="T180">outil requiert </text:span><text:span text:style-name="T187">deux</text:span><text:span text:style-name="T180"> fichier</text:span><text:span text:style-name="T187">s</text:span><text:span text:style-name="T180"> d'entrée, prend en compte deux paramètres, et </text:span><text:bookmark text:name="spans1e0717"/><text:span text:style-name="T180">fournit un fic</text:span><text:span text:style-name="T13">hier en sortie.</text:span></text:p>
      <text:p text:style-name="P131"><text:span text:style-name="T13">Pour le wrapper lié à cet outil, nous avons </text:span><text:span text:style-name="T28">créé</text:span><text:span text:style-name="T13"> </text:span><text:span text:style-name="T28">un</text:span><text:span text:style-name="T13"> test et généré </text:span><text:span text:style-name="T28">deux</text:span><text:span text:style-name="T13"> fichier</text:span><text:span text:style-name="T28">s</text:span><text:span text:style-name="T13"> d'entrée </text:span><text:span text:style-name="T28">et un</text:span><text:span text:style-name="T13"> fichier de sortie.</text:span></text:p>
      <text:p text:style-name="P131"><text:tab/><text:span text:style-name="T35">humann2_renorm_table </text:span><text:span text:style-name="T37">:</text:span><text:span text:style-name="T2"> </text:span></text:p>
      <text:p text:style-name="P131"><text:span text:style-name="T31">N</text:span><text:span text:style-name="T27">ormalise le contenu du fichier qui lui est confié soit <text:s/>en copies par millions soit en abondance relative.</text:span></text:p>
      <text:p text:style-name="P131"><text:span text:style-name="T13">L'</text:span><text:span text:style-name="T180">outil requiert un fichier d'entrée, prend en compte </text:span><text:span text:style-name="T187">un</text:span><text:span text:style-name="T180"> paramètre, et </text:span><text:bookmark text:name="spans1e0718"/><text:span text:style-name="T180">fournit un fic</text:span><text:span text:style-name="T13">hier en sortie.</text:span></text:p>
      <text:p text:style-name="P131"><text:span text:style-name="T13">Pour le wrapper lié à cet outil, nous avons généré un fichier d'entrée</text:span><text:span text:style-name="T28">et un</text:span><text:span text:style-name="T13"> fichier de sortie.</text:span></text:p>
      <text:p text:style-name="P127"><text:tab/><text:span text:style-name="T35">humann2_split_table </text:span><text:span text:style-name="T37">:</text:span><text:span text:style-name="T2"> </text:span><text:span text:style-name="T31">S</text:span><text:span text:style-name="T26">épare les tables rassemblées dans un seul fichier avec hunann2_join_tables.</text:span></text:p>
      <text:p text:style-name="P131"><text:span text:style-name="T13">L'</text:span><text:span text:style-name="T180">outil </text:span><text:span text:style-name="T185">requiert un fichier en entrée</text:span><text:span text:style-name="T180"> et </text:span><text:bookmark text:name="spans1e07101314"/><text:span text:style-name="T180">fournit u</text:span><text:span text:style-name="T185">n nombre indéfini de</text:span><text:span text:style-name="T180"> fic</text:span><text:span text:style-name="T13">hier</text:span><text:span text:style-name="T26">s</text:span><text:span text:style-name="T13"> en sortie. </text:span><text:span text:style-name="T26">Il ne demande pas de paramètres.</text:span></text:p>
      <text:p text:style-name="P131"><text:span text:style-name="T13">Pour le wrapper lié à cet outil, nous avons </text:span><text:span text:style-name="T21">réécrit un</text:span><text:span text:style-name="T13"> test et généré </text:span><text:span text:style-name="T26">deux fichiers</text:span><text:span text:style-name="T13"> d'entrée </text:span><text:span text:style-name="T26">et </text:span><text:span text:style-name="T21">un fichier de sortie</text:span><text:span text:style-name="T13">.</text:span></text:p>
      <text:p text:style-name="P127"><text:span text:style-name="T13"/></text:p>
      <text:p text:style-name="P131"><text:span text:style-name="T40">N) </text:span><text:span text:style-name="T35">compare_humann2_output :</text:span> </text:p>
      <text:p text:style-name="P131"><text:span text:style-name="T205">L'outil compare le contenu de différents fichiers de sortie de humann2 et renvoie les familles de gènes et voies métaboliques similaires entre les fichiers, les plus abondantes et celles qui sont spécifiques aux différents fichiers.</text:span></text:p>
      <text:p text:style-name="P131"><text:span text:style-name="T13">L'</text:span><text:span text:style-name="T180">outil </text:span><text:span text:style-name="T187">prend en compte</text:span><text:span text:style-name="T180"> </text:span><text:span text:style-name="T181">nombre indéfini de</text:span><text:span text:style-name="T180"> fichier</text:span><text:span text:style-name="T181">s</text:span><text:span text:style-name="T180"> d'entrée,</text:span><text:span text:style-name="T187"> un paramètre </text:span><text:span text:style-name="T181">présent autant de fois qu'il y a de fichiers d'entée</text:span><text:span text:style-name="T180">, </text:span><text:span text:style-name="T181">un second</text:span><text:span text:style-name="T180"> paramètre, et </text:span><text:bookmark text:name="spans1e0719"/><text:soft-page-break/><text:span text:style-name="T180">fournit </text:span><text:span text:style-name="T181">trois</text:span><text:span text:style-name="T180"> fic</text:span><text:span text:style-name="T13">hier</text:span><text:span text:style-name="T14">s</text:span><text:span text:style-name="T13"> en sortie </text:span><text:span text:style-name="T14">ainsi qu'un nombre de fichiers de sortie supplémentaires équivalent au nombre de fichiers d'entrée</text:span><text:span text:style-name="T13">.</text:span></text:p>
      <text:p text:style-name="P131"><text:span text:style-name="T13">Pour le wrapper lié à cet outil, nous avons créé </text:span><text:span text:style-name="T14">un</text:span><text:span text:style-name="T13"> test et généré </text:span><text:span text:style-name="T14">deux</text:span><text:span text:style-name="T13"> fichier</text:span><text:span text:style-name="T14">s</text:span><text:span text:style-name="T13"> d'entrée ainsi que </text:span><text:span text:style-name="T14">cinq</text:span><text:span text:style-name="T13"> fichiers de sortie.</text:span></text:p>
      <text:p text:style-name="P146"/>
      <text:p text:style-name="P127"/>
      <text:p text:style-name="P131"><text:span text:style-name="T40">O) </text:span><text:span text:style-name="T35">format_metaphlan2_output </text:span><text:span text:style-name="T37">:</text:span><text:span text:style-name="T2"> </text:span></text:p>
      <text:p text:style-name="P131"><text:span text:style-name="T31">G</text:span><text:span text:style-name="T14">énère neuf fichiers a partir d'une sortie de </text:span><text:span text:style-name="T31">l'outil</text:span><text:span text:style-name="T14"> metaphlan. </text:span><text:span text:style-name="T12">Les huits premiers reprennent les abondances liées aux différents groupes pour chaque niveau taxonomique(ordre, famille, espèce, etc.) . Le dernier reprend tous les niveaux taxonomiques et les abondances correspondantes.</text:span></text:p>
      <text:p text:style-name="P126"><text:span text:style-name="T167">L'outil requiert un fichier d'entrée et </text:span><text:bookmark text:name="spans1e0720"/><text:span text:style-name="T167">fournit </text:span><text:span text:style-name="T168">neuf</text:span><text:span text:style-name="T167"> fichier</text:span><text:span text:style-name="T168">s</text:span><text:span text:style-name="T167"> en sortie. </text:span><text:span text:style-name="T168">Il ne prend pas en compte de paramètres.</text:span></text:p>
      <text:p text:style-name="P126"><text:span text:style-name="T167">Pour le wrapper lié à cet outil, nous avons </text:span><text:span text:style-name="T168">modifié</text:span><text:span text:style-name="T167"> </text:span><text:span text:style-name="T168">huit</text:span><text:span text:style-name="T167"> fichier</text:span><text:span text:style-name="T168">s</text:span><text:span text:style-name="T167"> de sortie.</text:span></text:p>
      <text:p text:style-name="P126"><text:span text:style-name="T167"/></text:p>
      <text:p text:style-name="P126"><text:span text:style-name="T167"/></text:p>
      <text:p text:style-name="P152"><text:span text:style-name="T190">5)</text:span><text:span text:style-name="T180">C</text:span><text:span text:style-name="T179">as particuliers traités :</text:span></text:p>
      <text:p text:style-name="P153"><text:span text:style-name="T190">5.1)</text:span><text:span text:style-name="T179">Paramètres :</text:span></text:p>
      <text:p text:style-name="P150"><text:span text:style-name="T179"/></text:p>
      <text:p text:style-name="P150"><text:span text:style-name="T179"/></text:p>
      <text:p text:style-name="P151"><text:span text:style-name="T195">5.1.1)</text:span><text:span text:style-name="T179">Multiplicité de données d'entrée :</text:span></text:p>
      <text:p text:style-name="P117"><text:span text:style-name="T166"/></text:p>
      <text:p text:style-name="P141"><text:span text:style-name="T166">Il arrive qu'un outil </text:span><text:span text:style-name="T174">requiet plusieurs fois une même donnée d'entrée ou un groupe de données. </text:span><text:span text:style-name="T175">Présenté ainsi dans la section ''inputs'' :</text:span></text:p>
      <text:p text:style-name="P141"><text:span text:style-name="T175"/></text:p>
      <text:p text:style-name="P170"><text:span text:style-name="T175">&lt;repeat name="repetition" title="répéter les paramètres autant de fois que nécessaire" &gt;</text:span></text:p>
      <text:p text:style-name="P170"><text:span text:style-name="T175"><text:tab/>&lt;param name="param1'' … /&gt;</text:span></text:p>
      <text:p text:style-name="P170"><text:span text:style-name="T175"><text:tab/>&lt;param name="param2" … /&gt;</text:span></text:p>
      <text:p text:style-name="P170"><text:span text:style-name="T175"><text:tab/>&lt;param name="param3" … /&gt;</text:span></text:p>
      <text:p text:style-name="P170"><text:span text:style-name="T175">&lt;/repeat&gt;</text:span></text:p>
      <text:p text:style-name="P141"><text:span text:style-name="T175"/></text:p>
      <text:p text:style-name="P142"><text:span text:style-name="T166">Dans la section ''tests'' les paramètres doivent êtres présentés de la façon suivante :</text:span></text:p>
      <text:p text:style-name="P142"><text:span text:style-name="T166"/></text:p>
      <text:p text:style-name="P171"><text:span text:style-name="T166">&lt;test&gt;</text:span></text:p>
      <text:p text:style-name="P171"><text:span text:style-name="T166"><text:tab/>&lt;param name="repetition_0|param1" value=" … "/&gt;</text:span></text:p>
      <text:p text:style-name="P171"><text:span text:style-name="T166"><text:tab/>&lt;param name="repetition_0|param2" value=" … "/&gt;</text:span></text:p>
      <text:p text:style-name="P171"><text:span text:style-name="T166"><text:tab/>&lt;param name="repetition_0|param3" value=" … "/&gt;</text:span></text:p>
      <text:p text:style-name="P171"><text:span text:style-name="T166"><text:tab/>&lt;param name="repetition_1|param1" value=" … "/&gt;</text:span></text:p>
      <text:p text:style-name="P171"><text:span text:style-name="T166"><text:tab/>&lt;param name="repetition_1|param2" value=" … "/&gt;</text:span></text:p>
      <text:p text:style-name="P171"><text:span text:style-name="T166"><text:tab/>&lt;param name="repetition_1|param3" value=" … "/&gt;</text:span></text:p>
      <text:p text:style-name="P171"><text:span text:style-name="T166">&lt;/test&gt;</text:span></text:p>
      <text:p text:style-name="P172"><text:span text:style-name="T163"/></text:p>
      <text:p text:style-name="P117"><text:span text:style-name="T166"/></text:p>
      <text:p text:style-name="P139"><text:soft-page-break/><text:span text:style-name="T143">Afin de trouver la forme correcte pour les tests, il a </text:span><text:span text:style-name="T134">fallu effectuer des recherches pour trouver des exemples </text:span><text:span text:style-name="T142">d'outils présentants cette particularité et disposants de tests.</text:span></text:p>
      <text:p text:style-name="P138"><text:span text:style-name="T173"/></text:p>
      <text:p text:style-name="P143"><text:span text:style-name="T166">Plusieurs outils su</text:span><text:span text:style-name="T162">r lesquels nous avons travaillés sont dans ce cas :</text:span></text:p>
      <text:p text:style-name="P118"><text:span text:style-name="T175">plot_grouped_barplot, compare_humann2_output,</text:span></text:p>
      <text:p text:style-name="P138"><text:span text:style-name="T173"/></text:p>
      <text:p text:style-name="P155"><text:span text:style-name="T190">5.1.2)</text:span><text:span text:style-name="T188">N</text:span><text:span text:style-name="T179">ombre de fichiers en sortie inconnu :</text:span></text:p>
      <text:p text:style-name="P142"><text:span text:style-name="T166"/></text:p>
      <text:p text:style-name="P142"><text:span text:style-name="T166">Il arrive que certains outils revoient un nombre de fichiers de sortie inconnu à l'avance dépendant des fichiers d'entrée ou de certains paramètres. Ils sont fourni par l'outil dans un dossier. Le problème est que Galaxy ne peut pas traiter de dossier. Il faut donc passer par une collection :</text:span></text:p>
      <text:p text:style-name="P142"><text:span text:style-name="T166"/></text:p>
      <text:p text:style-name="P171"><text:span text:style-name="T166">&lt;collection name="specific_files" type="list"&gt;</text:span></text:p>
      <text:p text:style-name="P171"><text:span text:style-name="T166">&lt;discover_datasets pattern="__designation_and_ext__" directory="dossier"/&gt;</text:span></text:p>
      <text:p text:style-name="P171"><text:span text:style-name="T166">&lt;/collection&gt;</text:span></text:p>
      <text:p text:style-name="P142"><text:span text:style-name="T166">Voici les données de test correspondantes :</text:span></text:p>
      <text:p text:style-name="P142"><text:span text:style-name="T166"/></text:p>
      <text:p text:style-name="P171"><text:span text:style-name="T166">&lt;output_collection name="specific_files" type="list"&gt; </text:span></text:p>
      <text:p text:style-name="P171"><text:span text:style-name="T166"><text:tab/>&lt;element name="nom spécifique" <text:s/>file="sortie1.txt" /&gt;</text:span></text:p>
      <text:p text:style-name="P171"><text:span text:style-name="T166"><text:tab/>&lt;element name="nom spécifique" <text:s/>file="sortie2.txt" /&gt;</text:span></text:p>
      <text:p text:style-name="P171"><text:span text:style-name="T166">&lt;/output_collection&gt;</text:span></text:p>
      <text:p text:style-name="P171"><text:span text:style-name="T166"/></text:p>
      <text:p text:style-name="P173"><text:span text:style-name="T166">Après avoir pris des exemples sur internet pour ce test, il reste un second problème, le contenu du « </text:span><text:span text:style-name="T175">element name=" </text:span><text:span text:style-name="T166">'' », il s'agit d'un nom qu'utilise l'outil pour différencier les fichiers de sortie, il dépend de l'outil utilisé et ne correspond pas forcément au nom de sortie du fichier. Dans ce cas il faut se documenter sur l'outil et ce paramètre et/ou effectuer des tests à ''l'aveugle''.</text:span></text:p>
      <text:p text:style-name="P173"><text:span text:style-name="T166"/></text:p>
      <text:p text:style-name="P173"><text:span text:style-name="T166">Plusieurs outils disposent de ce type de sortie :</text:span></text:p>
      <text:p text:style-name="P116"><text:span text:style-name="T175">compare_humann2_output, </text:span><text:span text:style-name="T178">humann2_split_table</text:span></text:p>
      <text:p text:style-name="P118"><text:span text:style-name="T175"/></text:p>
      <text:p text:style-name="P155"><text:span text:style-name="T190">5.1.3)</text:span><text:span text:style-name="T191">Particularité de humann2_join_tables</text:span><text:span text:style-name="T179"> :</text:span></text:p>
      <text:p text:style-name="P63"><text:span text:style-name="T175"/></text:p>
      <text:p text:style-name="P64"><text:span text:style-name="T166">Lors de l'utilisation d'un outil a travers un wrapper, on observe que les fichiers d'entrée sont automatiquement renommés data# (ex : data1, data65, etc.). Le nombre après ''data'' dépend de la position que tient le fichier, ce qui peu varier entre les tests.</text:span></text:p>
      <text:p text:style-name="P65"><text:span text:style-name="T166">L'outil <text:s/></text:span><text:span text:style-name="T178">humann2_join_tables </text:span><text:span text:style-name="T166">fusionne différent fichiers afin d'obtenir un tableau 1 comme celui ci contre. Dans notre exemple l'outil a fusionné un fichier ''humann2_Abundance'' et un fichier ''humann2_Coverage''.</text:span></text:p>
      <text:p text:style-name="P64"><text:bookmark text:name="LC140"/><text:span text:style-name="T166"/></text:p>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P160"># Pathway</text:p>
            </table:table-cell>
            <table:table-cell table:style-name="Table3.A1" office:value-type="string">
              <text:p text:style-name="P160">humann2_Abundance</text:p>
            </table:table-cell>
            <table:table-cell table:style-name="Table3.A1" office:value-type="string">
              <text:p text:style-name="P160">humann2_Coverage<text:bookmark text:name="LC243"/></text:p>
            </table:table-cell>
          </table:table-row>
        </table:table-header-rows>
      </table:table>
      <text:p text:style-name="P5"><text:bookmark text:name="LC242"/><text:bookmark text:name="LC241"/></text:p>
      <table:table table:name="Table4" table:style-name="Table4">
        <table:table-column table:style-name="Table4.A"/>
        <table:table-column table:style-name="Table4.B"/>
        <table:table-column table:style-name="Table4.C"/>
        <text:soft-page-break/>
        <table:table-row>
          <table:table-cell table:style-name="Table4.A1" office:value-type="string">
            <text:p text:style-name="P169">HOMOSER-METSYN-PWY: L-methionine biosynthesis I</text:p>
          </table:table-cell>
          <table:table-cell table:style-name="Table4.A1" office:value-type="string">
            <text:p text:style-name="P169">1.3149243918</text:p>
          </table:table-cell>
          <table:table-cell table:style-name="Table4.A1" office:value-type="string">
            <text:p text:style-name="P169">0.6570127063<text:bookmark text:name="LC346"/><text:bookmark text:name="LC345"/><text:bookmark text:name="LC344"/></text:p>
          </table:table-cell>
        </table:table-row>
        <table:table-row>
          <table:table-cell table:style-name="Table4.A1" office:value-type="string">
            <text:p text:style-name="P169">HSERMETANA-PWY: L-methionine biosynthesis III</text:p>
          </table:table-cell>
          <table:table-cell table:style-name="Table4.A1" office:value-type="string">
            <text:p text:style-name="P169">1.1318619128</text:p>
          </table:table-cell>
          <table:table-cell table:style-name="Table4.A1" office:value-type="string">
            <text:p text:style-name="P169">0.6143434179<text:bookmark text:name="LC449"/><text:bookmark text:name="LC448"/><text:bookmark text:name="LC447"/></text:p>
          </table:table-cell>
        </table:table-row>
        <table:table-row>
          <table:table-cell table:style-name="Table4.A1" office:value-type="string">
            <text:p text:style-name="P169">PWY-3841: folate transformations II</text:p>
          </table:table-cell>
          <table:table-cell table:style-name="Table4.A1" office:value-type="string">
            <text:p text:style-name="P169">1.4268868747</text:p>
          </table:table-cell>
          <table:table-cell table:style-name="Table4.A1" office:value-type="string">
            <text:p text:style-name="P169">0.6798402001<text:bookmark text:name="LC552"/><text:bookmark text:name="LC551"/><text:bookmark text:name="LC550"/></text:p>
          </table:table-cell>
        </table:table-row>
        <table:table-row>
          <table:table-cell table:style-name="Table4.A1" office:value-type="string">
            <text:p text:style-name="P169">UNINTEGRATED</text:p>
          </table:table-cell>
          <table:table-cell table:style-name="Table4.A1" office:value-type="string">
            <text:p text:style-name="P169">435.5199558332</text:p>
          </table:table-cell>
          <table:table-cell table:style-name="Table4.A1" office:value-type="string">
            <text:p text:style-name="P169">1.0000000000<text:bookmark text:name="LC655"/><text:bookmark text:name="LC654"/><text:bookmark text:name="LC653"/></text:p>
          </table:table-cell>
        </table:table-row>
        <table:table-row>
          <table:table-cell table:style-name="Table4.A1" office:value-type="string">
            <text:p text:style-name="P169">UNMAPPED</text:p>
          </table:table-cell>
          <table:table-cell table:style-name="Table4.A1" office:value-type="string">
            <text:p text:style-name="P169">2.6377384941</text:p>
          </table:table-cell>
          <table:table-cell table:style-name="Table4.A1" office:value-type="string">
            <text:p text:style-name="P169">1.0000000000<text:bookmark text:name="LC757"/></text:p>
          </table:table-cell>
        </table:table-row>
      </table:table>
      <text:p text:style-name="P4"><text:span text:style-name="T166">Tableau 1 </text:span><text:span text:style-name="T175">(</text:span><text:span text:style-name="T166">a mettre sur la page qui sera en face)</text:span></text:p>
      <text:p text:style-name="P4"><text:span text:style-name="T175">C</text:span><text:span text:style-name="T166">ependant si les fichiers ne disposent pas d'en-tête comme celle présente sur le tableau 2 (« humann2_Abundance ») alors l'outil va prendre le nom du fichier (un data#) pour nommer la colonne corespondante. Ce qui entraine une erreur étant donné que les data# varient a chaque lancement de test et donc que l'on observe une différence au niveau des en-têtes des fichiers.</text:span></text:p>
      <text:p text:style-name="P3"><text:bookmark text:name="LC1"/><text:span text:style-name="T175"/></text:p>
      <table:table table:name="Table1" table:style-name="Table1">
        <table:table-column table:style-name="Table1.A"/>
        <table:table-column table:style-name="Table1.B"/>
        <table:table-header-rows>
          <table:table-row>
            <table:table-cell table:style-name="Table1.A1" office:value-type="string">
              <text:p text:style-name="P160"># Pathway</text:p>
            </table:table-cell>
            <table:table-cell table:style-name="Table1.A1" office:value-type="string">
              <text:p text:style-name="P160">humann2_Abundance<text:bookmark text:name="LC234"/></text:p>
            </table:table-cell>
          </table:table-row>
        </table:table-header-rows>
      </table:table>
      <text:p text:style-name="P5"><text:bookmark text:name="LC2"/></text:p>
      <table:table table:name="Table2" table:style-name="Table2">
        <table:table-column table:style-name="Table2.A"/>
        <table:table-column table:style-name="Table2.B"/>
        <table:table-row>
          <table:table-cell table:style-name="Table2.A1" office:value-type="string">
            <text:p text:style-name="P169">UNMAPPED</text:p>
          </table:table-cell>
          <table:table-cell table:style-name="Table2.A1" office:value-type="string">
            <text:p text:style-name="P169">2.6377384941<text:bookmark text:name="LC3"/></text:p>
          </table:table-cell>
        </table:table-row>
        <table:table-row>
          <table:table-cell table:style-name="Table2.A1" office:value-type="string">
            <text:p text:style-name="P169">UNINTEGRATED</text:p>
          </table:table-cell>
          <table:table-cell table:style-name="Table2.A1" office:value-type="string">
            <text:p text:style-name="P169">435.5199558332<text:bookmark text:name="LC4"/></text:p>
          </table:table-cell>
        </table:table-row>
        <table:table-row>
          <table:table-cell table:style-name="Table2.A1" office:value-type="string">
            <text:p text:style-name="P169">PWY-3841: folate transformations II</text:p>
          </table:table-cell>
          <table:table-cell table:style-name="Table2.A1" office:value-type="string">
            <text:p text:style-name="P169">1.4268868747<text:bookmark text:name="LC5"/></text:p>
          </table:table-cell>
        </table:table-row>
        <table:table-row>
          <table:table-cell table:style-name="Table2.A1" office:value-type="string">
            <text:p text:style-name="P169">HOMOSER-METSYN-PWY: L-methionine biosynthesis I</text:p>
          </table:table-cell>
          <table:table-cell table:style-name="Table2.A1" office:value-type="string">
            <text:p text:style-name="P169">1.3149243918<text:bookmark text:name="LC6"/></text:p>
          </table:table-cell>
        </table:table-row>
        <table:table-row>
          <table:table-cell table:style-name="Table2.A1" office:value-type="string">
            <text:p text:style-name="P169">HSERMETANA-PWY: L-methionine biosynthesis III</text:p>
          </table:table-cell>
          <table:table-cell table:style-name="Table2.A1" office:value-type="string">
            <text:p text:style-name="P169">1.1318619128<text:bookmark text:name="LC740"/></text:p>
          </table:table-cell>
        </table:table-row>
      </table:table>
      <text:p text:style-name="P4"><text:span text:style-name="T166">Tableau 2 </text:span><text:span text:style-name="T175">(a mettre sur la page qui sera en face)</text:span></text:p>
      <text:p text:style-name="P118"><text:span text:style-name="T175"/></text:p>
      <text:p text:style-name="P120"><text:span text:style-name="T175">N</text:span><text:span text:style-name="T166">e disposant pas, à l'origine, de fichier avec une en-tête, il a fallu pratiquer de nombreux tests à l'aveugne avant de trouver l'origine de l'erreur.</text:span></text:p>
      <text:p text:style-name="P118"><text:span text:style-name="T175"/></text:p>
      <text:p text:style-name="P118"><text:span text:style-name="T175"/></text:p>
      <text:p text:style-name="P154"><text:span text:style-name="T190">5.2)</text:span><text:span text:style-name="T189">Dépendances</text:span><text:span text:style-name="T179">:</text:span></text:p>
      <text:p text:style-name="P154"><text:span text:style-name="T166"/></text:p>
      <text:p text:style-name="P52"><text:span text:style-name="T176">Les outils bioinformatiques sont généralement complexes et effectuent des opérations longues et pénibles autant lors de la programmation que pour les tests. On peut éviter cela en faisant effectuer une partie du travail à un logiciel conçu pour cela que l'on peux appeler grâce au wrapper, on les appelle les dépendances. </text:span><text:span text:style-name="T177">Cependant</text:span><text:span text:style-name="T176">,</text:span><text:span text:style-name="T177"> ces dépendances </text:span><text:span text:style-name="T206">ne sont pas </text:span>toujours correctement gérées. <text:span text:style-name="T208">Ce qui entraine des erreurs lors du déroulement des tests.</text:span></text:p>
      <text:p text:style-name="P175"/>
      <text:p text:style-name="P114"><text:span text:style-name="T208">Lorsqu'un</text:span>e <text:span text:style-name="T208">erreur est due à une gépendance, il faut se</text:span> reseigner <text:span text:style-name="T208">dessus</text:span>, <text:span text:style-name="T208">nottament via la documentation</text:span>, puis installer ou mettre à jour ce qui est nécessaire.</text:p>
      <text:p text:style-name="P114"/>
      <text:p text:style-name="P119">Le problème s'est présenté pour l'outil graphlan et il a fallu mettre à jour la <text:span text:style-name="T11">dépendance ''graphlan'' en passant de 0.9.7 à 1.0.0 </text:span><text:span text:style-name="T4">en <text:s/>modifiant le nécessaire</text:span></text:p>
      <text:p text:style-name="P63"><text:span text:style-name="T175"/></text:p>
      <text:p text:style-name="P63"><text:span text:style-name="T175"/></text:p>
      <text:p text:style-name="P63"><text:span text:style-name="T17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Verdana" svg:font-family="Verdana, sans-serif"/>
    <style:font-face style:name="sans-serif" svg:font-family="sans-serif"/>
    <style:font-face style:name="FreeSans2" svg:font-family="FreeSans" style:font-family-generic="swiss"/>
    <style:font-face style:name="FreeSans" svg:font-family="FreeSan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iberation Sans2" svg:font-family="'Liberation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Default"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cm" fo:margin-right="0cm" fo:margin-top="0cm" fo:margin-bottom="0cm" loext:contextual-spacing="false" style:line-height-at-least="0.353cm" fo:text-align="start" style:justify-single-word="false"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cm" fo:margin-right="0cm" fo:margin-top="0cm" fo:margin-bottom="0cm" loext:contextual-spacing="false" style:line-height-at-least="0.353cm" fo:text-align="center" style:justify-single-word="false"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cm" fo:margin-right="0.199cm" fo:margin-top="0.101cm" fo:margin-bottom="0.101cm" loext:contextual-spacing="false" style:line-height-at-least="0.353cm" fo:text-align="center" style:justify-single-word="false"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Master_5f_introduction_7e_LT_7e_Gliederung_20_1" style:display-name="Master_introduction~LT~Gliederung 1" style:family="paragraph" style:default-outline-level="">
      <style:paragraph-properties fo:margin-left="0cm" fo:margin-right="0cm" fo:margin-top="0.499cm" fo:margin-bottom="0cm" loext:contextual-spacing="false" fo:text-align="start"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_5f_introduction_7e_LT_7e_Gliederung_20_2" style:display-name="Master_introduction~LT~Gliederung 2" style:family="paragraph" style:parent-style-name="Master_5f_introduction_7e_LT_7e_Gliederung_20_1" style:default-outline-level="">
      <style:paragraph-properties fo:margin-left="0cm" fo:margin-right="0cm" fo:margin-top="0.4cm" fo:margin-bottom="0cm" loext:contextual-spacing="false" fo:text-indent="0cm" style:auto-text-indent="false"/>
      <style:text-properties fo:color="#0000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_5f_introduction_7e_LT_7e_Gliederung_20_3" style:display-name="Master_introduction~LT~Gliederung 3" style:family="paragraph" style:parent-style-name="Master_5f_introduction_7e_LT_7e_Gliederung_20_2" style:default-outline-level="">
      <style:paragraph-properties fo:margin-left="0cm" fo:margin-right="0cm" fo:margin-top="0.3cm" fo:margin-bottom="0cm" loext:contextual-spacing="false" fo:text-indent="0cm" style:auto-text-indent="false"/>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_5f_introduction_7e_LT_7e_Gliederung_20_4" style:display-name="Master_introduction~LT~Gliederung 4" style:family="paragraph" style:parent-style-name="Master_5f_introduction_7e_LT_7e_Gliederung_20_3" style:default-outline-level="">
      <style:paragraph-properties fo:margin-left="0cm" fo:margin-right="0cm" fo:margin-top="0.199cm" fo:margin-bottom="0cm" loext:contextual-spacing="false" fo:text-indent="0cm" style:auto-text-indent="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_5f_introduction_7e_LT_7e_Gliederung_20_5" style:display-name="Master_introduction~LT~Gliederung 5" style:family="paragraph" style:parent-style-name="Master_5f_introduction_7e_LT_7e_Gliederung_20_4" style:default-outline-level="">
      <style:paragraph-properties fo:margin-left="0cm" fo:margin-right="0cm" fo:margin-top="0.101cm" fo:margin-bottom="0cm" loext:contextual-spacing="false" fo:text-indent="0cm" style:auto-text-indent="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_5f_introduction_7e_LT_7e_Gliederung_20_6" style:display-name="Master_introduction~LT~Gliederung 6" style:family="paragraph" style:parent-style-name="Master_5f_introduction_7e_LT_7e_Gliederung_20_5" style:default-outline-level="">
      <style:paragraph-properties fo:margin-left="0cm" fo:margin-right="0cm" fo:margin-top="0.101cm" fo:margin-bottom="0cm" loext:contextual-spacing="false" fo:text-indent="0cm" style:auto-text-indent="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_5f_introduction_7e_LT_7e_Gliederung_20_7" style:display-name="Master_introduction~LT~Gliederung 7" style:family="paragraph" style:parent-style-name="Master_5f_introduction_7e_LT_7e_Gliederung_20_6" style:default-outline-level="">
      <style:paragraph-properties fo:margin-left="0cm" fo:margin-right="0cm" fo:margin-top="0.101cm" fo:margin-bottom="0cm" loext:contextual-spacing="false" fo:text-indent="0cm" style:auto-text-indent="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_5f_introduction_7e_LT_7e_Gliederung_20_8" style:display-name="Master_introduction~LT~Gliederung 8" style:family="paragraph" style:parent-style-name="Master_5f_introduction_7e_LT_7e_Gliederung_20_7" style:default-outline-level="">
      <style:paragraph-properties fo:margin-left="0cm" fo:margin-right="0cm" fo:margin-top="0.101cm" fo:margin-bottom="0cm" loext:contextual-spacing="false" fo:text-indent="0cm" style:auto-text-indent="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_5f_introduction_7e_LT_7e_Gliederung_20_9" style:display-name="Master_introduction~LT~Gliederung 9" style:family="paragraph" style:parent-style-name="Master_5f_introduction_7e_LT_7e_Gliederung_20_8" style:default-outline-level="">
      <style:paragraph-properties fo:margin-left="0cm" fo:margin-right="0cm" fo:margin-top="0.101cm" fo:margin-bottom="0cm" loext:contextual-spacing="false" fo:text-indent="0cm" style:auto-text-indent="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_5f_introduction_7e_LT_7e_Titel" style:display-name="Master_introduction~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_5f_introduction_7e_LT_7e_Untertitel" style:display-name="Master_introduction~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_5f_introduction_7e_LT_7e_Notizen" style:display-name="Master_introduction~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_5f_introduction_7e_LT_7e_Hintergrundobjekte" style:display-name="Master_introduction~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_5f_introduction_7e_LT_7e_Hintergrund" style:display-name="Master_introduction~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ext-properties fo:color="#000000" style:font-name="FreeSans" fo:font-family="FreeSans" style:font-family-generic="roman" style:font-pitch="variable" fo:font-size="18pt" style:letter-kerning="true"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ay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ay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rang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rang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rang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turquois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turquois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turquois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u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u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u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earth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earth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earth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ee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ee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ee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eetang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eetang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eetang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light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light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light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yello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yello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yello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left="0cm" fo:margin-right="0cm" fo:margin-top="0.499cm" fo:margin-bottom="0cm" loext:contextual-spacing="false" fo:text-align="start"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left="0cm" fo:margin-right="0cm" fo:margin-top="0.4cm" fo:margin-bottom="0cm" loext:contextual-spacing="false" fo:text-indent="0cm" style:auto-text-indent="false"/>
      <style:text-properties fo:color="#0000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left="0cm" fo:margin-right="0cm" fo:margin-top="0.3cm" fo:margin-bottom="0cm" loext:contextual-spacing="false" fo:text-indent="0cm" style:auto-text-indent="false"/>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left="0cm" fo:margin-right="0cm" fo:margin-top="0.199cm" fo:margin-bottom="0cm" loext:contextual-spacing="false" fo:text-indent="0cm" style:auto-text-indent="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left="0cm" fo:margin-right="0cm" fo:margin-top="0.101cm" fo:margin-bottom="0cm" loext:contextual-spacing="false" fo:text-indent="0cm" style:auto-text-indent="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left="0cm" fo:margin-right="0cm" fo:margin-top="0.101cm" fo:margin-bottom="0cm" loext:contextual-spacing="false" fo:text-indent="0cm" style:auto-text-indent="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left="0cm" fo:margin-right="0cm" fo:margin-top="0.101cm" fo:margin-bottom="0cm" loext:contextual-spacing="false" fo:text-indent="0cm" style:auto-text-indent="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left="0cm" fo:margin-right="0cm" fo:margin-top="0.101cm" fo:margin-bottom="0cm" loext:contextual-spacing="false" fo:text-indent="0cm" style:auto-text-indent="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left="0cm" fo:margin-right="0cm" fo:margin-top="0.101cm" fo:margin-bottom="0cm" loext:contextual-spacing="false" fo:text-indent="0cm" style:auto-text-indent="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_5f_process_7e_LT_7e_Gliederung_20_1" style:display-name="Master_process~LT~Gliederung 1" style:family="paragraph" style:default-outline-level="">
      <style:paragraph-properties fo:margin-top="0.499cm" fo:margin-bottom="0cm" loext: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_5f_process_7e_LT_7e_Gliederung_20_2" style:display-name="Master_process~LT~Gliederung 2" style:family="paragraph" style:parent-style-name="Master_5f_process_7e_LT_7e_Gliederung_20_1" style:default-outline-level="">
      <style:paragraph-properties fo:margin-top="0.4cm" fo:margin-bottom="0cm" loext:contextual-spacing="false"/>
      <style:text-properties fo:color="#0000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_5f_process_7e_LT_7e_Gliederung_20_3" style:display-name="Master_process~LT~Gliederung 3" style:family="paragraph" style:parent-style-name="Master_5f_process_7e_LT_7e_Gliederung_20_2" style:default-outline-level="">
      <style:paragraph-properties fo:margin-top="0.3cm" fo:margin-bottom="0cm" loext:contextual-spacing="false"/>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_5f_process_7e_LT_7e_Gliederung_20_4" style:display-name="Master_process~LT~Gliederung 4" style:family="paragraph" style:parent-style-name="Master_5f_process_7e_LT_7e_Gliederung_20_3" style:default-outline-level="">
      <style:paragraph-properties fo:margin-top="0.199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_5f_process_7e_LT_7e_Gliederung_20_5" style:display-name="Master_process~LT~Gliederung 5" style:family="paragraph" style:parent-style-name="Master_5f_process_7e_LT_7e_Gliederung_20_4"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_5f_process_7e_LT_7e_Gliederung_20_6" style:display-name="Master_process~LT~Gliederung 6" style:family="paragraph" style:parent-style-name="Master_5f_process_7e_LT_7e_Gliederung_20_5"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_5f_process_7e_LT_7e_Gliederung_20_7" style:display-name="Master_process~LT~Gliederung 7" style:family="paragraph" style:parent-style-name="Master_5f_process_7e_LT_7e_Gliederung_20_6"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_5f_process_7e_LT_7e_Gliederung_20_8" style:display-name="Master_process~LT~Gliederung 8" style:family="paragraph" style:parent-style-name="Master_5f_process_7e_LT_7e_Gliederung_20_7"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_5f_process_7e_LT_7e_Gliederung_20_9" style:display-name="Master_process~LT~Gliederung 9" style:family="paragraph" style:parent-style-name="Master_5f_process_7e_LT_7e_Gliederung_20_8"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_5f_process_7e_LT_7e_Titel" style:display-name="Master_process~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_5f_process_7e_LT_7e_Untertitel" style:display-name="Master_process~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_5f_process_7e_LT_7e_Notizen" style:display-name="Master_process~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_5f_process_7e_LT_7e_Hintergrundobjekte" style:display-name="Master_process~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_5f_process_7e_LT_7e_Hintergrund" style:display-name="Master_process~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_5f_travail_7e_LT_7e_Gliederung_20_1" style:display-name="master_travail~LT~Gliederung 1" style:family="paragraph" style:default-outline-level="">
      <style:paragraph-properties fo:margin-top="0.499cm" fo:margin-bottom="0cm" loext: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_5f_travail_7e_LT_7e_Gliederung_20_2" style:display-name="master_travail~LT~Gliederung 2" style:family="paragraph" style:parent-style-name="master_5f_travail_7e_LT_7e_Gliederung_20_1" style:default-outline-level="">
      <style:paragraph-properties fo:margin-top="0.4cm" fo:margin-bottom="0cm" loext:contextual-spacing="false"/>
      <style:text-properties fo:color="#0000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_5f_travail_7e_LT_7e_Gliederung_20_3" style:display-name="master_travail~LT~Gliederung 3" style:family="paragraph" style:parent-style-name="master_5f_travail_7e_LT_7e_Gliederung_20_2" style:default-outline-level="">
      <style:paragraph-properties fo:margin-top="0.3cm" fo:margin-bottom="0cm" loext:contextual-spacing="false"/>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_5f_travail_7e_LT_7e_Gliederung_20_4" style:display-name="master_travail~LT~Gliederung 4" style:family="paragraph" style:parent-style-name="master_5f_travail_7e_LT_7e_Gliederung_20_3" style:default-outline-level="">
      <style:paragraph-properties fo:margin-top="0.199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_5f_travail_7e_LT_7e_Gliederung_20_5" style:display-name="master_travail~LT~Gliederung 5" style:family="paragraph" style:parent-style-name="master_5f_travail_7e_LT_7e_Gliederung_20_4"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_5f_travail_7e_LT_7e_Gliederung_20_6" style:display-name="master_travail~LT~Gliederung 6" style:family="paragraph" style:parent-style-name="master_5f_travail_7e_LT_7e_Gliederung_20_5"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_5f_travail_7e_LT_7e_Gliederung_20_7" style:display-name="master_travail~LT~Gliederung 7" style:family="paragraph" style:parent-style-name="master_5f_travail_7e_LT_7e_Gliederung_20_6"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_5f_travail_7e_LT_7e_Gliederung_20_8" style:display-name="master_travail~LT~Gliederung 8" style:family="paragraph" style:parent-style-name="master_5f_travail_7e_LT_7e_Gliederung_20_7"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_5f_travail_7e_LT_7e_Gliederung_20_9" style:display-name="master_travail~LT~Gliederung 9" style:family="paragraph" style:parent-style-name="master_5f_travail_7e_LT_7e_Gliederung_20_8"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_5f_travail_7e_LT_7e_Titel" style:display-name="master_travail~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_5f_travail_7e_LT_7e_Untertitel" style:display-name="master_travail~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_5f_travail_7e_LT_7e_Notizen" style:display-name="master_travail~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_5f_travail_7e_LT_7e_Hintergrundobjekte" style:display-name="master_travail~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_5f_travail_7e_LT_7e_Hintergrund" style:display-name="master_travail~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_5f_concl_7e_LT_7e_Gliederung_20_1" style:display-name="master_concl~LT~Gliederung 1" style:family="paragraph" style:default-outline-level="">
      <style:paragraph-properties fo:margin-top="0.499cm" fo:margin-bottom="0cm" loext: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_5f_concl_7e_LT_7e_Gliederung_20_2" style:display-name="master_concl~LT~Gliederung 2" style:family="paragraph" style:parent-style-name="master_5f_concl_7e_LT_7e_Gliederung_20_1" style:default-outline-level="">
      <style:paragraph-properties fo:margin-top="0.4cm" fo:margin-bottom="0cm" loext:contextual-spacing="false"/>
      <style:text-properties fo:color="#0000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_5f_concl_7e_LT_7e_Gliederung_20_3" style:display-name="master_concl~LT~Gliederung 3" style:family="paragraph" style:parent-style-name="master_5f_concl_7e_LT_7e_Gliederung_20_2" style:default-outline-level="">
      <style:paragraph-properties fo:margin-top="0.3cm" fo:margin-bottom="0cm" loext:contextual-spacing="false"/>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_5f_concl_7e_LT_7e_Gliederung_20_4" style:display-name="master_concl~LT~Gliederung 4" style:family="paragraph" style:parent-style-name="master_5f_concl_7e_LT_7e_Gliederung_20_3" style:default-outline-level="">
      <style:paragraph-properties fo:margin-top="0.199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_5f_concl_7e_LT_7e_Gliederung_20_5" style:display-name="master_concl~LT~Gliederung 5" style:family="paragraph" style:parent-style-name="master_5f_concl_7e_LT_7e_Gliederung_20_4"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_5f_concl_7e_LT_7e_Gliederung_20_6" style:display-name="master_concl~LT~Gliederung 6" style:family="paragraph" style:parent-style-name="master_5f_concl_7e_LT_7e_Gliederung_20_5"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_5f_concl_7e_LT_7e_Gliederung_20_7" style:display-name="master_concl~LT~Gliederung 7" style:family="paragraph" style:parent-style-name="master_5f_concl_7e_LT_7e_Gliederung_20_6"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_5f_concl_7e_LT_7e_Gliederung_20_8" style:display-name="master_concl~LT~Gliederung 8" style:family="paragraph" style:parent-style-name="master_5f_concl_7e_LT_7e_Gliederung_20_7"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_5f_concl_7e_LT_7e_Gliederung_20_9" style:display-name="master_concl~LT~Gliederung 9" style:family="paragraph" style:parent-style-name="master_5f_concl_7e_LT_7e_Gliederung_20_8"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_5f_concl_7e_LT_7e_Titel" style:display-name="master_concl~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_5f_concl_7e_LT_7e_Untertitel" style:display-name="master_concl~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_5f_concl_7e_LT_7e_Notizen" style:display-name="master_concl~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_5f_concl_7e_LT_7e_Hintergrundobjekte" style:display-name="master_concl~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_5f_concl_7e_LT_7e_Hintergrund" style:display-name="master_concl~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Addressee" style:family="paragraph" style:parent-style-name="Standard" style:class="extra"/>
    <style:style style:name="Salutation" style:family="paragraph" style:parent-style-name="Standard" style:class="text"/>
    <style:style style:name="Endnote" style:family="paragraph" style:parent-style-name="Standard" style:class="extra"/>
    <style:style style:name="Footer_20_left" style:display-name="Footer left" style:family="paragraph" style:parent-style-name="Standard" style:class="extra"/>
    <style:style style:name="Footer_20_right" style:display-name="Footer right" style:family="paragraph" style:parent-style-name="Standard" style:class="extra"/>
    <style:style style:name="Footnote" style:family="paragraph" style:parent-style-name="Standard" style:class="extra"/>
    <style:style style:name="Frame_20_contents" style:display-name="Frame contents" style:family="paragraph" style:parent-style-name="Standard" style:class="extra"/>
    <style:style style:name="Header_20_left" style:display-name="Header left" style:family="paragraph" style:parent-style-name="Standard" style:class="extra"/>
    <style:style style:name="Header_20_right" style:display-name="Header right" style:family="paragraph" style:parent-style-name="Standard" style:class="extra"/>
    <style:style style:name="Horizontal_20_Line" style:display-name="Horizontal Line" style:family="paragraph" style:parent-style-name="Standard" style:class="html"/>
    <style:style style:name="List_20_Contents" style:display-name="List Contents" style:family="paragraph" style:parent-style-name="Standard" style:class="html"/>
    <style:style style:name="List_20_Heading" style:display-name="List Heading" style:family="paragraph" style:parent-style-name="Standard" style:class="html"/>
    <style:style style:name="Preformatted_20_Text" style:display-name="Preformatted Text" style:family="paragraph" style:parent-style-name="Standard" style:class="html"/>
    <style:style style:name="Sender" style:family="paragraph" style:parent-style-name="Standard" style:class="extra"/>
    <style:style style:name="Signature" style:family="paragraph" style:parent-style-name="Standard" style:class="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3.493cm" fo:margin-right="2.506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07T15:14:01.045548999</meta:creation-date>
    <dc:date>2016-06-10T16:54:41.698597037</dc:date>
    <meta:editing-duration>PT5H27M17S</meta:editing-duration>
    <meta:editing-cycles>42</meta:editing-cycles>
    <meta:generator>LibreOffice/5.0.2.2$Linux_X86_64 LibreOffice_project/00m0$Build-2</meta:generator>
    <meta:document-statistic meta:table-count="4" meta:image-count="0" meta:object-count="0" meta:page-count="18" meta:paragraph-count="318" meta:word-count="5796" meta:character-count="37199" meta:non-whitespace-character-count="31606"/>
  </office:meta>
</office:document-meta>
</file>